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32pt" svg:height="243.35pt" svg:x="399.63pt" svg:y="39.74pt">
            <draw:object draw:notify-on-update-of-ranges="data.D1:data.D1000 data.C1:data.C1000 data.B1:data.B1000 data.C1:data.C1000 data.D1:data.D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.6358434" calcext:value-type="float">
            <text:p>1.6358434</text:p>
          </table:table-cell>
          <table:table-cell office:value-type="float" office:value="0.15282635" calcext:value-type="float">
            <text:p>0.15282635</text:p>
          </table:table-cell>
          <table:table-cell table:formula="of:=[.A1] - 2" office:value-type="float" office:value="-0.3641566" calcext:value-type="float">
            <text:p>-0.36415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655146" calcext:value-type="float">
            <text:p>0.1655146</text:p>
          </table:table-cell>
          <table:table-cell office:value-type="float" office:value="1.5104407" calcext:value-type="float">
            <text:p>1.5104407</text:p>
          </table:table-cell>
          <table:table-cell table:formula="of:=[.C1]+[.A2]" office:value-type="float" office:value="-0.198642" calcext:value-type="float">
            <text:p>-0.198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6832227" calcext:value-type="float">
            <text:p>0.16832227</text:p>
          </table:table-cell>
          <table:table-cell office:value-type="float" office:value="1.4852462" calcext:value-type="float">
            <text:p>1.4852462</text:p>
          </table:table-cell>
          <table:table-cell table:formula="of:=[.C2]+[.A3]" office:value-type="float" office:value="-0.0303197300000001" calcext:value-type="float">
            <text:p>-0.030319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5106432" calcext:value-type="float">
            <text:p>0.15106432</text:p>
          </table:table-cell>
          <table:table-cell office:value-type="float" office:value="1.6549243" calcext:value-type="float">
            <text:p>1.6549243</text:p>
          </table:table-cell>
          <table:table-cell table:formula="of:=[.C3]+[.A4]" office:value-type="float" office:value="0.12074459" calcext:value-type="float">
            <text:p>0.12074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281453" calcext:value-type="float">
            <text:p>0.13281453</text:p>
          </table:table-cell>
          <table:table-cell office:value-type="float" office:value="1.8823242" calcext:value-type="float">
            <text:p>1.8823242</text:p>
          </table:table-cell>
          <table:table-cell table:formula="of:=[.C4]+[.A5]" office:value-type="float" office:value="0.25355912" calcext:value-type="float">
            <text:p>0.25355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2.2257507" calcext:value-type="float">
            <text:p>2.2257507</text:p>
          </table:table-cell>
          <table:table-cell table:formula="of:=[.C5]+[.A6]" office:value-type="float" office:value="0.36588078" calcext:value-type="float">
            <text:p>0.36588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4057" calcext:value-type="float">
            <text:p>0.09694057</text:p>
          </table:table-cell>
          <table:table-cell office:value-type="float" office:value="2.5788996" calcext:value-type="float">
            <text:p>2.5788996</text:p>
          </table:table-cell>
          <table:table-cell table:formula="of:=[.C6]+[.A7]" office:value-type="float" office:value="0.46282135" calcext:value-type="float">
            <text:p>0.46282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8358892" calcext:value-type="float">
            <text:p>0.08358892</text:p>
          </table:table-cell>
          <table:table-cell office:value-type="float" office:value="2.990827" calcext:value-type="float">
            <text:p>2.990827</text:p>
          </table:table-cell>
          <table:table-cell table:formula="of:=[.C7]+[.A8]" office:value-type="float" office:value="0.54641027" calcext:value-type="float">
            <text:p>0.54641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72892345" calcext:value-type="float">
            <text:p>0.072892345</text:p>
          </table:table-cell>
          <table:table-cell office:value-type="float" office:value="3.4297154" calcext:value-type="float">
            <text:p>3.4297154</text:p>
          </table:table-cell>
          <table:table-cell table:formula="of:=[.C8]+[.A9]" office:value-type="float" office:value="0.619302615" calcext:value-type="float">
            <text:p>0.619302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6413367" calcext:value-type="float">
            <text:p>0.06413367</text:p>
          </table:table-cell>
          <table:table-cell office:value-type="float" office:value="3.8981087" calcext:value-type="float">
            <text:p>3.8981087</text:p>
          </table:table-cell>
          <table:table-cell table:formula="of:=[.C9]+[.A10]" office:value-type="float" office:value="0.683436285" calcext:value-type="float">
            <text:p>0.683436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818265" calcext:value-type="float">
            <text:p>0.05818265</text:p>
          </table:table-cell>
          <table:table-cell office:value-type="float" office:value="4.296814" calcext:value-type="float">
            <text:p>4.296814</text:p>
          </table:table-cell>
          <table:table-cell table:formula="of:=[.C10]+[.A11]" office:value-type="float" office:value="0.741618935" calcext:value-type="float">
            <text:p>0.741618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255207" calcext:value-type="float">
            <text:p>0.05255207</text:p>
          </table:table-cell>
          <table:table-cell office:value-type="float" office:value="4.7571864" calcext:value-type="float">
            <text:p>4.7571864</text:p>
          </table:table-cell>
          <table:table-cell table:formula="of:=[.C11]+[.A12]" office:value-type="float" office:value="0.794171005" calcext:value-type="float">
            <text:p>0.794171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7730222" calcext:value-type="float">
            <text:p>0.047730222</text:p>
          </table:table-cell>
          <table:table-cell office:value-type="float" office:value="5.2377715" calcext:value-type="float">
            <text:p>5.2377715</text:p>
          </table:table-cell>
          <table:table-cell table:formula="of:=[.C12]+[.A13]" office:value-type="float" office:value="0.841901227" calcext:value-type="float">
            <text:p>0.841901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367132" calcext:value-type="float">
            <text:p>0.04367132</text:p>
          </table:table-cell>
          <table:table-cell office:value-type="float" office:value="5.724581" calcext:value-type="float">
            <text:p>5.724581</text:p>
          </table:table-cell>
          <table:table-cell table:formula="of:=[.C13]+[.A14]" office:value-type="float" office:value="0.885572547" calcext:value-type="float">
            <text:p>0.885572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41138325" calcext:value-type="float">
            <text:p>0.041138325</text:p>
          </table:table-cell>
          <table:table-cell office:value-type="float" office:value="6.0770583" calcext:value-type="float">
            <text:p>6.0770583</text:p>
          </table:table-cell>
          <table:table-cell table:formula="of:=[.C14]+[.A15]" office:value-type="float" office:value="0.926710872" calcext:value-type="float">
            <text:p>0.926710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8773175" calcext:value-type="float">
            <text:p>0.038773175</text:p>
          </table:table-cell>
          <table:table-cell office:value-type="float" office:value="6.447757" calcext:value-type="float">
            <text:p>6.447757</text:p>
          </table:table-cell>
          <table:table-cell table:formula="of:=[.C15]+[.A16]" office:value-type="float" office:value="0.965484047" calcext:value-type="float">
            <text:p>0.965484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6438543" calcext:value-type="float">
            <text:p>0.036438543</text:p>
          </table:table-cell>
          <table:table-cell office:value-type="float" office:value="6.8608665" calcext:value-type="float">
            <text:p>6.8608665</text:p>
          </table:table-cell>
          <table:table-cell table:formula="of:=[.C16]+[.A17]" office:value-type="float" office:value="1.00192259" calcext:value-type="float">
            <text:p>1.001922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4241244" calcext:value-type="float">
            <text:p>0.034241244</text:p>
          </table:table-cell>
          <table:table-cell office:value-type="float" office:value="7.3011365" calcext:value-type="float">
            <text:p>7.3011365</text:p>
          </table:table-cell>
          <table:table-cell table:formula="of:=[.C17]+[.A18]" office:value-type="float" office:value="1.036163834" calcext:value-type="float">
            <text:p>1.036163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3157855" calcext:value-type="float">
            <text:p>0.033157855</text:p>
          </table:table-cell>
          <table:table-cell office:value-type="float" office:value="7.5396914" calcext:value-type="float">
            <text:p>7.5396914</text:p>
          </table:table-cell>
          <table:table-cell table:formula="of:=[.C18]+[.A19]" office:value-type="float" office:value="1.069321689" calcext:value-type="float">
            <text:p>1.0693216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19]+[.A20]" office:value-type="float" office:value="1.101182529" calcext:value-type="float">
            <text:p>1.1011825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20]+[.A21]" office:value-type="float" office:value="1.131670055" calcext:value-type="float">
            <text:p>1.131670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21]+[.A22]" office:value-type="float" office:value="1.160814787" calcext:value-type="float">
            <text:p>1.1608147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22]+[.A23]" office:value-type="float" office:value="1.189471231" calcext:value-type="float">
            <text:p>1.189471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23]+[.A24]" office:value-type="float" office:value="1.217227391" calcext:value-type="float">
            <text:p>1.217227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24]+[.A25]" office:value-type="float" office:value="1.244129046" calcext:value-type="float">
            <text:p>1.2441290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25]+[.A26]" office:value-type="float" office:value="1.270038865" calcext:value-type="float">
            <text:p>1.2700388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6]+[.A27]" office:value-type="float" office:value="1.295689281" calcext:value-type="float">
            <text:p>1.295689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13161" calcext:value-type="float">
            <text:p>0.02513161</text:p>
          </table:table-cell>
          <table:table-cell office:value-type="float" office:value="9.947633" calcext:value-type="float">
            <text:p>9.947633</text:p>
          </table:table-cell>
          <table:table-cell table:formula="of:=[.C27]+[.A28]" office:value-type="float" office:value="1.320820891" calcext:value-type="float">
            <text:p>1.3208208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582284" calcext:value-type="float">
            <text:p>0.024582284</text:p>
          </table:table-cell>
          <table:table-cell office:value-type="float" office:value="10.169926" calcext:value-type="float">
            <text:p>10.169926</text:p>
          </table:table-cell>
          <table:table-cell table:formula="of:=[.C28]+[.A29]" office:value-type="float" office:value="1.345403175" calcext:value-type="float">
            <text:p>1.345403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048219" calcext:value-type="float">
            <text:p>0.024048219</text:p>
          </table:table-cell>
          <table:table-cell office:value-type="float" office:value="10.395781" calcext:value-type="float">
            <text:p>10.395781</text:p>
          </table:table-cell>
          <table:table-cell table:formula="of:=[.C29]+[.A30]" office:value-type="float" office:value="1.369451394" calcext:value-type="float">
            <text:p>1.369451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49073" calcext:value-type="float">
            <text:p>0.02449073</text:p>
          </table:table-cell>
          <table:table-cell office:value-type="float" office:value="10.207943" calcext:value-type="float">
            <text:p>10.207943</text:p>
          </table:table-cell>
          <table:table-cell table:formula="of:=[.C30]+[.A31]" office:value-type="float" office:value="1.393942124" calcext:value-type="float">
            <text:p>1.393942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567025" calcext:value-type="float">
            <text:p>0.024567025</text:p>
          </table:table-cell>
          <table:table-cell office:value-type="float" office:value="10.176242" calcext:value-type="float">
            <text:p>10.176242</text:p>
          </table:table-cell>
          <table:table-cell table:formula="of:=[.C31]+[.A32]" office:value-type="float" office:value="1.418509149" calcext:value-type="float">
            <text:p>1.418509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582284" calcext:value-type="float">
            <text:p>0.024582284</text:p>
          </table:table-cell>
          <table:table-cell office:value-type="float" office:value="10.169926" calcext:value-type="float">
            <text:p>10.169926</text:p>
          </table:table-cell>
          <table:table-cell table:formula="of:=[.C32]+[.A33]" office:value-type="float" office:value="1.443091433" calcext:value-type="float">
            <text:p>1.443091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32288" calcext:value-type="float">
            <text:p>0.02432288</text:p>
          </table:table-cell>
          <table:table-cell office:value-type="float" office:value="10.278388" calcext:value-type="float">
            <text:p>10.278388</text:p>
          </table:table-cell>
          <table:table-cell table:formula="of:=[.C33]+[.A34]" office:value-type="float" office:value="1.467414313" calcext:value-type="float">
            <text:p>1.467414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765393" calcext:value-type="float">
            <text:p>0.024765393</text:p>
          </table:table-cell>
          <table:table-cell office:value-type="float" office:value="10.094732" calcext:value-type="float">
            <text:p>10.094732</text:p>
          </table:table-cell>
          <table:table-cell table:formula="of:=[.C34]+[.A35]" office:value-type="float" office:value="1.492179706" calcext:value-type="float">
            <text:p>1.492179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826428" calcext:value-type="float">
            <text:p>0.024826428</text:p>
          </table:table-cell>
          <table:table-cell office:value-type="float" office:value="10.069915" calcext:value-type="float">
            <text:p>10.069915</text:p>
          </table:table-cell>
          <table:table-cell table:formula="of:=[.C35]+[.A36]" office:value-type="float" office:value="1.517006134" calcext:value-type="float">
            <text:p>1.517006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856947" calcext:value-type="float">
            <text:p>0.024856947</text:p>
          </table:table-cell>
          <table:table-cell office:value-type="float" office:value="10.05755" calcext:value-type="float">
            <text:p>10.05755</text:p>
          </table:table-cell>
          <table:table-cell table:formula="of:=[.C36]+[.A37]" office:value-type="float" office:value="1.541863081" calcext:value-type="float">
            <text:p>1.541863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64332" calcext:value-type="float">
            <text:p>0.02464332</text:p>
          </table:table-cell>
          <table:table-cell office:value-type="float" office:value="10.144736" calcext:value-type="float">
            <text:p>10.144736</text:p>
          </table:table-cell>
          <table:table-cell table:formula="of:=[.C37]+[.A38]" office:value-type="float" office:value="1.566506401" calcext:value-type="float">
            <text:p>1.566506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024796" calcext:value-type="float">
            <text:p>0.025024796</text:p>
          </table:table-cell>
          <table:table-cell office:value-type="float" office:value="9.990091" calcext:value-type="float">
            <text:p>9.990091</text:p>
          </table:table-cell>
          <table:table-cell table:formula="of:=[.C38]+[.A39]" office:value-type="float" office:value="1.591531197" calcext:value-type="float">
            <text:p>1.591531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13161" calcext:value-type="float">
            <text:p>0.02513161</text:p>
          </table:table-cell>
          <table:table-cell office:value-type="float" office:value="9.947633" calcext:value-type="float">
            <text:p>9.947633</text:p>
          </table:table-cell>
          <table:table-cell table:formula="of:=[.C39]+[.A40]" office:value-type="float" office:value="1.616662807" calcext:value-type="float">
            <text:p>1.6166628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11635" calcext:value-type="float">
            <text:p>0.02511635</text:p>
          </table:table-cell>
          <table:table-cell office:value-type="float" office:value="9.953676" calcext:value-type="float">
            <text:p>9.953676</text:p>
          </table:table-cell>
          <table:table-cell table:formula="of:=[.C40]+[.A41]" office:value-type="float" office:value="1.641779157" calcext:value-type="float">
            <text:p>1.641779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887465" calcext:value-type="float">
            <text:p>0.024887465</text:p>
          </table:table-cell>
          <table:table-cell office:value-type="float" office:value="10.0452175" calcext:value-type="float">
            <text:p>10.0452175</text:p>
          </table:table-cell>
          <table:table-cell table:formula="of:=[.C41]+[.A42]" office:value-type="float" office:value="1.666666622" calcext:value-type="float">
            <text:p>1.6666666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42]+[.A43]" office:value-type="float" office:value="1.691981339" calcext:value-type="float">
            <text:p>1.691981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43]+[.A44]" office:value-type="float" office:value="1.717418128" calcext:value-type="float">
            <text:p>1.717418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44]+[.A45]" office:value-type="float" office:value="1.742839658" calcext:value-type="float">
            <text:p>1.742839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07905" calcext:value-type="float">
            <text:p>0.025207905</text:p>
          </table:table-cell>
          <table:table-cell office:value-type="float" office:value="9.917524" calcext:value-type="float">
            <text:p>9.917524</text:p>
          </table:table-cell>
          <table:table-cell table:formula="of:=[.C45]+[.A46]" office:value-type="float" office:value="1.768047563" calcext:value-type="float">
            <text:p>1.7680475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46]+[.A47]" office:value-type="float" office:value="1.793652203" calcext:value-type="float">
            <text:p>1.793652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47]+[.A48]" office:value-type="float" office:value="1.819378914" calcext:value-type="float">
            <text:p>1.819378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48]+[.A49]" office:value-type="float" office:value="1.845059847" calcext:value-type="float">
            <text:p>1.8450598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49]+[.A50]" office:value-type="float" office:value="1.870542414" calcext:value-type="float">
            <text:p>1.870542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0]+[.A51]" office:value-type="float" office:value="1.896421715" calcext:value-type="float">
            <text:p>1.896421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1]+[.A52]" office:value-type="float" office:value="1.922423088" calcext:value-type="float">
            <text:p>1.9224230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2]+[.A53]" office:value-type="float" office:value="1.948424461" calcext:value-type="float">
            <text:p>1.948424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53]+[.A54]" office:value-type="float" office:value="1.97418169" calcext:value-type="float">
            <text:p>1.97418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54]+[.A55]" office:value-type="float" office:value="2.000350912" calcext:value-type="float">
            <text:p>2.000350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55]+[.A56]" office:value-type="float" office:value="2.026672725" calcext:value-type="float">
            <text:p>2.0266727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56]+[.A57]" office:value-type="float" office:value="2.05297928" calcext:value-type="float">
            <text:p>2.05297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7]+[.A58]" office:value-type="float" office:value="2.07904169" calcext:value-type="float">
            <text:p>2.07904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58]+[.A59]" office:value-type="float" office:value="2.105485576" calcext:value-type="float">
            <text:p>2.10548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59]+[.A60]" office:value-type="float" office:value="2.132082051" calcext:value-type="float">
            <text:p>2.132082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60]+[.A61]" office:value-type="float" office:value="2.158648009" calcext:value-type="float">
            <text:p>2.158648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1]+[.A62]" office:value-type="float" office:value="2.184985081" calcext:value-type="float">
            <text:p>2.184985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62]+[.A63]" office:value-type="float" office:value="2.211749405" calcext:value-type="float">
            <text:p>2.211749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63]+[.A64]" office:value-type="float" office:value="2.238635801" calcext:value-type="float">
            <text:p>2.238635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64]+[.A65]" office:value-type="float" office:value="2.265506938" calcext:value-type="float">
            <text:p>2.265506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26993" calcext:value-type="float">
            <text:p>0.026626993</text:p>
          </table:table-cell>
          <table:table-cell office:value-type="float" office:value="9.388968" calcext:value-type="float">
            <text:p>9.388968</text:p>
          </table:table-cell>
          <table:table-cell table:formula="of:=[.C65]+[.A66]" office:value-type="float" office:value="2.292133931" calcext:value-type="float">
            <text:p>2.292133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23727" calcext:value-type="float">
            <text:p>0.027023727</text:p>
          </table:table-cell>
          <table:table-cell office:value-type="float" office:value="9.251129" calcext:value-type="float">
            <text:p>9.251129</text:p>
          </table:table-cell>
          <table:table-cell table:formula="of:=[.C66]+[.A67]" office:value-type="float" office:value="2.319157658" calcext:value-type="float">
            <text:p>2.319157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67]+[.A68]" office:value-type="float" office:value="2.346318718" calcext:value-type="float">
            <text:p>2.3463187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68]+[.A69]" office:value-type="float" office:value="2.373434" calcext:value-type="float">
            <text:p>2.3734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69]+[.A70]" office:value-type="float" office:value="2.400289879" calcext:value-type="float">
            <text:p>2.400289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0]+[.A71]" office:value-type="float" office:value="2.42755775" calcext:value-type="float">
            <text:p>2.427557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71]+[.A72]" office:value-type="float" office:value="2.454901917" calcext:value-type="float">
            <text:p>2.454901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72]+[.A73]" office:value-type="float" office:value="2.48215453" calcext:value-type="float">
            <text:p>2.48215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73]+[.A74]" office:value-type="float" office:value="2.509101963" calcext:value-type="float">
            <text:p>2.509101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4]+[.A75]" office:value-type="float" office:value="2.536369834" calcext:value-type="float">
            <text:p>2.5363698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75]+[.A76]" office:value-type="float" office:value="2.563607188" calcext:value-type="float">
            <text:p>2.563607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69505" calcext:value-type="float">
            <text:p>0.027069505</text:p>
          </table:table-cell>
          <table:table-cell office:value-type="float" office:value="9.235485" calcext:value-type="float">
            <text:p>9.235485</text:p>
          </table:table-cell>
          <table:table-cell table:formula="of:=[.C76]+[.A77]" office:value-type="float" office:value="2.590676693" calcext:value-type="float">
            <text:p>2.590676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77]+[.A78]" office:value-type="float" office:value="2.617273168" calcext:value-type="float">
            <text:p>2.6172731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94843" calcext:value-type="float">
            <text:p>0.026794843</text:p>
          </table:table-cell>
          <table:table-cell office:value-type="float" office:value="9.330153" calcext:value-type="float">
            <text:p>9.330153</text:p>
          </table:table-cell>
          <table:table-cell table:formula="of:=[.C78]+[.A79]" office:value-type="float" office:value="2.644068011" calcext:value-type="float">
            <text:p>2.644068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79]+[.A80]" office:value-type="float" office:value="2.670725521" calcext:value-type="float">
            <text:p>2.6707255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80]+[.A81]" office:value-type="float" office:value="2.697077852" calcext:value-type="float">
            <text:p>2.6970778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81]+[.A82]" office:value-type="float" office:value="2.722911377" calcext:value-type="float">
            <text:p>2.722911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2]+[.A83]" office:value-type="float" office:value="2.748760161" calcext:value-type="float">
            <text:p>2.748760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3]+[.A84]" office:value-type="float" office:value="2.774486872" calcext:value-type="float">
            <text:p>2.774486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84]+[.A85]" office:value-type="float" office:value="2.799938922" calcext:value-type="float">
            <text:p>2.7999389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040055" calcext:value-type="float">
            <text:p>0.025040055</text:p>
          </table:table-cell>
          <table:table-cell office:value-type="float" office:value="9.984003" calcext:value-type="float">
            <text:p>9.984003</text:p>
          </table:table-cell>
          <table:table-cell table:formula="of:=[.C85]+[.A86]" office:value-type="float" office:value="2.824978977" calcext:value-type="float">
            <text:p>2.824978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86]+[.A87]" office:value-type="float" office:value="2.850247917" calcext:value-type="float">
            <text:p>2.850247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87]+[.A88]" office:value-type="float" office:value="2.875516857" calcext:value-type="float">
            <text:p>2.875516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162127" calcext:value-type="float">
            <text:p>0.025162127</text:p>
          </table:table-cell>
          <table:table-cell office:value-type="float" office:value="9.935568" calcext:value-type="float">
            <text:p>9.935568</text:p>
          </table:table-cell>
          <table:table-cell table:formula="of:=[.C88]+[.A89]" office:value-type="float" office:value="2.900678984" calcext:value-type="float">
            <text:p>2.900678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826428" calcext:value-type="float">
            <text:p>0.024826428</text:p>
          </table:table-cell>
          <table:table-cell office:value-type="float" office:value="10.069915" calcext:value-type="float">
            <text:p>10.069915</text:p>
          </table:table-cell>
          <table:table-cell table:formula="of:=[.C89]+[.A90]" office:value-type="float" office:value="2.925505412" calcext:value-type="float">
            <text:p>2.9255054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177386" calcext:value-type="float">
            <text:p>0.025177386</text:p>
          </table:table-cell>
          <table:table-cell office:value-type="float" office:value="9.929546" calcext:value-type="float">
            <text:p>9.929546</text:p>
          </table:table-cell>
          <table:table-cell table:formula="of:=[.C90]+[.A91]" office:value-type="float" office:value="2.950682798" calcext:value-type="float">
            <text:p>2.9506827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91]+[.A92]" office:value-type="float" office:value="2.975966997" calcext:value-type="float">
            <text:p>2.9759669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92]+[.A93]" office:value-type="float" office:value="3.001266455" calcext:value-type="float">
            <text:p>3.0012664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070572" calcext:value-type="float">
            <text:p>0.025070572</text:p>
          </table:table-cell>
          <table:table-cell office:value-type="float" office:value="9.97185" calcext:value-type="float">
            <text:p>9.97185</text:p>
          </table:table-cell>
          <table:table-cell table:formula="of:=[.C93]+[.A94]" office:value-type="float" office:value="3.026337027" calcext:value-type="float">
            <text:p>3.026337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94]+[.A95]" office:value-type="float" office:value="3.051804335" calcext:value-type="float">
            <text:p>3.051804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5]+[.A96]" office:value-type="float" office:value="3.077363196" calcext:value-type="float">
            <text:p>3.077363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6]+[.A97]" office:value-type="float" office:value="3.102922057" calcext:value-type="float">
            <text:p>3.102922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97]+[.A98]" office:value-type="float" office:value="3.128267293" calcext:value-type="float">
            <text:p>3.128267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98]+[.A99]" office:value-type="float" office:value="3.154009263" calcext:value-type="float">
            <text:p>3.1540092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99]+[.A100]" office:value-type="float" office:value="3.179858047" calcext:value-type="float">
            <text:p>3.179858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100]+[.A101]" office:value-type="float" office:value="3.205706831" calcext:value-type="float">
            <text:p>3.2057068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101]+[.A102]" office:value-type="float" office:value="3.231311471" calcext:value-type="float">
            <text:p>3.231311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102]+[.A103]" office:value-type="float" office:value="3.257343361" calcext:value-type="float">
            <text:p>3.257343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103]+[.A104]" office:value-type="float" office:value="3.283466806" calcext:value-type="float">
            <text:p>3.283466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104]+[.A105]" office:value-type="float" office:value="3.30960551" calcext:value-type="float">
            <text:p>3.30960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105]+[.A106]" office:value-type="float" office:value="3.33550007" calcext:value-type="float">
            <text:p>3.3355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106]+[.A107]" office:value-type="float" office:value="3.361821883" calcext:value-type="float">
            <text:p>3.361821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107]+[.A108]" office:value-type="float" office:value="3.38825051" calcext:value-type="float">
            <text:p>3.38825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98107" calcext:value-type="float">
            <text:p>0.026398107</text:p>
          </table:table-cell>
          <table:table-cell office:value-type="float" office:value="9.470376" calcext:value-type="float">
            <text:p>9.470376</text:p>
          </table:table-cell>
          <table:table-cell table:formula="of:=[.C108]+[.A109]" office:value-type="float" office:value="3.414648617" calcext:value-type="float">
            <text:p>3.414648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109]+[.A110]" office:value-type="float" office:value="3.44080258" calcext:value-type="float">
            <text:p>3.440802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81217" calcext:value-type="float">
            <text:p>0.026581217</text:p>
          </table:table-cell>
          <table:table-cell office:value-type="float" office:value="9.405137" calcext:value-type="float">
            <text:p>9.405137</text:p>
          </table:table-cell>
          <table:table-cell table:formula="of:=[.C110]+[.A111]" office:value-type="float" office:value="3.467383797" calcext:value-type="float">
            <text:p>3.4673837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111]+[.A112]" office:value-type="float" office:value="3.494102345" calcext:value-type="float">
            <text:p>3.494102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72771" calcext:value-type="float">
            <text:p>0.026672771</text:p>
          </table:table-cell>
          <table:table-cell office:value-type="float" office:value="9.372854" calcext:value-type="float">
            <text:p>9.372854</text:p>
          </table:table-cell>
          <table:table-cell table:formula="of:=[.C112]+[.A113]" office:value-type="float" office:value="3.520775116" calcext:value-type="float">
            <text:p>3.520775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113]+[.A114]" office:value-type="float" office:value="3.547188482" calcext:value-type="float">
            <text:p>3.547188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114]+[.A115]" office:value-type="float" office:value="3.574044361" calcext:value-type="float">
            <text:p>3.574044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115]+[.A116]" office:value-type="float" office:value="3.600976535" calcext:value-type="float">
            <text:p>3.600976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116]+[.A117]" office:value-type="float" office:value="3.627862931" calcext:value-type="float">
            <text:p>3.6278629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5751" calcext:value-type="float">
            <text:p>0.02665751</text:p>
          </table:table-cell>
          <table:table-cell office:value-type="float" office:value="9.37822" calcext:value-type="float">
            <text:p>9.37822</text:p>
          </table:table-cell>
          <table:table-cell table:formula="of:=[.C117]+[.A118]" office:value-type="float" office:value="3.654520441" calcext:value-type="float">
            <text:p>3.6545204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18]+[.A119]" office:value-type="float" office:value="3.681605205" calcext:value-type="float">
            <text:p>3.681605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76319" calcext:value-type="float">
            <text:p>0.027176319</text:p>
          </table:table-cell>
          <table:table-cell office:value-type="float" office:value="9.199185" calcext:value-type="float">
            <text:p>9.199185</text:p>
          </table:table-cell>
          <table:table-cell table:formula="of:=[.C119]+[.A120]" office:value-type="float" office:value="3.708781524" calcext:value-type="float">
            <text:p>3.708781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20]+[.A121]" office:value-type="float" office:value="3.735866288" calcext:value-type="float">
            <text:p>3.735866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121]+[.A122]" office:value-type="float" office:value="3.762630612" calcext:value-type="float">
            <text:p>3.762630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00023" calcext:value-type="float">
            <text:p>0.027100023</text:p>
          </table:table-cell>
          <table:table-cell office:value-type="float" office:value="9.225085" calcext:value-type="float">
            <text:p>9.225085</text:p>
          </table:table-cell>
          <table:table-cell table:formula="of:=[.C122]+[.A123]" office:value-type="float" office:value="3.789730635" calcext:value-type="float">
            <text:p>3.789730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23]+[.A124]" office:value-type="float" office:value="3.816815399" calcext:value-type="float">
            <text:p>3.816815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124]+[.A125]" office:value-type="float" office:value="3.843732315" calcext:value-type="float">
            <text:p>3.843732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74403" calcext:value-type="float">
            <text:p>0.026474403</text:p>
          </table:table-cell>
          <table:table-cell office:value-type="float" office:value="9.443083" calcext:value-type="float">
            <text:p>9.443083</text:p>
          </table:table-cell>
          <table:table-cell table:formula="of:=[.C125]+[.A126]" office:value-type="float" office:value="3.870206718" calcext:value-type="float">
            <text:p>3.8702067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126]+[.A127]" office:value-type="float" office:value="3.896894748" calcext:value-type="float">
            <text:p>3.8968947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127]+[.A128]" office:value-type="float" office:value="3.923430186" calcext:value-type="float">
            <text:p>3.923430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128]+[.A129]" office:value-type="float" office:value="3.949675704" calcext:value-type="float">
            <text:p>3.949675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129]+[.A130]" office:value-type="float" office:value="3.975371898" calcext:value-type="float">
            <text:p>3.9753718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130]+[.A131]" office:value-type="float" office:value="4.001220682" calcext:value-type="float">
            <text:p>4.001220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131]+[.A132]" office:value-type="float" office:value="4.026916876" calcext:value-type="float">
            <text:p>4.0269168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132]+[.A133]" office:value-type="float" office:value="4.052353665" calcext:value-type="float">
            <text:p>4.0523536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040055" calcext:value-type="float">
            <text:p>0.025040055</text:p>
          </table:table-cell>
          <table:table-cell office:value-type="float" office:value="9.984003" calcext:value-type="float">
            <text:p>9.984003</text:p>
          </table:table-cell>
          <table:table-cell table:formula="of:=[.C133]+[.A134]" office:value-type="float" office:value="4.07739372" calcext:value-type="float">
            <text:p>4.07739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134]+[.A135]" office:value-type="float" office:value="4.102677919" calcext:value-type="float">
            <text:p>4.102677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135]+[.A136]" office:value-type="float" office:value="4.127946859" calcext:value-type="float">
            <text:p>4.1279468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162127" calcext:value-type="float">
            <text:p>0.025162127</text:p>
          </table:table-cell>
          <table:table-cell office:value-type="float" office:value="9.935568" calcext:value-type="float">
            <text:p>9.935568</text:p>
          </table:table-cell>
          <table:table-cell table:formula="of:=[.C136]+[.A137]" office:value-type="float" office:value="4.153108986" calcext:value-type="float">
            <text:p>4.153108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826428" calcext:value-type="float">
            <text:p>0.024826428</text:p>
          </table:table-cell>
          <table:table-cell office:value-type="float" office:value="10.069915" calcext:value-type="float">
            <text:p>10.069915</text:p>
          </table:table-cell>
          <table:table-cell table:formula="of:=[.C137]+[.A138]" office:value-type="float" office:value="4.177935414" calcext:value-type="float">
            <text:p>4.177935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23164" calcext:value-type="float">
            <text:p>0.025223164</text:p>
          </table:table-cell>
          <table:table-cell office:value-type="float" office:value="9.911525" calcext:value-type="float">
            <text:p>9.911525</text:p>
          </table:table-cell>
          <table:table-cell table:formula="of:=[.C138]+[.A139]" office:value-type="float" office:value="4.203158578" calcext:value-type="float">
            <text:p>4.203158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139]+[.A140]" office:value-type="float" office:value="4.228473295" calcext:value-type="float">
            <text:p>4.228473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140]+[.A141]" office:value-type="float" office:value="4.253788012" calcext:value-type="float">
            <text:p>4.253788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085833" calcext:value-type="float">
            <text:p>0.025085833</text:p>
          </table:table-cell>
          <table:table-cell office:value-type="float" office:value="9.965785" calcext:value-type="float">
            <text:p>9.965785</text:p>
          </table:table-cell>
          <table:table-cell table:formula="of:=[.C141]+[.A142]" office:value-type="float" office:value="4.278873845" calcext:value-type="float">
            <text:p>4.2788738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142]+[.A143]" office:value-type="float" office:value="4.304341153" calcext:value-type="float">
            <text:p>4.304341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143]+[.A144]" office:value-type="float" office:value="4.329945793" calcext:value-type="float">
            <text:p>4.3299457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144]+[.A145]" office:value-type="float" office:value="4.355504654" calcext:value-type="float">
            <text:p>4.355504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145]+[.A146]" office:value-type="float" office:value="4.38084989" calcext:value-type="float">
            <text:p>4.38084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146]+[.A147]" office:value-type="float" office:value="4.406622378" calcext:value-type="float">
            <text:p>4.4066223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147]+[.A148]" office:value-type="float" office:value="4.432455903" calcext:value-type="float">
            <text:p>4.432455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148]+[.A149]" office:value-type="float" office:value="4.458319945" calcext:value-type="float">
            <text:p>4.4583199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149]+[.A150]" office:value-type="float" office:value="4.483939843" calcext:value-type="float">
            <text:p>4.483939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150]+[.A151]" office:value-type="float" office:value="4.509971733" calcext:value-type="float">
            <text:p>4.509971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151]+[.A152]" office:value-type="float" office:value="4.536110437" calcext:value-type="float">
            <text:p>4.536110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152]+[.A153]" office:value-type="float" office:value="4.562233882" calcext:value-type="float">
            <text:p>4.5622338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153]+[.A154]" office:value-type="float" office:value="4.588113183" calcext:value-type="float">
            <text:p>4.588113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154]+[.A155]" office:value-type="float" office:value="4.614450255" calcext:value-type="float">
            <text:p>4.614450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155]+[.A156]" office:value-type="float" office:value="4.640894141" calcext:value-type="float">
            <text:p>4.640894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13366" calcext:value-type="float">
            <text:p>0.026413366</text:p>
          </table:table-cell>
          <table:table-cell office:value-type="float" office:value="9.464905" calcext:value-type="float">
            <text:p>9.464905</text:p>
          </table:table-cell>
          <table:table-cell table:formula="of:=[.C156]+[.A157]" office:value-type="float" office:value="4.667307507" calcext:value-type="float">
            <text:p>4.667307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157]+[.A158]" office:value-type="float" office:value="4.693491989" calcext:value-type="float">
            <text:p>4.693491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96475" calcext:value-type="float">
            <text:p>0.026596475</text:p>
          </table:table-cell>
          <table:table-cell office:value-type="float" office:value="9.399741" calcext:value-type="float">
            <text:p>9.399741</text:p>
          </table:table-cell>
          <table:table-cell table:formula="of:=[.C158]+[.A159]" office:value-type="float" office:value="4.720088464" calcext:value-type="float">
            <text:p>4.720088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03289" calcext:value-type="float">
            <text:p>0.026703289</text:p>
          </table:table-cell>
          <table:table-cell office:value-type="float" office:value="9.362143" calcext:value-type="float">
            <text:p>9.362143</text:p>
          </table:table-cell>
          <table:table-cell table:formula="of:=[.C159]+[.A160]" office:value-type="float" office:value="4.746791753" calcext:value-type="float">
            <text:p>4.746791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03289" calcext:value-type="float">
            <text:p>0.026703289</text:p>
          </table:table-cell>
          <table:table-cell office:value-type="float" office:value="9.362143" calcext:value-type="float">
            <text:p>9.362143</text:p>
          </table:table-cell>
          <table:table-cell table:formula="of:=[.C160]+[.A161]" office:value-type="float" office:value="4.773495042" calcext:value-type="float">
            <text:p>4.773495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161]+[.A162]" office:value-type="float" office:value="4.799923669" calcext:value-type="float">
            <text:p>4.7999236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162]+[.A163]" office:value-type="float" office:value="4.826825324" calcext:value-type="float">
            <text:p>4.826825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163]+[.A164]" office:value-type="float" office:value="4.853772757" calcext:value-type="float">
            <text:p>4.853772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164]+[.A165]" office:value-type="float" office:value="4.880735449" calcext:value-type="float">
            <text:p>4.880735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68803" calcext:value-type="float">
            <text:p>0.02668803</text:p>
          </table:table-cell>
          <table:table-cell office:value-type="float" office:value="9.367496" calcext:value-type="float">
            <text:p>9.367496</text:p>
          </table:table-cell>
          <table:table-cell table:formula="of:=[.C165]+[.A166]" office:value-type="float" office:value="4.907423479" calcext:value-type="float">
            <text:p>4.9074234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69505" calcext:value-type="float">
            <text:p>0.027069505</text:p>
          </table:table-cell>
          <table:table-cell office:value-type="float" office:value="9.235485" calcext:value-type="float">
            <text:p>9.235485</text:p>
          </table:table-cell>
          <table:table-cell table:formula="of:=[.C166]+[.A167]" office:value-type="float" office:value="4.934492984" calcext:value-type="float">
            <text:p>4.934492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167]+[.A168]" office:value-type="float" office:value="4.961654044" calcext:value-type="float">
            <text:p>4.961654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168]+[.A169]" office:value-type="float" office:value="4.988738808" calcext:value-type="float">
            <text:p>4.988738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169]+[.A170]" office:value-type="float" office:value="5.015518391" calcext:value-type="float">
            <text:p>5.015518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170]+[.A171]" office:value-type="float" office:value="5.042633673" calcext:value-type="float">
            <text:p>5.0426336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171]+[.A172]" office:value-type="float" office:value="5.069748955" calcext:value-type="float">
            <text:p>5.069748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172]+[.A173]" office:value-type="float" office:value="5.096681129" calcext:value-type="float">
            <text:p>5.096681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0492" calcext:value-type="float">
            <text:p>0.02650492</text:p>
          </table:table-cell>
          <table:table-cell office:value-type="float" office:value="9.432211" calcext:value-type="float">
            <text:p>9.432211</text:p>
          </table:table-cell>
          <table:table-cell table:formula="of:=[.C173]+[.A174]" office:value-type="float" office:value="5.123186049" calcext:value-type="float">
            <text:p>5.123186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703289" calcext:value-type="float">
            <text:p>0.026703289</text:p>
          </table:table-cell>
          <table:table-cell office:value-type="float" office:value="9.362143" calcext:value-type="float">
            <text:p>9.362143</text:p>
          </table:table-cell>
          <table:table-cell table:formula="of:=[.C174]+[.A175]" office:value-type="float" office:value="5.149889338" calcext:value-type="float">
            <text:p>5.1498893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550699" calcext:value-type="float">
            <text:p>0.026550699</text:p>
          </table:table-cell>
          <table:table-cell office:value-type="float" office:value="9.415948" calcext:value-type="float">
            <text:p>9.415948</text:p>
          </table:table-cell>
          <table:table-cell table:formula="of:=[.C175]+[.A176]" office:value-type="float" office:value="5.176440037" calcext:value-type="float">
            <text:p>5.176440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176]+[.A177]" office:value-type="float" office:value="5.202700813" calcext:value-type="float">
            <text:p>5.2027008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177]+[.A178]" office:value-type="float" office:value="5.228427524" calcext:value-type="float">
            <text:p>5.228427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178]+[.A179]" office:value-type="float" office:value="5.254291566" calcext:value-type="float">
            <text:p>5.2542915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179]+[.A180]" office:value-type="float" office:value="5.280003019" calcext:value-type="float">
            <text:p>5.280003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180]+[.A181]" office:value-type="float" office:value="5.305455069" calcext:value-type="float">
            <text:p>5.305455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070572" calcext:value-type="float">
            <text:p>0.025070572</text:p>
          </table:table-cell>
          <table:table-cell office:value-type="float" office:value="9.97185" calcext:value-type="float">
            <text:p>9.97185</text:p>
          </table:table-cell>
          <table:table-cell table:formula="of:=[.C181]+[.A182]" office:value-type="float" office:value="5.330525641" calcext:value-type="float">
            <text:p>5.330525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182]+[.A183]" office:value-type="float" office:value="5.355825099" calcext:value-type="float">
            <text:p>5.355825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183]+[.A184]" office:value-type="float" office:value="5.381155076" calcext:value-type="float">
            <text:p>5.3811550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23164" calcext:value-type="float">
            <text:p>0.025223164</text:p>
          </table:table-cell>
          <table:table-cell office:value-type="float" office:value="9.911525" calcext:value-type="float">
            <text:p>9.911525</text:p>
          </table:table-cell>
          <table:table-cell table:formula="of:=[.C184]+[.A185]" office:value-type="float" office:value="5.40637824" calcext:value-type="float">
            <text:p>5.40637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4933241" calcext:value-type="float">
            <text:p>0.024933241</text:p>
          </table:table-cell>
          <table:table-cell office:value-type="float" office:value="10.026775" calcext:value-type="float">
            <text:p>10.026775</text:p>
          </table:table-cell>
          <table:table-cell table:formula="of:=[.C185]+[.A186]" office:value-type="float" office:value="5.431311481" calcext:value-type="float">
            <text:p>5.431311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186]+[.A187]" office:value-type="float" office:value="5.456580421" calcext:value-type="float">
            <text:p>5.456580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187]+[.A188]" office:value-type="float" office:value="5.481925657" calcext:value-type="float">
            <text:p>5.481925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188]+[.A189]" office:value-type="float" office:value="5.507209856" calcext:value-type="float">
            <text:p>5.5072098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024796" calcext:value-type="float">
            <text:p>0.025024796</text:p>
          </table:table-cell>
          <table:table-cell office:value-type="float" office:value="9.990091" calcext:value-type="float">
            <text:p>9.990091</text:p>
          </table:table-cell>
          <table:table-cell table:formula="of:=[.C189]+[.A190]" office:value-type="float" office:value="5.532234652" calcext:value-type="float">
            <text:p>5.532234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190]+[.A191]" office:value-type="float" office:value="5.557640923" calcext:value-type="float">
            <text:p>5.557640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191]+[.A192]" office:value-type="float" office:value="5.58312349" calcext:value-type="float">
            <text:p>5.58312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192]+[.A193]" office:value-type="float" office:value="5.608606057" calcext:value-type="float">
            <text:p>5.608606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38423" calcext:value-type="float">
            <text:p>0.025238423</text:p>
          </table:table-cell>
          <table:table-cell office:value-type="float" office:value="9.905532" calcext:value-type="float">
            <text:p>9.905532</text:p>
          </table:table-cell>
          <table:table-cell table:formula="of:=[.C193]+[.A194]" office:value-type="float" office:value="5.63384448" calcext:value-type="float">
            <text:p>5.63384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194]+[.A195]" office:value-type="float" office:value="5.65944912" calcext:value-type="float">
            <text:p>5.65944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195]+[.A196]" office:value-type="float" office:value="5.685145314" calcext:value-type="float">
            <text:p>5.685145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196]+[.A197]" office:value-type="float" office:value="5.710826247" calcext:value-type="float">
            <text:p>5.710826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197]+[.A198]" office:value-type="float" office:value="5.736247777" calcext:value-type="float">
            <text:p>5.736247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198]+[.A199]" office:value-type="float" office:value="5.762050782" calcext:value-type="float">
            <text:p>5.762050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199]+[.A200]" office:value-type="float" office:value="5.787960601" calcext:value-type="float">
            <text:p>5.7879606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200]+[.A201]" office:value-type="float" office:value="5.813778867" calcext:value-type="float">
            <text:p>5.813778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01]+[.A202]" office:value-type="float" office:value="5.839352989" calcext:value-type="float">
            <text:p>5.839352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202]+[.A203]" office:value-type="float" office:value="5.865278066" calcext:value-type="float">
            <text:p>5.865278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203]+[.A204]" office:value-type="float" office:value="5.891264181" calcext:value-type="float">
            <text:p>5.891264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204]+[.A205]" office:value-type="float" office:value="5.917189258" calcext:value-type="float">
            <text:p>5.9171892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05]+[.A206]" office:value-type="float" office:value="5.942809156" calcext:value-type="float">
            <text:p>5.9428091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206]+[.A207]" office:value-type="float" office:value="5.968795271" calcext:value-type="float">
            <text:p>5.968795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207]+[.A208]" office:value-type="float" office:value="5.994766127" calcext:value-type="float">
            <text:p>5.994766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208]+[.A209]" office:value-type="float" office:value="6.020645428" calcext:value-type="float">
            <text:p>6.0206454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28343" calcext:value-type="float">
            <text:p>0.025528343</text:p>
          </table:table-cell>
          <table:table-cell office:value-type="float" office:value="9.793036" calcext:value-type="float">
            <text:p>9.793036</text:p>
          </table:table-cell>
          <table:table-cell table:formula="of:=[.C209]+[.A210]" office:value-type="float" office:value="6.046173771" calcext:value-type="float">
            <text:p>6.0461737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10]+[.A211]" office:value-type="float" office:value="6.072022555" calcext:value-type="float">
            <text:p>6.072022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11]+[.A212]" office:value-type="float" office:value="6.097871339" calcext:value-type="float">
            <text:p>6.097871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212]+[.A213]" office:value-type="float" office:value="6.123613309" calcext:value-type="float">
            <text:p>6.123613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213]+[.A214]" office:value-type="float" office:value="6.149004321" calcext:value-type="float">
            <text:p>6.149004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14]+[.A215]" office:value-type="float" office:value="6.174731032" calcext:value-type="float">
            <text:p>6.174731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15]+[.A216]" office:value-type="float" office:value="6.200488261" calcext:value-type="float">
            <text:p>6.200488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16]+[.A217]" office:value-type="float" office:value="6.226184455" calcext:value-type="float">
            <text:p>6.2261844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217]+[.A218]" office:value-type="float" office:value="6.251575467" calcext:value-type="float">
            <text:p>6.251575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18]+[.A219]" office:value-type="float" office:value="6.277332696" calcext:value-type="float">
            <text:p>6.2773326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219]+[.A220]" office:value-type="float" office:value="6.303120443" calcext:value-type="float">
            <text:p>6.303120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220]+[.A221]" office:value-type="float" office:value="6.328862413" calcext:value-type="float">
            <text:p>6.3288624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221]+[.A222]" office:value-type="float" office:value="6.354314463" calcext:value-type="float">
            <text:p>6.354314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22]+[.A223]" office:value-type="float" office:value="6.380086951" calcext:value-type="float">
            <text:p>6.3800869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223]+[.A224]" office:value-type="float" office:value="6.405920476" calcext:value-type="float">
            <text:p>6.405920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224]+[.A225]" office:value-type="float" office:value="6.431708223" calcext:value-type="float">
            <text:p>6.431708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225]+[.A226]" office:value-type="float" office:value="6.457206049" calcext:value-type="float">
            <text:p>6.457206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226]+[.A227]" office:value-type="float" office:value="6.483024315" calcext:value-type="float">
            <text:p>6.483024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227]+[.A228]" office:value-type="float" office:value="6.508888357" calcext:value-type="float">
            <text:p>6.508888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228]+[.A229]" office:value-type="float" office:value="6.534691362" calcext:value-type="float">
            <text:p>6.534691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29]+[.A230]" office:value-type="float" office:value="6.560204447" calcext:value-type="float">
            <text:p>6.560204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30]+[.A231]" office:value-type="float" office:value="6.586053231" calcext:value-type="float">
            <text:p>6.586053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231]+[.A232]" office:value-type="float" office:value="6.611993569" calcext:value-type="float">
            <text:p>6.611993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232]+[.A233]" office:value-type="float" office:value="6.637857611" calcext:value-type="float">
            <text:p>6.6378576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33]+[.A234]" office:value-type="float" office:value="6.663370696" calcext:value-type="float">
            <text:p>6.6633706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234]+[.A235]" office:value-type="float" office:value="6.689249997" calcext:value-type="float">
            <text:p>6.6892499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235]+[.A236]" office:value-type="float" office:value="6.715205594" calcext:value-type="float">
            <text:p>6.7152055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36]+[.A237]" office:value-type="float" office:value="6.741054378" calcext:value-type="float">
            <text:p>6.7410543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37]+[.A238]" office:value-type="float" office:value="6.766567463" calcext:value-type="float">
            <text:p>6.766567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238]+[.A239]" office:value-type="float" office:value="6.792416247" calcext:value-type="float">
            <text:p>6.792416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239]+[.A240]" office:value-type="float" office:value="6.818310807" calcext:value-type="float">
            <text:p>6.8183108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40]+[.A241]" office:value-type="float" office:value="6.844083295" calcext:value-type="float">
            <text:p>6.844083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241]+[.A242]" office:value-type="float" office:value="6.869535345" calcext:value-type="float">
            <text:p>6.869535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42]+[.A243]" office:value-type="float" office:value="6.895292574" calcext:value-type="float">
            <text:p>6.8952925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243]+[.A244]" office:value-type="float" office:value="6.921095579" calcext:value-type="float">
            <text:p>6.921095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44]+[.A245]" office:value-type="float" office:value="6.94682229" calcext:value-type="float">
            <text:p>6.94682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245]+[.A246]" office:value-type="float" office:value="6.972228561" calcext:value-type="float">
            <text:p>6.972228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46]+[.A247]" office:value-type="float" office:value="6.998001049" calcext:value-type="float">
            <text:p>6.998001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247]+[.A248]" office:value-type="float" office:value="7.023819315" calcext:value-type="float">
            <text:p>7.023819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48]+[.A249]" office:value-type="float" office:value="7.049515509" calcext:value-type="float">
            <text:p>7.049515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249]+[.A250]" office:value-type="float" office:value="7.074937039" calcext:value-type="float">
            <text:p>7.074937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50]+[.A251]" office:value-type="float" office:value="7.10066375" calcext:value-type="float">
            <text:p>7.10066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251]+[.A252]" office:value-type="float" office:value="7.126436238" calcext:value-type="float">
            <text:p>7.126436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52]+[.A253]" office:value-type="float" office:value="7.152101912" calcext:value-type="float">
            <text:p>7.152101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60495" calcext:value-type="float">
            <text:p>0.025360495</text:p>
          </table:table-cell>
          <table:table-cell office:value-type="float" office:value="9.857852" calcext:value-type="float">
            <text:p>9.857852</text:p>
          </table:table-cell>
          <table:table-cell table:formula="of:=[.C253]+[.A254]" office:value-type="float" office:value="7.177462407" calcext:value-type="float">
            <text:p>7.177462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54]+[.A255]" office:value-type="float" office:value="7.20317386" calcext:value-type="float">
            <text:p>7.203173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255]+[.A256]" office:value-type="float" office:value="7.228931089" calcext:value-type="float">
            <text:p>7.228931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56]+[.A257]" office:value-type="float" office:value="7.254581505" calcext:value-type="float">
            <text:p>7.254581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257]+[.A258]" office:value-type="float" office:value="7.279911482" calcext:value-type="float">
            <text:p>7.2799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58]+[.A259]" office:value-type="float" office:value="7.305577156" calcext:value-type="float">
            <text:p>7.3055771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59]+[.A260]" office:value-type="float" office:value="7.331288609" calcext:value-type="float">
            <text:p>7.331288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60]+[.A261]" office:value-type="float" office:value="7.356923766" calcext:value-type="float">
            <text:p>7.3569237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61]+[.A262]" office:value-type="float" office:value="7.382238483" calcext:value-type="float">
            <text:p>7.382238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62]+[.A263]" office:value-type="float" office:value="7.40787364" calcext:value-type="float">
            <text:p>7.407873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263]+[.A264]" office:value-type="float" office:value="7.433554573" calcext:value-type="float">
            <text:p>7.433554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264]+[.A265]" office:value-type="float" office:value="7.459143953" calcext:value-type="float">
            <text:p>7.459143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65]+[.A266]" office:value-type="float" office:value="7.48445867" calcext:value-type="float">
            <text:p>7.48445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66]+[.A267]" office:value-type="float" office:value="7.510093827" calcext:value-type="float">
            <text:p>7.510093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67]+[.A268]" office:value-type="float" office:value="7.53580528" calcext:value-type="float">
            <text:p>7.53580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68]+[.A269]" office:value-type="float" office:value="7.561425178" calcext:value-type="float">
            <text:p>7.561425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69]+[.A270]" office:value-type="float" office:value="7.586724636" calcext:value-type="float">
            <text:p>7.5867246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70]+[.A271]" office:value-type="float" office:value="7.612359793" calcext:value-type="float">
            <text:p>7.6123597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71]+[.A272]" office:value-type="float" office:value="7.638086504" calcext:value-type="float">
            <text:p>7.638086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72]+[.A273]" office:value-type="float" office:value="7.663752178" calcext:value-type="float">
            <text:p>7.663752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273]+[.A274]" office:value-type="float" office:value="7.689082155" calcext:value-type="float">
            <text:p>7.689082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74]+[.A275]" office:value-type="float" office:value="7.714717312" calcext:value-type="float">
            <text:p>7.714717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275]+[.A276]" office:value-type="float" office:value="7.740444023" calcext:value-type="float">
            <text:p>7.740444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276]+[.A277]" office:value-type="float" office:value="7.766048663" calcext:value-type="float">
            <text:p>7.766048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77]+[.A278]" office:value-type="float" office:value="7.791348121" calcext:value-type="float">
            <text:p>7.791348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78]+[.A279]" office:value-type="float" office:value="7.816983278" calcext:value-type="float">
            <text:p>7.816983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279]+[.A280]" office:value-type="float" office:value="7.842664211" calcext:value-type="float">
            <text:p>7.842664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280]+[.A281]" office:value-type="float" office:value="7.868238333" calcext:value-type="float">
            <text:p>7.868238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281]+[.A282]" office:value-type="float" office:value="7.893522532" calcext:value-type="float">
            <text:p>7.893522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282]+[.A283]" office:value-type="float" office:value="7.919157689" calcext:value-type="float">
            <text:p>7.9191576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83]+[.A284]" office:value-type="float" office:value="7.944853883" calcext:value-type="float">
            <text:p>7.944853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284]+[.A285]" office:value-type="float" office:value="7.970458523" calcext:value-type="float">
            <text:p>7.970458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85]+[.A286]" office:value-type="float" office:value="7.99577324" calcext:value-type="float">
            <text:p>7.99577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86]+[.A287]" office:value-type="float" office:value="8.021393138" calcext:value-type="float">
            <text:p>8.021393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287]+[.A288]" office:value-type="float" office:value="8.047074071" calcext:value-type="float">
            <text:p>8.047074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288]+[.A289]" office:value-type="float" office:value="8.072663451" calcext:value-type="float">
            <text:p>8.072663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289]+[.A290]" office:value-type="float" office:value="8.097962909" calcext:value-type="float">
            <text:p>8.097962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90]+[.A291]" office:value-type="float" office:value="8.123613325" calcext:value-type="float">
            <text:p>8.123613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91]+[.A292]" office:value-type="float" office:value="8.149278999" calcext:value-type="float">
            <text:p>8.149278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292]+[.A293]" office:value-type="float" office:value="8.174929415" calcext:value-type="float">
            <text:p>8.174929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293]+[.A294]" office:value-type="float" office:value="8.200259392" calcext:value-type="float">
            <text:p>8.200259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94]+[.A295]" office:value-type="float" office:value="8.225925066" calcext:value-type="float">
            <text:p>8.225925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295]+[.A296]" office:value-type="float" office:value="8.251636519" calcext:value-type="float">
            <text:p>8.251636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96]+[.A297]" office:value-type="float" office:value="8.277256417" calcext:value-type="float">
            <text:p>8.277256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297]+[.A298]" office:value-type="float" office:value="8.302571134" calcext:value-type="float">
            <text:p>8.302571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298]+[.A299]" office:value-type="float" office:value="8.328191032" calcext:value-type="float">
            <text:p>8.328191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299]+[.A300]" office:value-type="float" office:value="8.353856706" calcext:value-type="float">
            <text:p>8.353856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00]+[.A301]" office:value-type="float" office:value="8.379461346" calcext:value-type="float">
            <text:p>8.379461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301]+[.A302]" office:value-type="float" office:value="8.404745545" calcext:value-type="float">
            <text:p>8.404745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02]+[.A303]" office:value-type="float" office:value="8.430365443" calcext:value-type="float">
            <text:p>8.430365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03]+[.A304]" office:value-type="float" office:value="8.456061637" calcext:value-type="float">
            <text:p>8.456061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304]+[.A305]" office:value-type="float" office:value="8.481620498" calcext:value-type="float">
            <text:p>8.481620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305]+[.A306]" office:value-type="float" office:value="8.506889438" calcext:value-type="float">
            <text:p>8.506889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06]+[.A307]" office:value-type="float" office:value="8.532509336" calcext:value-type="float">
            <text:p>8.532509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07]+[.A308]" office:value-type="float" office:value="8.558144493" calcext:value-type="float">
            <text:p>8.5581444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308]+[.A309]" office:value-type="float" office:value="8.583703354" calcext:value-type="float">
            <text:p>8.583703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309]+[.A310]" office:value-type="float" office:value="8.608987553" calcext:value-type="float">
            <text:p>8.6089875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10]+[.A311]" office:value-type="float" office:value="8.63462271" calcext:value-type="float">
            <text:p>8.63462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311]+[.A312]" office:value-type="float" office:value="8.660303643" calcext:value-type="float">
            <text:p>8.660303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12]+[.A313]" office:value-type="float" office:value="8.685908283" calcext:value-type="float">
            <text:p>8.6859082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313]+[.A314]" office:value-type="float" office:value="8.71123826" calcext:value-type="float">
            <text:p>8.711238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14]+[.A315]" office:value-type="float" office:value="8.736903934" calcext:value-type="float">
            <text:p>8.7369039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315]+[.A316]" office:value-type="float" office:value="8.762584867" calcext:value-type="float">
            <text:p>8.762584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16]+[.A317]" office:value-type="float" office:value="8.788189507" calcext:value-type="float">
            <text:p>8.788189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317]+[.A318]" office:value-type="float" office:value="8.813473706" calcext:value-type="float">
            <text:p>8.813473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18]+[.A319]" office:value-type="float" office:value="8.83913938" calcext:value-type="float">
            <text:p>8.83913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319]+[.A320]" office:value-type="float" office:value="8.864820313" calcext:value-type="float">
            <text:p>8.864820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20]+[.A321]" office:value-type="float" office:value="8.89044021100001" calcext:value-type="float">
            <text:p>8.890440211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321]+[.A322]" office:value-type="float" office:value="8.915785447" calcext:value-type="float">
            <text:p>8.915785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22]+[.A323]" office:value-type="float" office:value="8.941481641" calcext:value-type="float">
            <text:p>8.941481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323]+[.A324]" office:value-type="float" office:value="8.96720835200001" calcext:value-type="float">
            <text:p>8.967208352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24]+[.A325]" office:value-type="float" office:value="8.99290454600001" calcext:value-type="float">
            <text:p>8.992904546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325]+[.A326]" office:value-type="float" office:value="9.01831081700001" calcext:value-type="float">
            <text:p>9.018310817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326]+[.A327]" office:value-type="float" office:value="9.04409856400001" calcext:value-type="float">
            <text:p>9.044098564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327]+[.A328]" office:value-type="float" office:value="9.06993208900001" calcext:value-type="float">
            <text:p>9.069932089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328]+[.A329]" office:value-type="float" office:value="9.09570457700001" calcext:value-type="float">
            <text:p>9.095704577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329]+[.A330]" office:value-type="float" office:value="9.121187144" calcext:value-type="float">
            <text:p>9.121187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330]+[.A331]" office:value-type="float" office:value="9.147035928" calcext:value-type="float">
            <text:p>9.147035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31]+[.A332]" office:value-type="float" office:value="9.17294574700001" calcext:value-type="float">
            <text:p>9.172945747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332]+[.A333]" office:value-type="float" office:value="9.19876401300001" calcext:value-type="float">
            <text:p>9.198764013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333]+[.A334]" office:value-type="float" office:value="9.22432287400001" calcext:value-type="float">
            <text:p>9.224322874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34]+[.A335]" office:value-type="float" office:value="9.25023269300001" calcext:value-type="float">
            <text:p>9.250232693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35]+[.A336]" office:value-type="float" office:value="9.27621880800001" calcext:value-type="float">
            <text:p>9.276218808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336]+[.A337]" office:value-type="float" office:value="9.30211336800001" calcext:value-type="float">
            <text:p>9.302113368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37]+[.A338]" office:value-type="float" office:value="9.32773326600001" calcext:value-type="float">
            <text:p>9.327733266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38]+[.A339]" office:value-type="float" office:value="9.35371938100001" calcext:value-type="float">
            <text:p>9.353719381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339]+[.A340]" office:value-type="float" office:value="9.37973601300001" calcext:value-type="float">
            <text:p>9.379736013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40]+[.A341]" office:value-type="float" office:value="9.40569161000001" calcext:value-type="float">
            <text:p>9.405691610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41]+[.A342]" office:value-type="float" office:value="9.43132676700001" calcext:value-type="float">
            <text:p>9.431326767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42]+[.A343]" office:value-type="float" office:value="9.45731288200001" calcext:value-type="float">
            <text:p>9.457312882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343]+[.A344]" office:value-type="float" office:value="9.48337529200001" calcext:value-type="float">
            <text:p>9.483375292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44]+[.A345]" office:value-type="float" office:value="9.509330889" calcext:value-type="float">
            <text:p>9.5093308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45]+[.A346]" office:value-type="float" office:value="9.53499656300001" calcext:value-type="float">
            <text:p>9.534996563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46]+[.A347]" office:value-type="float" office:value="9.56102845300001" calcext:value-type="float">
            <text:p>9.561028453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47]+[.A348]" office:value-type="float" office:value="9.58710612300001" calcext:value-type="float">
            <text:p>9.587106123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48]+[.A349]" office:value-type="float" office:value="9.61309223800001" calcext:value-type="float">
            <text:p>9.613092238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349]+[.A350]" office:value-type="float" office:value="9.63872739500001" calcext:value-type="float">
            <text:p>9.638727395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50]+[.A351]" office:value-type="float" office:value="9.66475928500001" calcext:value-type="float">
            <text:p>9.664759285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351]+[.A352]" office:value-type="float" office:value="9.69082169500001" calcext:value-type="float">
            <text:p>9.690821695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52]+[.A353]" office:value-type="float" office:value="9.71680781000001" calcext:value-type="float">
            <text:p>9.716807810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353]+[.A354]" office:value-type="float" office:value="9.74250400400001" calcext:value-type="float">
            <text:p>9.742504004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54]+[.A355]" office:value-type="float" office:value="9.76853589400001" calcext:value-type="float">
            <text:p>9.768535894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355]+[.A356]" office:value-type="float" office:value="9.79465933900001" calcext:value-type="float">
            <text:p>9.794659339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56]+[.A357]" office:value-type="float" office:value="9.82069122900001" calcext:value-type="float">
            <text:p>9.820691229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357]+[.A358]" office:value-type="float" office:value="9.84643319900001" calcext:value-type="float">
            <text:p>9.846433199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58]+[.A359]" office:value-type="float" office:value="9.87251086900001" calcext:value-type="float">
            <text:p>9.872510869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359]+[.A360]" office:value-type="float" office:value="9.89860379700001" calcext:value-type="float">
            <text:p>9.898603797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60]+[.A361]" office:value-type="float" office:value="9.92463568700001" calcext:value-type="float">
            <text:p>9.924635687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361]+[.A362]" office:value-type="float" office:value="9.95036239800001" calcext:value-type="float">
            <text:p>9.950362398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362]+[.A363]" office:value-type="float" office:value="9.97645532600001" calcext:value-type="float">
            <text:p>9.976455326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363]+[.A364]" office:value-type="float" office:value="10.002609289" calcext:value-type="float">
            <text:p>10.002609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364]+[.A365]" office:value-type="float" office:value="10.028625921" calcext:value-type="float">
            <text:p>10.028625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365]+[.A366]" office:value-type="float" office:value="10.054367891" calcext:value-type="float">
            <text:p>10.0543678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366]+[.A367]" office:value-type="float" office:value="10.080491336" calcext:value-type="float">
            <text:p>10.080491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367]+[.A368]" office:value-type="float" office:value="10.106660558" calcext:value-type="float">
            <text:p>10.106660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68]+[.A369]" office:value-type="float" office:value="10.132738228" calcext:value-type="float">
            <text:p>10.132738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369]+[.A370]" office:value-type="float" office:value="10.158525975" calcext:value-type="float">
            <text:p>10.1585259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370]+[.A371]" office:value-type="float" office:value="10.184634162" calcext:value-type="float">
            <text:p>10.184634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371]+[.A372]" office:value-type="float" office:value="10.210803384" calcext:value-type="float">
            <text:p>10.2108033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72]+[.A373]" office:value-type="float" office:value="10.236835274" calcext:value-type="float">
            <text:p>10.236835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373]+[.A374]" office:value-type="float" office:value="10.262561985" calcext:value-type="float">
            <text:p>10.26256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374]+[.A375]" office:value-type="float" office:value="10.288624395" calcext:value-type="float">
            <text:p>10.288624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75]+[.A376]" office:value-type="float" office:value="10.314702065" calcext:value-type="float">
            <text:p>10.314702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76]+[.A377]" office:value-type="float" office:value="10.34068818" calcext:value-type="float">
            <text:p>10.340688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77]+[.A378]" office:value-type="float" office:value="10.366353854" calcext:value-type="float">
            <text:p>10.366353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78]+[.A379]" office:value-type="float" office:value="10.392385744" calcext:value-type="float">
            <text:p>10.392385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379]+[.A380]" office:value-type="float" office:value="10.418463414" calcext:value-type="float">
            <text:p>10.418463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380]+[.A381]" office:value-type="float" office:value="10.44443427" calcext:value-type="float">
            <text:p>10.44443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381]+[.A382]" office:value-type="float" office:value="10.470099944" calcext:value-type="float">
            <text:p>10.470099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382]+[.A383]" office:value-type="float" office:value="10.496116576" calcext:value-type="float">
            <text:p>10.496116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383]+[.A384]" office:value-type="float" office:value="10.522163726" calcext:value-type="float">
            <text:p>10.5221637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84]+[.A385]" office:value-type="float" office:value="10.548119323" calcext:value-type="float">
            <text:p>10.548119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385]+[.A386]" office:value-type="float" office:value="10.573708703" calcext:value-type="float">
            <text:p>10.5737087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86]+[.A387]" office:value-type="float" office:value="10.599649041" calcext:value-type="float">
            <text:p>10.599649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387]+[.A388]" office:value-type="float" office:value="10.625650414" calcext:value-type="float">
            <text:p>10.625650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388]+[.A389]" office:value-type="float" office:value="10.651544974" calcext:value-type="float">
            <text:p>10.6515449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89]+[.A390]" office:value-type="float" office:value="10.677149614" calcext:value-type="float">
            <text:p>10.677149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90]+[.A391]" office:value-type="float" office:value="10.703089952" calcext:value-type="float">
            <text:p>10.703089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91]+[.A392]" office:value-type="float" office:value="10.729076067" calcext:value-type="float">
            <text:p>10.729076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392]+[.A393]" office:value-type="float" office:value="10.754985886" calcext:value-type="float">
            <text:p>10.7549858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93]+[.A394]" office:value-type="float" office:value="10.780605784" calcext:value-type="float">
            <text:p>10.780605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394]+[.A395]" office:value-type="float" office:value="10.80657664" calcext:value-type="float">
            <text:p>10.806576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395]+[.A396]" office:value-type="float" office:value="10.83260853" calcext:value-type="float">
            <text:p>10.832608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96]+[.A397]" office:value-type="float" office:value="10.858548868" calcext:value-type="float">
            <text:p>10.858548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397]+[.A398]" office:value-type="float" office:value="10.884153508" calcext:value-type="float">
            <text:p>10.884153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398]+[.A399]" office:value-type="float" office:value="10.910109105" calcext:value-type="float">
            <text:p>10.910109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399]+[.A400]" office:value-type="float" office:value="10.93609522" calcext:value-type="float">
            <text:p>10.93609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00]+[.A401]" office:value-type="float" office:value="10.962035558" calcext:value-type="float">
            <text:p>10.962035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401]+[.A402]" office:value-type="float" office:value="10.987624938" calcext:value-type="float">
            <text:p>10.987624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02]+[.A403]" office:value-type="float" office:value="11.013565276" calcext:value-type="float">
            <text:p>11.013565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03]+[.A404]" office:value-type="float" office:value="11.039551391" calcext:value-type="float">
            <text:p>11.039551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404]+[.A405]" office:value-type="float" office:value="11.065445951" calcext:value-type="float">
            <text:p>11.0654459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405]+[.A406]" office:value-type="float" office:value="11.091035331" calcext:value-type="float">
            <text:p>11.091035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06]+[.A407]" office:value-type="float" office:value="11.116975669" calcext:value-type="float">
            <text:p>11.1169756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407]+[.A408]" office:value-type="float" office:value="11.142946525" calcext:value-type="float">
            <text:p>11.142946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408]+[.A409]" office:value-type="float" office:value="11.168856344" calcext:value-type="float">
            <text:p>11.168856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409]+[.A410]" office:value-type="float" office:value="11.194445724" calcext:value-type="float">
            <text:p>11.1944457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10]+[.A411]" office:value-type="float" office:value="11.220386062" calcext:value-type="float">
            <text:p>11.2203860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11]+[.A412]" office:value-type="float" office:value="11.246402694" calcext:value-type="float">
            <text:p>11.2464026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12]+[.A413]" office:value-type="float" office:value="11.272327771" calcext:value-type="float">
            <text:p>11.2723277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413]+[.A414]" office:value-type="float" office:value="11.297962928" calcext:value-type="float">
            <text:p>11.297962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14]+[.A415]" office:value-type="float" office:value="11.323949043" calcext:value-type="float">
            <text:p>11.323949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15]+[.A416]" office:value-type="float" office:value="11.349965675" calcext:value-type="float">
            <text:p>11.349965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416]+[.A417]" office:value-type="float" office:value="11.375936531" calcext:value-type="float">
            <text:p>11.375936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417]+[.A418]" office:value-type="float" office:value="11.401617464" calcext:value-type="float">
            <text:p>11.401617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418]+[.A419]" office:value-type="float" office:value="11.427618837" calcext:value-type="float">
            <text:p>11.4276188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19]+[.A420]" office:value-type="float" office:value="11.453681247" calcext:value-type="float">
            <text:p>11.453681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20]+[.A421]" office:value-type="float" office:value="11.479667362" calcext:value-type="float">
            <text:p>11.479667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421]+[.A422]" office:value-type="float" office:value="11.505348295" calcext:value-type="float">
            <text:p>11.505348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22]+[.A423]" office:value-type="float" office:value="11.531364927" calcext:value-type="float">
            <text:p>11.531364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23]+[.A424]" office:value-type="float" office:value="11.557427337" calcext:value-type="float">
            <text:p>11.5574273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424]+[.A425]" office:value-type="float" office:value="11.58342871" calcext:value-type="float">
            <text:p>11.58342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425]+[.A426]" office:value-type="float" office:value="11.609079126" calcext:value-type="float">
            <text:p>11.609079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426]+[.A427]" office:value-type="float" office:value="11.635126276" calcext:value-type="float">
            <text:p>11.635126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27]+[.A428]" office:value-type="float" office:value="11.661219204" calcext:value-type="float">
            <text:p>11.661219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28]+[.A429]" office:value-type="float" office:value="11.687235836" calcext:value-type="float">
            <text:p>11.687235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429]+[.A430]" office:value-type="float" office:value="11.712947289" calcext:value-type="float">
            <text:p>11.712947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430]+[.A431]" office:value-type="float" office:value="11.738963921" calcext:value-type="float">
            <text:p>11.738963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31]+[.A432]" office:value-type="float" office:value="11.765072108" calcext:value-type="float">
            <text:p>11.765072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432]+[.A433]" office:value-type="float" office:value="11.791119258" calcext:value-type="float">
            <text:p>11.7911192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433]+[.A434]" office:value-type="float" office:value="11.816861228" calcext:value-type="float">
            <text:p>11.816861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34]+[.A435]" office:value-type="float" office:value="11.842954156" calcext:value-type="float">
            <text:p>11.8429541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35]+[.A436]" office:value-type="float" office:value="11.869108119" calcext:value-type="float">
            <text:p>11.869108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436]+[.A437]" office:value-type="float" office:value="11.895185789" calcext:value-type="float">
            <text:p>11.895185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437]+[.A438]" office:value-type="float" office:value="11.920943018" calcext:value-type="float">
            <text:p>11.920943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38]+[.A439]" office:value-type="float" office:value="11.947035946" calcext:value-type="float">
            <text:p>11.9470359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39]+[.A440]" office:value-type="float" office:value="11.973189909" calcext:value-type="float">
            <text:p>11.973189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40]+[.A441]" office:value-type="float" office:value="11.999252319" calcext:value-type="float">
            <text:p>11.999252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441]+[.A442]" office:value-type="float" office:value="12.02497903" calcext:value-type="float">
            <text:p>12.02497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42]+[.A443]" office:value-type="float" office:value="12.051071958" calcext:value-type="float">
            <text:p>12.051071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43]+[.A444]" office:value-type="float" office:value="12.077210662" calcext:value-type="float">
            <text:p>12.077210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444]+[.A445]" office:value-type="float" office:value="12.103273072" calcext:value-type="float">
            <text:p>12.1032730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445]+[.A446]" office:value-type="float" office:value="12.129015042" calcext:value-type="float">
            <text:p>12.129015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46]+[.A447]" office:value-type="float" office:value="12.15510797" calcext:value-type="float">
            <text:p>12.155107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47]+[.A448]" office:value-type="float" office:value="12.181261933" calcext:value-type="float">
            <text:p>12.1812619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48]+[.A449]" office:value-type="float" office:value="12.20737012" calcext:value-type="float">
            <text:p>12.20737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449]+[.A450]" office:value-type="float" office:value="12.233157867" calcext:value-type="float">
            <text:p>12.233157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450]+[.A451]" office:value-type="float" office:value="12.259327089" calcext:value-type="float">
            <text:p>12.259327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451]+[.A452]" office:value-type="float" office:value="12.28552683" calcext:value-type="float">
            <text:p>12.285526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52]+[.A453]" office:value-type="float" office:value="12.311680793" calcext:value-type="float">
            <text:p>12.3116807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453]+[.A454]" office:value-type="float" office:value="12.337544835" calcext:value-type="float">
            <text:p>12.337544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454]+[.A455]" office:value-type="float" office:value="12.363790353" calcext:value-type="float">
            <text:p>12.363790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455]+[.A456]" office:value-type="float" office:value="12.390081647" calcext:value-type="float">
            <text:p>12.390081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456]+[.A457]" office:value-type="float" office:value="12.416296647" calcext:value-type="float">
            <text:p>12.4162966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457]+[.A458]" office:value-type="float" office:value="12.442206466" calcext:value-type="float">
            <text:p>12.442206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58]+[.A459]" office:value-type="float" office:value="12.468467242" calcext:value-type="float">
            <text:p>12.468467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459]+[.A460]" office:value-type="float" office:value="12.494773797" calcext:value-type="float">
            <text:p>12.4947737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460]+[.A461]" office:value-type="float" office:value="12.521004056" calcext:value-type="float">
            <text:p>12.5210040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461]+[.A462]" office:value-type="float" office:value="12.546898616" calcext:value-type="float">
            <text:p>12.546898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62]+[.A463]" office:value-type="float" office:value="12.573159392" calcext:value-type="float">
            <text:p>12.573159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463]+[.A464]" office:value-type="float" office:value="12.599481205" calcext:value-type="float">
            <text:p>12.599481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64]+[.A465]" office:value-type="float" office:value="12.625741981" calcext:value-type="float">
            <text:p>12.6257419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465]+[.A466]" office:value-type="float" office:value="12.651682319" calcext:value-type="float">
            <text:p>12.651682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466]+[.A467]" office:value-type="float" office:value="12.677988874" calcext:value-type="float">
            <text:p>12.677988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467]+[.A468]" office:value-type="float" office:value="12.704356464" calcext:value-type="float">
            <text:p>12.704356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468]+[.A469]" office:value-type="float" office:value="12.730647758" calcext:value-type="float">
            <text:p>12.7306477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69]+[.A470]" office:value-type="float" office:value="12.756572835" calcext:value-type="float">
            <text:p>12.756572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470]+[.A471]" office:value-type="float" office:value="12.78284887" calcext:value-type="float">
            <text:p>12.78284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471]+[.A472]" office:value-type="float" office:value="12.809170683" calcext:value-type="float">
            <text:p>12.8091706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472]+[.A473]" office:value-type="float" office:value="12.835431459" calcext:value-type="float">
            <text:p>12.835431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473]+[.A474]" office:value-type="float" office:value="12.861341278" calcext:value-type="float">
            <text:p>12.861341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474]+[.A475]" office:value-type="float" office:value="12.887586796" calcext:value-type="float">
            <text:p>12.8875867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475]+[.A476]" office:value-type="float" office:value="12.913893351" calcext:value-type="float">
            <text:p>12.913893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476]+[.A477]" office:value-type="float" office:value="12.940062573" calcext:value-type="float">
            <text:p>12.940062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477]+[.A478]" office:value-type="float" office:value="12.965926615" calcext:value-type="float">
            <text:p>12.965926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478]+[.A479]" office:value-type="float" office:value="12.992141615" calcext:value-type="float">
            <text:p>12.992141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479]+[.A480]" office:value-type="float" office:value="13.018371874" calcext:value-type="float">
            <text:p>13.018371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80]+[.A481]" office:value-type="float" office:value="13.044495319" calcext:value-type="float">
            <text:p>13.044495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481]+[.A482]" office:value-type="float" office:value="13.070283066" calcext:value-type="float">
            <text:p>13.070283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82]+[.A483]" office:value-type="float" office:value="13.09642177" calcext:value-type="float">
            <text:p>13.09642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483]+[.A484]" office:value-type="float" office:value="13.122606252" calcext:value-type="float">
            <text:p>13.122606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484]+[.A485]" office:value-type="float" office:value="13.14869918" calcext:value-type="float">
            <text:p>13.148699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485]+[.A486]" office:value-type="float" office:value="13.174486927" calcext:value-type="float">
            <text:p>13.174486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86]+[.A487]" office:value-type="float" office:value="13.200595114" calcext:value-type="float">
            <text:p>13.200595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87]+[.A488]" office:value-type="float" office:value="13.226718559" calcext:value-type="float">
            <text:p>13.226718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488]+[.A489]" office:value-type="float" office:value="13.252750449" calcext:value-type="float">
            <text:p>13.252750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489]+[.A490]" office:value-type="float" office:value="13.278446643" calcext:value-type="float">
            <text:p>13.278446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490]+[.A491]" office:value-type="float" office:value="13.304478533" calcext:value-type="float">
            <text:p>13.304478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491]+[.A492]" office:value-type="float" office:value="13.33058672" calcext:value-type="float">
            <text:p>13.330586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92]+[.A493]" office:value-type="float" office:value="13.356572835" calcext:value-type="float">
            <text:p>13.356572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493]+[.A494]" office:value-type="float" office:value="13.382238509" calcext:value-type="float">
            <text:p>13.382238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94]+[.A495]" office:value-type="float" office:value="13.408163586" calcext:value-type="float">
            <text:p>13.408163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495]+[.A496]" office:value-type="float" office:value="13.434119183" calcext:value-type="float">
            <text:p>13.434119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496]+[.A497]" office:value-type="float" office:value="13.460013743" calcext:value-type="float">
            <text:p>13.460013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497]+[.A498]" office:value-type="float" office:value="13.485557345" calcext:value-type="float">
            <text:p>13.485557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498]+[.A499]" office:value-type="float" office:value="13.511436646" calcext:value-type="float">
            <text:p>13.5114366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499]+[.A500]" office:value-type="float" office:value="13.537361723" calcext:value-type="float">
            <text:p>13.5373617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00]+[.A501]" office:value-type="float" office:value="13.563179989" calcext:value-type="float">
            <text:p>13.563179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501]+[.A502]" office:value-type="float" office:value="13.588632039" calcext:value-type="float">
            <text:p>13.588632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502]+[.A503]" office:value-type="float" office:value="13.614419786" calcext:value-type="float">
            <text:p>13.614419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03]+[.A504]" office:value-type="float" office:value="13.640238052" calcext:value-type="float">
            <text:p>13.640238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04]+[.A505]" office:value-type="float" office:value="13.665964763" calcext:value-type="float">
            <text:p>13.6659647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505]+[.A506]" office:value-type="float" office:value="13.691371034" calcext:value-type="float">
            <text:p>13.6913710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506]+[.A507]" office:value-type="float" office:value="13.717067228" calcext:value-type="float">
            <text:p>13.717067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07]+[.A508]" office:value-type="float" office:value="13.742793939" calcext:value-type="float">
            <text:p>13.7427939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08]+[.A509]" office:value-type="float" office:value="13.768459613" calcext:value-type="float">
            <text:p>13.7684596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509]+[.A510]" office:value-type="float" office:value="13.79378959" calcext:value-type="float">
            <text:p>13.79378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10]+[.A511]" office:value-type="float" office:value="13.819455264" calcext:value-type="float">
            <text:p>13.819455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511]+[.A512]" office:value-type="float" office:value="13.845136197" calcext:value-type="float">
            <text:p>13.845136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12]+[.A513]" office:value-type="float" office:value="13.870740837" calcext:value-type="float">
            <text:p>13.8707408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53681" calcext:value-type="float">
            <text:p>0.025253681</text:p>
          </table:table-cell>
          <table:table-cell office:value-type="float" office:value="9.899547" calcext:value-type="float">
            <text:p>9.899547</text:p>
          </table:table-cell>
          <table:table-cell table:formula="of:=[.C513]+[.A514]" office:value-type="float" office:value="13.895994518" calcext:value-type="float">
            <text:p>13.8959945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14]+[.A515]" office:value-type="float" office:value="13.921599158" calcext:value-type="float">
            <text:p>13.921599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15]+[.A516]" office:value-type="float" office:value="13.947264832" calcext:value-type="float">
            <text:p>13.9472648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516]+[.A517]" office:value-type="float" office:value="13.972808434" calcext:value-type="float">
            <text:p>13.9728084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53681" calcext:value-type="float">
            <text:p>0.025253681</text:p>
          </table:table-cell>
          <table:table-cell office:value-type="float" office:value="9.899547" calcext:value-type="float">
            <text:p>9.899547</text:p>
          </table:table-cell>
          <table:table-cell table:formula="of:=[.C517]+[.A518]" office:value-type="float" office:value="13.998062115" calcext:value-type="float">
            <text:p>13.998062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518]+[.A519]" office:value-type="float" office:value="14.023636237" calcext:value-type="float">
            <text:p>14.0236362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519]+[.A520]" office:value-type="float" office:value="14.049256135" calcext:value-type="float">
            <text:p>14.049256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20]+[.A521]" office:value-type="float" office:value="14.074860775" calcext:value-type="float">
            <text:p>14.0748607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521]+[.A522]" office:value-type="float" office:value="14.100129715" calcext:value-type="float">
            <text:p>14.100129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522]+[.A523]" office:value-type="float" office:value="14.125795389" calcext:value-type="float">
            <text:p>14.125795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23]+[.A524]" office:value-type="float" office:value="14.1515221" calcext:value-type="float">
            <text:p>14.1515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24]+[.A525]" office:value-type="float" office:value="14.177157257" calcext:value-type="float">
            <text:p>14.1771572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06271" calcext:value-type="float">
            <text:p>0.025406271</text:p>
          </table:table-cell>
          <table:table-cell office:value-type="float" office:value="9.84009" calcext:value-type="float">
            <text:p>9.84009</text:p>
          </table:table-cell>
          <table:table-cell table:formula="of:=[.C525]+[.A526]" office:value-type="float" office:value="14.202563528" calcext:value-type="float">
            <text:p>14.202563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26]+[.A527]" office:value-type="float" office:value="14.228290239" calcext:value-type="float">
            <text:p>14.228290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27]+[.A528]" office:value-type="float" office:value="14.254139023" calcext:value-type="float">
            <text:p>14.254139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528]+[.A529]" office:value-type="float" office:value="14.279865734" calcext:value-type="float">
            <text:p>14.279865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529]+[.A530]" office:value-type="float" office:value="14.305333042" calcext:value-type="float">
            <text:p>14.305333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530]+[.A531]" office:value-type="float" office:value="14.331166567" calcext:value-type="float">
            <text:p>14.3311665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531]+[.A532]" office:value-type="float" office:value="14.357076386" calcext:value-type="float">
            <text:p>14.3570763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32]+[.A533]" office:value-type="float" office:value="14.382894652" calcext:value-type="float">
            <text:p>14.382894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533]+[.A534]" office:value-type="float" office:value="14.408407737" calcext:value-type="float">
            <text:p>14.408407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34]+[.A535]" office:value-type="float" office:value="14.434256521" calcext:value-type="float">
            <text:p>14.4342565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535]+[.A536]" office:value-type="float" office:value="14.460151081" calcext:value-type="float">
            <text:p>14.460151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36]+[.A537]" office:value-type="float" office:value="14.485969347" calcext:value-type="float">
            <text:p>14.4859693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537]+[.A538]" office:value-type="float" office:value="14.511467173" calcext:value-type="float">
            <text:p>14.511467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538]+[.A539]" office:value-type="float" office:value="14.537300698" calcext:value-type="float">
            <text:p>14.5373006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39]+[.A540]" office:value-type="float" office:value="14.563179999" calcext:value-type="float">
            <text:p>14.56317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540]+[.A541]" office:value-type="float" office:value="14.588967746" calcext:value-type="float">
            <text:p>14.5889677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82567" calcext:value-type="float">
            <text:p>0.025482567</text:p>
          </table:table-cell>
          <table:table-cell office:value-type="float" office:value="9.810628" calcext:value-type="float">
            <text:p>9.810628</text:p>
          </table:table-cell>
          <table:table-cell table:formula="of:=[.C541]+[.A542]" office:value-type="float" office:value="14.614450313" calcext:value-type="float">
            <text:p>14.614450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42]+[.A543]" office:value-type="float" office:value="14.640299097" calcext:value-type="float">
            <text:p>14.640299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543]+[.A544]" office:value-type="float" office:value="14.666224174" calcext:value-type="float">
            <text:p>14.666224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44]+[.A545]" office:value-type="float" office:value="14.692072958" calcext:value-type="float">
            <text:p>14.692072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43602" calcext:value-type="float">
            <text:p>0.025543602</text:p>
          </table:table-cell>
          <table:table-cell office:value-type="float" office:value="9.787187" calcext:value-type="float">
            <text:p>9.787187</text:p>
          </table:table-cell>
          <table:table-cell table:formula="of:=[.C545]+[.A546]" office:value-type="float" office:value="14.71761656" calcext:value-type="float">
            <text:p>14.71761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546]+[.A547]" office:value-type="float" office:value="14.74351112" calcext:value-type="float">
            <text:p>14.74351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47]+[.A548]" office:value-type="float" office:value="14.769466717" calcext:value-type="float">
            <text:p>14.7694667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548]+[.A549]" office:value-type="float" office:value="14.795376536" calcext:value-type="float">
            <text:p>14.795376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49]+[.A550]" office:value-type="float" office:value="14.821011693" calcext:value-type="float">
            <text:p>14.821011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50]+[.A551]" office:value-type="float" office:value="14.84696729" calcext:value-type="float">
            <text:p>14.846967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551]+[.A552]" office:value-type="float" office:value="14.87299918" calcext:value-type="float">
            <text:p>14.872999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52]+[.A553]" office:value-type="float" office:value="14.898939518" calcext:value-type="float">
            <text:p>14.8989395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53]+[.A554]" office:value-type="float" office:value="14.924574675" calcext:value-type="float">
            <text:p>14.924574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54]+[.A555]" office:value-type="float" office:value="14.950530272" calcext:value-type="float">
            <text:p>14.950530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55]+[.A556]" office:value-type="float" office:value="14.976531645" calcext:value-type="float">
            <text:p>14.9765316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556]+[.A557]" office:value-type="float" office:value="15.002426205" calcext:value-type="float">
            <text:p>15.002426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57]+[.A558]" office:value-type="float" office:value="15.028030845" calcext:value-type="float">
            <text:p>15.0280308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558]+[.A559]" office:value-type="float" office:value="15.053986442" calcext:value-type="float">
            <text:p>15.053986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559]+[.A560]" office:value-type="float" office:value="15.079957298" calcext:value-type="float">
            <text:p>15.079957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560]+[.A561]" office:value-type="float" office:value="15.105867117" calcext:value-type="float">
            <text:p>15.105867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561]+[.A562]" office:value-type="float" office:value="15.131456497" calcext:value-type="float">
            <text:p>15.1314564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62]+[.A563]" office:value-type="float" office:value="15.157396835" calcext:value-type="float">
            <text:p>15.157396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63]+[.A564]" office:value-type="float" office:value="15.183398208" calcext:value-type="float">
            <text:p>15.183398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564]+[.A565]" office:value-type="float" office:value="15.209277509" calcext:value-type="float">
            <text:p>15.209277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565]+[.A566]" office:value-type="float" office:value="15.234882149" calcext:value-type="float">
            <text:p>15.234882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66]+[.A567]" office:value-type="float" office:value="15.260822487" calcext:value-type="float">
            <text:p>15.2608224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67]+[.A568]" office:value-type="float" office:value="15.28682386" calcext:value-type="float">
            <text:p>15.286823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568]+[.A569]" office:value-type="float" office:value="15.312764198" calcext:value-type="float">
            <text:p>15.312764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569]+[.A570]" office:value-type="float" office:value="15.338399355" calcext:value-type="float">
            <text:p>15.338399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70]+[.A571]" office:value-type="float" office:value="15.364400728" calcext:value-type="float">
            <text:p>15.364400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71]+[.A572]" office:value-type="float" office:value="15.390463138" calcext:value-type="float">
            <text:p>15.390463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572]+[.A573]" office:value-type="float" office:value="15.416464511" calcext:value-type="float">
            <text:p>15.416464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573]+[.A574]" office:value-type="float" office:value="15.442145444" calcext:value-type="float">
            <text:p>15.442145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574]+[.A575]" office:value-type="float" office:value="15.468177334" calcext:value-type="float">
            <text:p>15.468177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575]+[.A576]" office:value-type="float" office:value="15.494285521" calcext:value-type="float">
            <text:p>15.4942855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76]+[.A577]" office:value-type="float" office:value="15.520332671" calcext:value-type="float">
            <text:p>15.5203326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577]+[.A578]" office:value-type="float" office:value="15.546074641" calcext:value-type="float">
            <text:p>15.546074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578]+[.A579]" office:value-type="float" office:value="15.572167569" calcext:value-type="float">
            <text:p>15.572167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579]+[.A580]" office:value-type="float" office:value="15.598321532" calcext:value-type="float">
            <text:p>15.598321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80]+[.A581]" office:value-type="float" office:value="15.624368682" calcext:value-type="float">
            <text:p>15.624368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581]+[.A582]" office:value-type="float" office:value="15.650125911" calcext:value-type="float">
            <text:p>15.6501259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582]+[.A583]" office:value-type="float" office:value="15.676218839" calcext:value-type="float">
            <text:p>15.6762188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583]+[.A584]" office:value-type="float" office:value="15.702342284" calcext:value-type="float">
            <text:p>15.702342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584]+[.A585]" office:value-type="float" office:value="15.728374174" calcext:value-type="float">
            <text:p>15.728374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585]+[.A586]" office:value-type="float" office:value="15.754070368" calcext:value-type="float">
            <text:p>15.754070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86]+[.A587]" office:value-type="float" office:value="15.780117518" calcext:value-type="float">
            <text:p>15.7801175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587]+[.A588]" office:value-type="float" office:value="15.806179928" calcext:value-type="float">
            <text:p>15.806179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588]+[.A589]" office:value-type="float" office:value="15.832227078" calcext:value-type="float">
            <text:p>15.832227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589]+[.A590]" office:value-type="float" office:value="15.857969048" calcext:value-type="float">
            <text:p>15.8579690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590]+[.A591]" office:value-type="float" office:value="15.884061976" calcext:value-type="float">
            <text:p>15.8840619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591]+[.A592]" office:value-type="float" office:value="15.910246458" calcext:value-type="float">
            <text:p>15.910246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592]+[.A593]" office:value-type="float" office:value="15.936324128" calcext:value-type="float">
            <text:p>15.936324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593]+[.A594]" office:value-type="float" office:value="15.962142394" calcext:value-type="float">
            <text:p>15.962142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594]+[.A595]" office:value-type="float" office:value="15.988281098" calcext:value-type="float">
            <text:p>15.9882810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595]+[.A596]" office:value-type="float" office:value="16.014511357" calcext:value-type="float">
            <text:p>16.014511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596]+[.A597]" office:value-type="float" office:value="16.04066532" calcext:value-type="float">
            <text:p>16.04066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597]+[.A598]" office:value-type="float" office:value="16.066514104" calcext:value-type="float">
            <text:p>16.066514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598]+[.A599]" office:value-type="float" office:value="16.092729104" calcext:value-type="float">
            <text:p>16.092729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599]+[.A600]" office:value-type="float" office:value="16.11898988" calcext:value-type="float">
            <text:p>16.118989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00]+[.A601]" office:value-type="float" office:value="16.14520488" calcext:value-type="float">
            <text:p>16.14520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01]+[.A602]" office:value-type="float" office:value="16.17109944" calcext:value-type="float">
            <text:p>16.17109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02]+[.A603]" office:value-type="float" office:value="16.197329699" calcext:value-type="float">
            <text:p>16.1973296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03]+[.A604]" office:value-type="float" office:value="16.223636254" calcext:value-type="float">
            <text:p>16.2236362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04]+[.A605]" office:value-type="float" office:value="16.249866513" calcext:value-type="float">
            <text:p>16.2498665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05]+[.A606]" office:value-type="float" office:value="16.275806851" calcext:value-type="float">
            <text:p>16.2758068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06]+[.A607]" office:value-type="float" office:value="16.302082886" calcext:value-type="float">
            <text:p>16.3020828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607]+[.A608]" office:value-type="float" office:value="16.328435217" calcext:value-type="float">
            <text:p>16.328435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08]+[.A609]" office:value-type="float" office:value="16.354695993" calcext:value-type="float">
            <text:p>16.354695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09]+[.A610]" office:value-type="float" office:value="16.38062107" calcext:value-type="float">
            <text:p>16.38062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10]+[.A611]" office:value-type="float" office:value="16.406912364" calcext:value-type="float">
            <text:p>16.4069123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11]+[.A612]" office:value-type="float" office:value="16.433234177" calcext:value-type="float">
            <text:p>16.433234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12]+[.A613]" office:value-type="float" office:value="16.459464436" calcext:value-type="float">
            <text:p>16.459464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13]+[.A614]" office:value-type="float" office:value="16.485404774" calcext:value-type="float">
            <text:p>16.4854047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14]+[.A615]" office:value-type="float" office:value="16.511696068" calcext:value-type="float">
            <text:p>16.511696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15]+[.A616]" office:value-type="float" office:value="16.538017881" calcext:value-type="float">
            <text:p>16.538017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16]+[.A617]" office:value-type="float" office:value="16.56424814" calcext:value-type="float">
            <text:p>16.564248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617]+[.A618]" office:value-type="float" office:value="16.590203737" calcext:value-type="float">
            <text:p>16.590203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18]+[.A619]" office:value-type="float" office:value="16.616479772" calcext:value-type="float">
            <text:p>16.616479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619]+[.A620]" office:value-type="float" office:value="16.642832103" calcext:value-type="float">
            <text:p>16.642832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20]+[.A621]" office:value-type="float" office:value="16.669077621" calcext:value-type="float">
            <text:p>16.669077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21]+[.A622]" office:value-type="float" office:value="16.695017959" calcext:value-type="float">
            <text:p>16.695017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22]+[.A623]" office:value-type="float" office:value="16.721309253" calcext:value-type="float">
            <text:p>16.7213092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23]+[.A624]" office:value-type="float" office:value="16.747631066" calcext:value-type="float">
            <text:p>16.747631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24]+[.A625]" office:value-type="float" office:value="16.773891842" calcext:value-type="float">
            <text:p>16.7738918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25]+[.A626]" office:value-type="float" office:value="16.799816919" calcext:value-type="float">
            <text:p>16.799816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26]+[.A627]" office:value-type="float" office:value="16.826092954" calcext:value-type="float">
            <text:p>16.8260929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27]+[.A628]" office:value-type="float" office:value="16.852430026" calcext:value-type="float">
            <text:p>16.852430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28]+[.A629]" office:value-type="float" office:value="16.878706061" calcext:value-type="float">
            <text:p>16.878706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29]+[.A630]" office:value-type="float" office:value="16.904646399" calcext:value-type="float">
            <text:p>16.904646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30]+[.A631]" office:value-type="float" office:value="16.930937693" calcext:value-type="float">
            <text:p>16.930937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31]+[.A632]" office:value-type="float" office:value="16.957274765" calcext:value-type="float">
            <text:p>16.957274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32]+[.A633]" office:value-type="float" office:value="16.983505024" calcext:value-type="float">
            <text:p>16.9835050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33]+[.A634]" office:value-type="float" office:value="17.009414843" calcext:value-type="float">
            <text:p>17.009414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34]+[.A635]" office:value-type="float" office:value="17.035645102" calcext:value-type="float">
            <text:p>17.035645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35]+[.A636]" office:value-type="float" office:value="17.061936396" calcext:value-type="float">
            <text:p>17.061936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36]+[.A637]" office:value-type="float" office:value="17.088151396" calcext:value-type="float">
            <text:p>17.088151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37]+[.A638]" office:value-type="float" office:value="17.114061215" calcext:value-type="float">
            <text:p>17.114061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38]+[.A639]" office:value-type="float" office:value="17.140352509" calcext:value-type="float">
            <text:p>17.140352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639]+[.A640]" office:value-type="float" office:value="17.166720099" calcext:value-type="float">
            <text:p>17.166720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40]+[.A641]" office:value-type="float" office:value="17.192996134" calcext:value-type="float">
            <text:p>17.192996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641]+[.A642]" office:value-type="float" office:value="17.21896699" calcext:value-type="float">
            <text:p>17.218966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42]+[.A643]" office:value-type="float" office:value="17.245258284" calcext:value-type="float">
            <text:p>17.245258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43]+[.A644]" office:value-type="float" office:value="17.271595356" calcext:value-type="float">
            <text:p>17.271595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44]+[.A645]" office:value-type="float" office:value="17.297840874" calcext:value-type="float">
            <text:p>17.297840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45]+[.A646]" office:value-type="float" office:value="17.323735434" calcext:value-type="float">
            <text:p>17.3237354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46]+[.A647]" office:value-type="float" office:value="17.34999621" calcext:value-type="float">
            <text:p>17.34999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647]+[.A648]" office:value-type="float" office:value="17.376318023" calcext:value-type="float">
            <text:p>17.376318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648]+[.A649]" office:value-type="float" office:value="17.402517764" calcext:value-type="float">
            <text:p>17.402517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49]+[.A650]" office:value-type="float" office:value="17.428427583" calcext:value-type="float">
            <text:p>17.4284275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50]+[.A651]" office:value-type="float" office:value="17.454657842" calcext:value-type="float">
            <text:p>17.4546578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51]+[.A652]" office:value-type="float" office:value="17.480964397" calcext:value-type="float">
            <text:p>17.480964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652]+[.A653]" office:value-type="float" office:value="17.507164138" calcext:value-type="float">
            <text:p>17.507164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53]+[.A654]" office:value-type="float" office:value="17.533089215" calcext:value-type="float">
            <text:p>17.533089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54]+[.A655]" office:value-type="float" office:value="17.55936525" calcext:value-type="float">
            <text:p>17.55936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55]+[.A656]" office:value-type="float" office:value="17.585702322" calcext:value-type="float">
            <text:p>17.585702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56]+[.A657]" office:value-type="float" office:value="17.611978357" calcext:value-type="float">
            <text:p>17.611978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57]+[.A658]" office:value-type="float" office:value="17.637918695" calcext:value-type="float">
            <text:p>17.6379186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58]+[.A659]" office:value-type="float" office:value="17.66419473" calcext:value-type="float">
            <text:p>17.66419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82849" calcext:value-type="float">
            <text:p>0.026382849</text:p>
          </table:table-cell>
          <table:table-cell office:value-type="float" office:value="9.475853" calcext:value-type="float">
            <text:p>9.475853</text:p>
          </table:table-cell>
          <table:table-cell table:formula="of:=[.C659]+[.A660]" office:value-type="float" office:value="17.690577579" calcext:value-type="float">
            <text:p>17.690577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60]+[.A661]" office:value-type="float" office:value="17.716868873" calcext:value-type="float">
            <text:p>17.7168688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661]+[.A662]" office:value-type="float" office:value="17.74282447" calcext:value-type="float">
            <text:p>17.74282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62]+[.A663]" office:value-type="float" office:value="17.769131025" calcext:value-type="float">
            <text:p>17.769131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63]+[.A664]" office:value-type="float" office:value="17.795468097" calcext:value-type="float">
            <text:p>17.795468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64]+[.A665]" office:value-type="float" office:value="17.821713615" calcext:value-type="float">
            <text:p>17.821713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65]+[.A666]" office:value-type="float" office:value="17.847653953" calcext:value-type="float">
            <text:p>17.847653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666]+[.A667]" office:value-type="float" office:value="17.873914729" calcext:value-type="float">
            <text:p>17.8739147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667]+[.A668]" office:value-type="float" office:value="17.900251801" calcext:value-type="float">
            <text:p>17.900251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68]+[.A669]" office:value-type="float" office:value="17.926527836" calcext:value-type="float">
            <text:p>17.926527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669]+[.A670]" office:value-type="float" office:value="17.952468174" calcext:value-type="float">
            <text:p>17.952468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70]+[.A671]" office:value-type="float" office:value="17.978744209" calcext:value-type="float">
            <text:p>17.978744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671]+[.A672]" office:value-type="float" office:value="18.005035503" calcext:value-type="float">
            <text:p>18.005035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72]+[.A673]" office:value-type="float" office:value="18.031265762" calcext:value-type="float">
            <text:p>18.031265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73]+[.A674]" office:value-type="float" office:value="18.057160322" calcext:value-type="float">
            <text:p>18.057160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74]+[.A675]" office:value-type="float" office:value="18.08340584" calcext:value-type="float">
            <text:p>18.08340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75]+[.A676]" office:value-type="float" office:value="18.109681875" calcext:value-type="float">
            <text:p>18.109681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76]+[.A677]" office:value-type="float" office:value="18.135927393" calcext:value-type="float">
            <text:p>18.135927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677]+[.A678]" office:value-type="float" office:value="18.161837212" calcext:value-type="float">
            <text:p>18.161837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678]+[.A679]" office:value-type="float" office:value="18.188067471" calcext:value-type="float">
            <text:p>18.188067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679]+[.A680]" office:value-type="float" office:value="18.214374026" calcext:value-type="float">
            <text:p>18.214374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80]+[.A681]" office:value-type="float" office:value="18.240589026" calcext:value-type="float">
            <text:p>18.240589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681]+[.A682]" office:value-type="float" office:value="18.266483586" calcext:value-type="float">
            <text:p>18.266483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82]+[.A683]" office:value-type="float" office:value="18.292698586" calcext:value-type="float">
            <text:p>18.292698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683]+[.A684]" office:value-type="float" office:value="18.318974621" calcext:value-type="float">
            <text:p>18.318974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684]+[.A685]" office:value-type="float" office:value="18.345174362" calcext:value-type="float">
            <text:p>18.345174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79301" calcext:value-type="float">
            <text:p>0.025879301</text:p>
          </table:table-cell>
          <table:table-cell office:value-type="float" office:value="9.66023" calcext:value-type="float">
            <text:p>9.66023</text:p>
          </table:table-cell>
          <table:table-cell table:formula="of:=[.C685]+[.A686]" office:value-type="float" office:value="18.371053663" calcext:value-type="float">
            <text:p>18.371053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686]+[.A687]" office:value-type="float" office:value="18.397268663" calcext:value-type="float">
            <text:p>18.397268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687]+[.A688]" office:value-type="float" office:value="18.423514181" calcext:value-type="float">
            <text:p>18.423514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688]+[.A689]" office:value-type="float" office:value="18.449668144" calcext:value-type="float">
            <text:p>18.449668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689]+[.A690]" office:value-type="float" office:value="18.47548641" calcext:value-type="float">
            <text:p>18.47548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690]+[.A691]" office:value-type="float" office:value="18.501625114" calcext:value-type="float">
            <text:p>18.501625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691]+[.A692]" office:value-type="float" office:value="18.527809596" calcext:value-type="float">
            <text:p>18.527809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692]+[.A693]" office:value-type="float" office:value="18.553902524" calcext:value-type="float">
            <text:p>18.553902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693]+[.A694]" office:value-type="float" office:value="18.579644494" calcext:value-type="float">
            <text:p>18.5796444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694]+[.A695]" office:value-type="float" office:value="18.605645867" calcext:value-type="float">
            <text:p>18.6056458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695]+[.A696]" office:value-type="float" office:value="18.631693017" calcext:value-type="float">
            <text:p>18.631693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96]+[.A697]" office:value-type="float" office:value="18.657618094" calcext:value-type="float">
            <text:p>18.6576180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697]+[.A698]" office:value-type="float" office:value="18.683222734" calcext:value-type="float">
            <text:p>18.683222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698]+[.A699]" office:value-type="float" office:value="18.709147811" calcext:value-type="float">
            <text:p>18.7091478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699]+[.A700]" office:value-type="float" office:value="18.735118667" calcext:value-type="float">
            <text:p>18.735118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700]+[.A701]" office:value-type="float" office:value="18.760982709" calcext:value-type="float">
            <text:p>18.7609827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701]+[.A702]" office:value-type="float" office:value="18.78654157" calcext:value-type="float">
            <text:p>18.78654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702]+[.A703]" office:value-type="float" office:value="18.812390354" calcext:value-type="float">
            <text:p>18.812390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03]+[.A704]" office:value-type="float" office:value="18.838284914" calcext:value-type="float">
            <text:p>18.838284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704]+[.A705]" office:value-type="float" office:value="18.864042143" calcext:value-type="float">
            <text:p>18.864042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705]+[.A706]" office:value-type="float" office:value="18.889494193" calcext:value-type="float">
            <text:p>18.889494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706]+[.A707]" office:value-type="float" office:value="18.915236163" calcext:value-type="float">
            <text:p>18.915236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707]+[.A708]" office:value-type="float" office:value="18.94102391" calcext:value-type="float">
            <text:p>18.94102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08]+[.A709]" office:value-type="float" office:value="18.966689584" calcext:value-type="float">
            <text:p>18.966689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60495" calcext:value-type="float">
            <text:p>0.025360495</text:p>
          </table:table-cell>
          <table:table-cell office:value-type="float" office:value="9.857852" calcext:value-type="float">
            <text:p>9.857852</text:p>
          </table:table-cell>
          <table:table-cell table:formula="of:=[.C709]+[.A710]" office:value-type="float" office:value="18.992050079" calcext:value-type="float">
            <text:p>18.992050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710]+[.A711]" office:value-type="float" office:value="19.017685236" calcext:value-type="float">
            <text:p>19.017685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711]+[.A712]" office:value-type="float" office:value="19.04338143" calcext:value-type="float">
            <text:p>19.04338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712]+[.A713]" office:value-type="float" office:value="19.06898607" calcext:value-type="float">
            <text:p>19.06898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713]+[.A714]" office:value-type="float" office:value="19.094270269" calcext:value-type="float">
            <text:p>19.094270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714]+[.A715]" office:value-type="float" office:value="19.119874909" calcext:value-type="float">
            <text:p>19.119874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15]+[.A716]" office:value-type="float" office:value="19.145540583" calcext:value-type="float">
            <text:p>19.1455405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716]+[.A717]" office:value-type="float" office:value="19.171099444" calcext:value-type="float">
            <text:p>19.171099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717]+[.A718]" office:value-type="float" office:value="19.196383643" calcext:value-type="float">
            <text:p>19.196383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718]+[.A719]" office:value-type="float" office:value="19.222003541" calcext:value-type="float">
            <text:p>19.222003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719]+[.A720]" office:value-type="float" office:value="19.247699735" calcext:value-type="float">
            <text:p>19.247699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720]+[.A721]" office:value-type="float" office:value="19.273334892" calcext:value-type="float">
            <text:p>19.2733348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60495" calcext:value-type="float">
            <text:p>0.025360495</text:p>
          </table:table-cell>
          <table:table-cell office:value-type="float" office:value="9.857852" calcext:value-type="float">
            <text:p>9.857852</text:p>
          </table:table-cell>
          <table:table-cell table:formula="of:=[.C721]+[.A722]" office:value-type="float" office:value="19.298695387" calcext:value-type="float">
            <text:p>19.298695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722]+[.A723]" office:value-type="float" office:value="19.32437632" calcext:value-type="float">
            <text:p>19.324376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723]+[.A724]" office:value-type="float" office:value="19.350133549" calcext:value-type="float">
            <text:p>19.350133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24]+[.A725]" office:value-type="float" office:value="19.375799223" calcext:value-type="float">
            <text:p>19.375799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75754" calcext:value-type="float">
            <text:p>0.025375754</text:p>
          </table:table-cell>
          <table:table-cell office:value-type="float" office:value="9.851924" calcext:value-type="float">
            <text:p>9.851924</text:p>
          </table:table-cell>
          <table:table-cell table:formula="of:=[.C725]+[.A726]" office:value-type="float" office:value="19.401174977" calcext:value-type="float">
            <text:p>19.4011749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726]+[.A727]" office:value-type="float" office:value="19.426871171" calcext:value-type="float">
            <text:p>19.426871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727]+[.A728]" office:value-type="float" office:value="19.452613141" calcext:value-type="float">
            <text:p>19.452613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728]+[.A729]" office:value-type="float" office:value="19.478278815" calcext:value-type="float">
            <text:p>19.4782788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729]+[.A730]" office:value-type="float" office:value="19.503669827" calcext:value-type="float">
            <text:p>19.503669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730]+[.A731]" office:value-type="float" office:value="19.529427056" calcext:value-type="float">
            <text:p>19.5294270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731]+[.A732]" office:value-type="float" office:value="19.555245322" calcext:value-type="float">
            <text:p>19.555245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732]+[.A733]" office:value-type="float" office:value="19.580972033" calcext:value-type="float">
            <text:p>19.580972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5205" calcext:value-type="float">
            <text:p>0.02545205</text:p>
          </table:table-cell>
          <table:table-cell office:value-type="float" office:value="9.8223915" calcext:value-type="float">
            <text:p>9.8223915</text:p>
          </table:table-cell>
          <table:table-cell table:formula="of:=[.C733]+[.A734]" office:value-type="float" office:value="19.606424083" calcext:value-type="float">
            <text:p>19.606424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734]+[.A735]" office:value-type="float" office:value="19.632257608" calcext:value-type="float">
            <text:p>19.632257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735]+[.A736]" office:value-type="float" office:value="19.658182685" calcext:value-type="float">
            <text:p>19.658182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736]+[.A737]" office:value-type="float" office:value="19.68401621" calcext:value-type="float">
            <text:p>19.68401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28343" calcext:value-type="float">
            <text:p>0.025528343</text:p>
          </table:table-cell>
          <table:table-cell office:value-type="float" office:value="9.793036" calcext:value-type="float">
            <text:p>9.793036</text:p>
          </table:table-cell>
          <table:table-cell table:formula="of:=[.C737]+[.A738]" office:value-type="float" office:value="19.709544553" calcext:value-type="float">
            <text:p>19.7095445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38]+[.A739]" office:value-type="float" office:value="19.735439113" calcext:value-type="float">
            <text:p>19.735439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39]+[.A740]" office:value-type="float" office:value="19.76139471" calcext:value-type="float">
            <text:p>19.76139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740]+[.A741]" office:value-type="float" office:value="19.787304529" calcext:value-type="float">
            <text:p>19.7873045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741]+[.A742]" office:value-type="float" office:value="19.812924427" calcext:value-type="float">
            <text:p>19.812924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742]+[.A743]" office:value-type="float" office:value="19.838910542" calcext:value-type="float">
            <text:p>19.838910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743]+[.A744]" office:value-type="float" office:value="19.864927174" calcext:value-type="float">
            <text:p>19.864927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744]+[.A745]" office:value-type="float" office:value="19.890867512" calcext:value-type="float">
            <text:p>19.890867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745]+[.A746]" office:value-type="float" office:value="19.916502669" calcext:value-type="float">
            <text:p>19.9165026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746]+[.A747]" office:value-type="float" office:value="19.942488784" calcext:value-type="float">
            <text:p>19.942488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747]+[.A748]" office:value-type="float" office:value="19.968535934" calcext:value-type="float">
            <text:p>19.9685359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48]+[.A749]" office:value-type="float" office:value="19.994491531" calcext:value-type="float">
            <text:p>19.994491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749]+[.A750]" office:value-type="float" office:value="20.020172464" calcext:value-type="float">
            <text:p>20.020172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750]+[.A751]" office:value-type="float" office:value="20.046173837" calcext:value-type="float">
            <text:p>20.0461738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751]+[.A752]" office:value-type="float" office:value="20.072251507" calcext:value-type="float">
            <text:p>20.072251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752]+[.A753]" office:value-type="float" office:value="20.098283397" calcext:value-type="float">
            <text:p>20.098283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753]+[.A754]" office:value-type="float" office:value="20.124025367" calcext:value-type="float">
            <text:p>20.124025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754]+[.A755]" office:value-type="float" office:value="20.150118295" calcext:value-type="float">
            <text:p>20.150118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755]+[.A756]" office:value-type="float" office:value="20.176272258" calcext:value-type="float">
            <text:p>20.1762722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756]+[.A757]" office:value-type="float" office:value="20.202349928" calcext:value-type="float">
            <text:p>20.2023499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757]+[.A758]" office:value-type="float" office:value="20.228076639" calcext:value-type="float">
            <text:p>20.2280766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758]+[.A759]" office:value-type="float" office:value="20.254139049" calcext:value-type="float">
            <text:p>20.254139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759]+[.A760]" office:value-type="float" office:value="20.280293012" calcext:value-type="float">
            <text:p>20.280293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760]+[.A761]" office:value-type="float" office:value="20.306355422" calcext:value-type="float">
            <text:p>20.3063554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761]+[.A762]" office:value-type="float" office:value="20.332143169" calcext:value-type="float">
            <text:p>20.332143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762]+[.A763]" office:value-type="float" office:value="20.358266614" calcext:value-type="float">
            <text:p>20.358266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763]+[.A764]" office:value-type="float" office:value="20.384435836" calcext:value-type="float">
            <text:p>20.3844358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764]+[.A765]" office:value-type="float" office:value="20.410559281" calcext:value-type="float">
            <text:p>20.410559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765]+[.A766]" office:value-type="float" office:value="20.436392806" calcext:value-type="float">
            <text:p>20.436392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766]+[.A767]" office:value-type="float" office:value="20.462577288" calcext:value-type="float">
            <text:p>20.462577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67]+[.A768]" office:value-type="float" office:value="20.488883843" calcext:value-type="float">
            <text:p>20.4888838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768]+[.A769]" office:value-type="float" office:value="20.515114102" calcext:value-type="float">
            <text:p>20.515114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769]+[.A770]" office:value-type="float" office:value="20.541039179" calcext:value-type="float">
            <text:p>20.541039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770]+[.A771]" office:value-type="float" office:value="20.567315214" calcext:value-type="float">
            <text:p>20.567315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771]+[.A772]" office:value-type="float" office:value="20.593652286" calcext:value-type="float">
            <text:p>20.593652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772]+[.A773]" office:value-type="float" office:value="20.619913062" calcext:value-type="float">
            <text:p>20.6199130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73]+[.A774]" office:value-type="float" office:value="20.645868659" calcext:value-type="float">
            <text:p>20.6458686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774]+[.A775]" office:value-type="float" office:value="20.672190472" calcext:value-type="float">
            <text:p>20.672190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52331" calcext:value-type="float">
            <text:p>0.026352331</text:p>
          </table:table-cell>
          <table:table-cell office:value-type="float" office:value="9.486827" calcext:value-type="float">
            <text:p>9.486827</text:p>
          </table:table-cell>
          <table:table-cell table:formula="of:=[.C775]+[.A776]" office:value-type="float" office:value="20.698542803" calcext:value-type="float">
            <text:p>20.698542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776]+[.A777]" office:value-type="float" office:value="20.724834097" calcext:value-type="float">
            <text:p>20.724834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777]+[.A778]" office:value-type="float" office:value="20.750820212" calcext:value-type="float">
            <text:p>20.750820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78]+[.A779]" office:value-type="float" office:value="20.777126767" calcext:value-type="float">
            <text:p>20.7771267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6759" calcext:value-type="float">
            <text:p>0.02636759</text:p>
          </table:table-cell>
          <table:table-cell office:value-type="float" office:value="9.481337" calcext:value-type="float">
            <text:p>9.481337</text:p>
          </table:table-cell>
          <table:table-cell table:formula="of:=[.C779]+[.A780]" office:value-type="float" office:value="20.803494357" calcext:value-type="float">
            <text:p>20.803494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80]+[.A781]" office:value-type="float" office:value="20.829800912" calcext:value-type="float">
            <text:p>20.829800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781]+[.A782]" office:value-type="float" office:value="20.855756509" calcext:value-type="float">
            <text:p>20.855756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782]+[.A783]" office:value-type="float" office:value="20.882047803" calcext:value-type="float">
            <text:p>20.8820478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37072" calcext:value-type="float">
            <text:p>0.026337072</text:p>
          </table:table-cell>
          <table:table-cell office:value-type="float" office:value="9.492323" calcext:value-type="float">
            <text:p>9.492323</text:p>
          </table:table-cell>
          <table:table-cell table:formula="of:=[.C783]+[.A784]" office:value-type="float" office:value="20.908384875" calcext:value-type="float">
            <text:p>20.908384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784]+[.A785]" office:value-type="float" office:value="20.934630393" calcext:value-type="float">
            <text:p>20.934630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785]+[.A786]" office:value-type="float" office:value="20.960570731" calcext:value-type="float">
            <text:p>20.9605707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786]+[.A787]" office:value-type="float" office:value="20.986831507" calcext:value-type="float">
            <text:p>20.986831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87]+[.A788]" office:value-type="float" office:value="21.013138062" calcext:value-type="float">
            <text:p>21.0131380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788]+[.A789]" office:value-type="float" office:value="21.03938358" calcext:value-type="float">
            <text:p>21.03938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789]+[.A790]" office:value-type="float" office:value="21.065293399" calcext:value-type="float">
            <text:p>21.065293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790]+[.A791]" office:value-type="float" office:value="21.091554175" calcext:value-type="float">
            <text:p>21.091554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06555" calcext:value-type="float">
            <text:p>0.026306555</text:p>
          </table:table-cell>
          <table:table-cell office:value-type="float" office:value="9.503335" calcext:value-type="float">
            <text:p>9.503335</text:p>
          </table:table-cell>
          <table:table-cell table:formula="of:=[.C791]+[.A792]" office:value-type="float" office:value="21.11786073" calcext:value-type="float">
            <text:p>21.11786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792]+[.A793]" office:value-type="float" office:value="21.14407573" calcext:value-type="float">
            <text:p>21.14407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93]+[.A794]" office:value-type="float" office:value="21.16997029" calcext:value-type="float">
            <text:p>21.16997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794]+[.A795]" office:value-type="float" office:value="21.196215808" calcext:value-type="float">
            <text:p>21.196215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795]+[.A796]" office:value-type="float" office:value="21.222537621" calcext:value-type="float">
            <text:p>21.222537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796]+[.A797]" office:value-type="float" office:value="21.24876788" calcext:value-type="float">
            <text:p>21.24876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797]+[.A798]" office:value-type="float" office:value="21.27466244" calcext:value-type="float">
            <text:p>21.27466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798]+[.A799]" office:value-type="float" office:value="21.30087744" calcext:value-type="float">
            <text:p>21.30087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799]+[.A800]" office:value-type="float" office:value="21.327153475" calcext:value-type="float">
            <text:p>21.327153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00]+[.A801]" office:value-type="float" office:value="21.353337957" calcext:value-type="float">
            <text:p>21.3533379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801]+[.A802]" office:value-type="float" office:value="21.379171482" calcext:value-type="float">
            <text:p>21.37917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802]+[.A803]" office:value-type="float" office:value="21.405371223" calcext:value-type="float">
            <text:p>21.405371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803]+[.A804]" office:value-type="float" office:value="21.431616741" calcext:value-type="float">
            <text:p>21.4316167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04]+[.A805]" office:value-type="float" office:value="21.457770704" calcext:value-type="float">
            <text:p>21.457770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805]+[.A806]" office:value-type="float" office:value="21.483604229" calcext:value-type="float">
            <text:p>21.483604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06]+[.A807]" office:value-type="float" office:value="21.509758192" calcext:value-type="float">
            <text:p>21.5097581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07]+[.A808]" office:value-type="float" office:value="21.535942674" calcext:value-type="float">
            <text:p>21.535942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808]+[.A809]" office:value-type="float" office:value="21.562050861" calcext:value-type="float">
            <text:p>21.5620508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809]+[.A810]" office:value-type="float" office:value="21.587853866" calcext:value-type="float">
            <text:p>21.587853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10]+[.A811]" office:value-type="float" office:value="21.613977311" calcext:value-type="float">
            <text:p>21.613977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811]+[.A812]" office:value-type="float" office:value="21.640192311" calcext:value-type="float">
            <text:p>21.640192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812]+[.A813]" office:value-type="float" office:value="21.666300498" calcext:value-type="float">
            <text:p>21.666300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813]+[.A814]" office:value-type="float" office:value="21.692118764" calcext:value-type="float">
            <text:p>21.692118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14]+[.A815]" office:value-type="float" office:value="21.718303246" calcext:value-type="float">
            <text:p>21.718303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60776" calcext:value-type="float">
            <text:p>0.026260776</text:p>
          </table:table-cell>
          <table:table-cell office:value-type="float" office:value="9.519901" calcext:value-type="float">
            <text:p>9.519901</text:p>
          </table:table-cell>
          <table:table-cell table:formula="of:=[.C815]+[.A816]" office:value-type="float" office:value="21.744564022" calcext:value-type="float">
            <text:p>21.7445640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16]+[.A817]" office:value-type="float" office:value="21.770748504" calcext:value-type="float">
            <text:p>21.770748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817]+[.A818]" office:value-type="float" office:value="21.796643064" calcext:value-type="float">
            <text:p>21.7966430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818]+[.A819]" office:value-type="float" office:value="21.822888582" calcext:value-type="float">
            <text:p>21.8228885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819]+[.A820]" office:value-type="float" office:value="21.849164617" calcext:value-type="float">
            <text:p>21.849164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820]+[.A821]" office:value-type="float" office:value="21.875364358" calcext:value-type="float">
            <text:p>21.875364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821]+[.A822]" office:value-type="float" office:value="21.901258918" calcext:value-type="float">
            <text:p>21.9012589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15" calcext:value-type="float">
            <text:p>0.026215</text:p>
          </table:table-cell>
          <table:table-cell office:value-type="float" office:value="9.536525" calcext:value-type="float">
            <text:p>9.536525</text:p>
          </table:table-cell>
          <table:table-cell table:formula="of:=[.C822]+[.A823]" office:value-type="float" office:value="21.927473918" calcext:value-type="float">
            <text:p>21.9274739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823]+[.A824]" office:value-type="float" office:value="21.953749953" calcext:value-type="float">
            <text:p>21.953749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824]+[.A825]" office:value-type="float" office:value="21.979919175" calcext:value-type="float">
            <text:p>21.979919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25]+[.A826]" office:value-type="float" office:value="22.005767959" calcext:value-type="float">
            <text:p>22.005767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84482" calcext:value-type="float">
            <text:p>0.026184482</text:p>
          </table:table-cell>
          <table:table-cell office:value-type="float" office:value="9.54764" calcext:value-type="float">
            <text:p>9.54764</text:p>
          </table:table-cell>
          <table:table-cell table:formula="of:=[.C826]+[.A827]" office:value-type="float" office:value="22.031952441" calcext:value-type="float">
            <text:p>22.0319524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230259" calcext:value-type="float">
            <text:p>0.026230259</text:p>
          </table:table-cell>
          <table:table-cell office:value-type="float" office:value="9.530977" calcext:value-type="float">
            <text:p>9.530977</text:p>
          </table:table-cell>
          <table:table-cell table:formula="of:=[.C827]+[.A828]" office:value-type="float" office:value="22.0581827" calcext:value-type="float">
            <text:p>22.05818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28]+[.A829]" office:value-type="float" office:value="22.084306145" calcext:value-type="float">
            <text:p>22.084306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03005" calcext:value-type="float">
            <text:p>0.025803005</text:p>
          </table:table-cell>
          <table:table-cell office:value-type="float" office:value="9.688794" calcext:value-type="float">
            <text:p>9.688794</text:p>
          </table:table-cell>
          <table:table-cell table:formula="of:=[.C829]+[.A830]" office:value-type="float" office:value="22.11010915" calcext:value-type="float">
            <text:p>22.110109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30]+[.A831]" office:value-type="float" office:value="22.136263113" calcext:value-type="float">
            <text:p>22.136263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99741" calcext:value-type="float">
            <text:p>0.026199741</text:p>
          </table:table-cell>
          <table:table-cell office:value-type="float" office:value="9.542079" calcext:value-type="float">
            <text:p>9.542079</text:p>
          </table:table-cell>
          <table:table-cell table:formula="of:=[.C831]+[.A832]" office:value-type="float" office:value="22.162462854" calcext:value-type="float">
            <text:p>22.162462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832]+[.A833]" office:value-type="float" office:value="22.188571041" calcext:value-type="float">
            <text:p>22.188571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833]+[.A834]" office:value-type="float" office:value="22.214358788" calcext:value-type="float">
            <text:p>22.214358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34]+[.A835]" office:value-type="float" office:value="22.240482233" calcext:value-type="float">
            <text:p>22.240482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835]+[.A836]" office:value-type="float" office:value="22.266636196" calcext:value-type="float">
            <text:p>22.266636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836]+[.A837]" office:value-type="float" office:value="22.292713866" calcext:value-type="float">
            <text:p>22.292713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837]+[.A838]" office:value-type="float" office:value="22.318471095" calcext:value-type="float">
            <text:p>22.318471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838]+[.A839]" office:value-type="float" office:value="22.344564023" calcext:value-type="float">
            <text:p>22.344564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839]+[.A840]" office:value-type="float" office:value="22.370733245" calcext:value-type="float">
            <text:p>22.370733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840]+[.A841]" office:value-type="float" office:value="22.396795655" calcext:value-type="float">
            <text:p>22.3967956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41]+[.A842]" office:value-type="float" office:value="22.422522366" calcext:value-type="float">
            <text:p>22.422522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842]+[.A843]" office:value-type="float" office:value="22.448615294" calcext:value-type="float">
            <text:p>22.448615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43]+[.A844]" office:value-type="float" office:value="22.474738739" calcext:value-type="float">
            <text:p>22.4747387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844]+[.A845]" office:value-type="float" office:value="22.500755371" calcext:value-type="float">
            <text:p>22.500755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45]+[.A846]" office:value-type="float" office:value="22.526482082" calcext:value-type="float">
            <text:p>22.5264820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846]+[.A847]" office:value-type="float" office:value="22.552513972" calcext:value-type="float">
            <text:p>22.552513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847]+[.A848]" office:value-type="float" office:value="22.578637417" calcext:value-type="float">
            <text:p>22.578637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848]+[.A849]" office:value-type="float" office:value="22.604654049" calcext:value-type="float">
            <text:p>22.604654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849]+[.A850]" office:value-type="float" office:value="22.630365502" calcext:value-type="float">
            <text:p>22.6303655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850]+[.A851]" office:value-type="float" office:value="22.656397392" calcext:value-type="float">
            <text:p>22.656397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851]+[.A852]" office:value-type="float" office:value="22.68249032" calcext:value-type="float">
            <text:p>22.68249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852]+[.A853]" office:value-type="float" office:value="22.708491693" calcext:value-type="float">
            <text:p>22.708491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53]+[.A854]" office:value-type="float" office:value="22.734172626" calcext:value-type="float">
            <text:p>22.7341726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854]+[.A855]" office:value-type="float" office:value="22.760143482" calcext:value-type="float">
            <text:p>22.760143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855]+[.A856]" office:value-type="float" office:value="22.786129597" calcext:value-type="float">
            <text:p>22.786129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64042" calcext:value-type="float">
            <text:p>0.025864042</text:p>
          </table:table-cell>
          <table:table-cell office:value-type="float" office:value="9.665929" calcext:value-type="float">
            <text:p>9.665929</text:p>
          </table:table-cell>
          <table:table-cell table:formula="of:=[.C856]+[.A857]" office:value-type="float" office:value="22.811993639" calcext:value-type="float">
            <text:p>22.8119936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857]+[.A858]" office:value-type="float" office:value="22.837506724" calcext:value-type="float">
            <text:p>22.8375067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58]+[.A859]" office:value-type="float" office:value="22.863355508" calcext:value-type="float">
            <text:p>22.863355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859]+[.A860]" office:value-type="float" office:value="22.889204292" calcext:value-type="float">
            <text:p>22.889204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60]+[.A861]" office:value-type="float" office:value="22.914931003" calcext:value-type="float">
            <text:p>22.914931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36789" calcext:value-type="float">
            <text:p>0.025436789</text:p>
          </table:table-cell>
          <table:table-cell office:value-type="float" office:value="9.828284" calcext:value-type="float">
            <text:p>9.828284</text:p>
          </table:table-cell>
          <table:table-cell table:formula="of:=[.C861]+[.A862]" office:value-type="float" office:value="22.940367792" calcext:value-type="float">
            <text:p>22.940367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862]+[.A863]" office:value-type="float" office:value="22.966125021" calcext:value-type="float">
            <text:p>22.966125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863]+[.A864]" office:value-type="float" office:value="22.991897509" calcext:value-type="float">
            <text:p>22.991897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864]+[.A865]" office:value-type="float" office:value="23.017593703" calcext:value-type="float">
            <text:p>23.0175937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91012" calcext:value-type="float">
            <text:p>0.025391012</text:p>
          </table:table-cell>
          <table:table-cell office:value-type="float" office:value="9.846004" calcext:value-type="float">
            <text:p>9.846004</text:p>
          </table:table-cell>
          <table:table-cell table:formula="of:=[.C865]+[.A866]" office:value-type="float" office:value="23.042984715" calcext:value-type="float">
            <text:p>23.042984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866]+[.A867]" office:value-type="float" office:value="23.068680909" calcext:value-type="float">
            <text:p>23.068680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867]+[.A868]" office:value-type="float" office:value="23.094453397" calcext:value-type="float">
            <text:p>23.094453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68]+[.A869]" office:value-type="float" office:value="23.12013433" calcext:value-type="float">
            <text:p>23.12013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869]+[.A870]" office:value-type="float" office:value="23.145479566" calcext:value-type="float">
            <text:p>23.1454795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70]+[.A871]" office:value-type="float" office:value="23.171129982" calcext:value-type="float">
            <text:p>23.1711299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71]+[.A872]" office:value-type="float" office:value="23.196856693" calcext:value-type="float">
            <text:p>23.196856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72]+[.A873]" office:value-type="float" office:value="23.222507109" calcext:value-type="float">
            <text:p>23.222507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873]+[.A874]" office:value-type="float" office:value="23.247837086" calcext:value-type="float">
            <text:p>23.247837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874]+[.A875]" office:value-type="float" office:value="23.273472243" calcext:value-type="float">
            <text:p>23.273472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75]+[.A876]" office:value-type="float" office:value="23.299153176" calcext:value-type="float">
            <text:p>23.299153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876]+[.A877]" office:value-type="float" office:value="23.324742556" calcext:value-type="float">
            <text:p>23.324742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877]+[.A878]" office:value-type="float" office:value="23.350042014" calcext:value-type="float">
            <text:p>23.350042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878]+[.A879]" office:value-type="float" office:value="23.375707688" calcext:value-type="float">
            <text:p>23.3757076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879]+[.A880]" office:value-type="float" office:value="23.401403882" calcext:value-type="float">
            <text:p>23.4014038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880]+[.A881]" office:value-type="float" office:value="23.427039039" calcext:value-type="float">
            <text:p>23.427039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881]+[.A882]" office:value-type="float" office:value="23.452369016" calcext:value-type="float">
            <text:p>23.4523690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82]+[.A883]" office:value-type="float" office:value="23.478019432" calcext:value-type="float">
            <text:p>23.478019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83]+[.A884]" office:value-type="float" office:value="23.503746143" calcext:value-type="float">
            <text:p>23.503746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884]+[.A885]" office:value-type="float" office:value="23.529350783" calcext:value-type="float">
            <text:p>23.529350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885]+[.A886]" office:value-type="float" office:value="23.554650241" calcext:value-type="float">
            <text:p>23.5546502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86]+[.A887]" office:value-type="float" office:value="23.580300657" calcext:value-type="float">
            <text:p>23.580300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887]+[.A888]" office:value-type="float" office:value="23.60598159" calcext:value-type="float">
            <text:p>23.60598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888]+[.A889]" office:value-type="float" office:value="23.631601488" calcext:value-type="float">
            <text:p>23.631601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889]+[.A890]" office:value-type="float" office:value="23.656900946" calcext:value-type="float">
            <text:p>23.6569009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890]+[.A891]" office:value-type="float" office:value="23.682551362" calcext:value-type="float">
            <text:p>23.682551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91]+[.A892]" office:value-type="float" office:value="23.708278073" calcext:value-type="float">
            <text:p>23.708278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892]+[.A893]" office:value-type="float" office:value="23.733882713" calcext:value-type="float">
            <text:p>23.7338827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893]+[.A894]" office:value-type="float" office:value="23.75921269" calcext:value-type="float">
            <text:p>23.75921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894]+[.A895]" office:value-type="float" office:value="23.784878364" calcext:value-type="float">
            <text:p>23.7848783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895]+[.A896]" office:value-type="float" office:value="23.810605075" calcext:value-type="float">
            <text:p>23.810605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896]+[.A897]" office:value-type="float" office:value="23.836224973" calcext:value-type="float">
            <text:p>23.8362249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897]+[.A898]" office:value-type="float" office:value="23.861509172" calcext:value-type="float">
            <text:p>23.861509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898]+[.A899]" office:value-type="float" office:value="23.88712907" calcext:value-type="float">
            <text:p>23.887129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899]+[.A900]" office:value-type="float" office:value="23.912794744" calcext:value-type="float">
            <text:p>23.912794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00]+[.A901]" office:value-type="float" office:value="23.938368866" calcext:value-type="float">
            <text:p>23.9383688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01]+[.A902]" office:value-type="float" office:value="23.963637806" calcext:value-type="float">
            <text:p>23.963637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02]+[.A903]" office:value-type="float" office:value="23.989242446" calcext:value-type="float">
            <text:p>23.989242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903]+[.A904]" office:value-type="float" office:value="24.01493864" calcext:value-type="float">
            <text:p>24.01493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04]+[.A905]" office:value-type="float" office:value="24.040512762" calcext:value-type="float">
            <text:p>24.0405127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53681" calcext:value-type="float">
            <text:p>0.025253681</text:p>
          </table:table-cell>
          <table:table-cell office:value-type="float" office:value="9.899547" calcext:value-type="float">
            <text:p>9.899547</text:p>
          </table:table-cell>
          <table:table-cell table:formula="of:=[.C905]+[.A906]" office:value-type="float" office:value="24.065766443" calcext:value-type="float">
            <text:p>24.065766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06]+[.A907]" office:value-type="float" office:value="24.0914016" calcext:value-type="float">
            <text:p>24.09140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907]+[.A908]" office:value-type="float" office:value="24.117113053" calcext:value-type="float">
            <text:p>24.117113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908]+[.A909]" office:value-type="float" office:value="24.142702433" calcext:value-type="float">
            <text:p>24.142702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09]+[.A910]" office:value-type="float" office:value="24.167971373" calcext:value-type="float">
            <text:p>24.167971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10]+[.A911]" office:value-type="float" office:value="24.193621789" calcext:value-type="float">
            <text:p>24.193621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911]+[.A912]" office:value-type="float" office:value="24.219302722" calcext:value-type="float">
            <text:p>24.2193027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12]+[.A913]" office:value-type="float" office:value="24.24492262" calcext:value-type="float">
            <text:p>24.24492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913]+[.A914]" office:value-type="float" office:value="24.270237337" calcext:value-type="float">
            <text:p>24.2702373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14]+[.A915]" office:value-type="float" office:value="24.295872494" calcext:value-type="float">
            <text:p>24.2958724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915]+[.A916]" office:value-type="float" office:value="24.321568688" calcext:value-type="float">
            <text:p>24.3215686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16]+[.A917]" office:value-type="float" office:value="24.34714281" calcext:value-type="float">
            <text:p>24.34714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84199" calcext:value-type="float">
            <text:p>0.025284199</text:p>
          </table:table-cell>
          <table:table-cell office:value-type="float" office:value="9.887598" calcext:value-type="float">
            <text:p>9.887598</text:p>
          </table:table-cell>
          <table:table-cell table:formula="of:=[.C917]+[.A918]" office:value-type="float" office:value="24.372427009" calcext:value-type="float">
            <text:p>24.372427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918]+[.A919]" office:value-type="float" office:value="24.398016389" calcext:value-type="float">
            <text:p>24.398016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19]+[.A920]" office:value-type="float" office:value="24.423666805" calcext:value-type="float">
            <text:p>24.423666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20]+[.A921]" office:value-type="float" office:value="24.449225666" calcext:value-type="float">
            <text:p>24.4492256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21]+[.A922]" office:value-type="float" office:value="24.474494606" calcext:value-type="float">
            <text:p>24.474494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22]+[.A923]" office:value-type="float" office:value="24.500099246" calcext:value-type="float">
            <text:p>24.500099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23]+[.A924]" office:value-type="float" office:value="24.525749662" calcext:value-type="float">
            <text:p>24.525749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8938" calcext:value-type="float">
            <text:p>0.02558938</text:p>
          </table:table-cell>
          <table:table-cell office:value-type="float" office:value="9.769677" calcext:value-type="float">
            <text:p>9.769677</text:p>
          </table:table-cell>
          <table:table-cell table:formula="of:=[.C924]+[.A925]" office:value-type="float" office:value="24.551339042" calcext:value-type="float">
            <text:p>24.551339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6894" calcext:value-type="float">
            <text:p>0.02526894</text:p>
          </table:table-cell>
          <table:table-cell office:value-type="float" office:value="9.893569" calcext:value-type="float">
            <text:p>9.893569</text:p>
          </table:table-cell>
          <table:table-cell table:formula="of:=[.C925]+[.A926]" office:value-type="float" office:value="24.576607982" calcext:value-type="float">
            <text:p>24.5766079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26]+[.A927]" office:value-type="float" office:value="24.60222788" calcext:value-type="float">
            <text:p>24.60222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927]+[.A928]" office:value-type="float" office:value="24.627893554" calcext:value-type="float">
            <text:p>24.627893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28]+[.A929]" office:value-type="float" office:value="24.653498194" calcext:value-type="float">
            <text:p>24.653498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14717" calcext:value-type="float">
            <text:p>0.025314717</text:p>
          </table:table-cell>
          <table:table-cell office:value-type="float" office:value="9.875679" calcext:value-type="float">
            <text:p>9.875679</text:p>
          </table:table-cell>
          <table:table-cell table:formula="of:=[.C929]+[.A930]" office:value-type="float" office:value="24.678812911" calcext:value-type="float">
            <text:p>24.6788129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30]+[.A931]" office:value-type="float" office:value="24.704432809" calcext:value-type="float">
            <text:p>24.704432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31]+[.A932]" office:value-type="float" office:value="24.730083225" calcext:value-type="float">
            <text:p>24.730083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74122" calcext:value-type="float">
            <text:p>0.025574122</text:p>
          </table:table-cell>
          <table:table-cell office:value-type="float" office:value="9.775506" calcext:value-type="float">
            <text:p>9.775506</text:p>
          </table:table-cell>
          <table:table-cell table:formula="of:=[.C932]+[.A933]" office:value-type="float" office:value="24.755657347" calcext:value-type="float">
            <text:p>24.7556573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299458" calcext:value-type="float">
            <text:p>0.025299458</text:p>
          </table:table-cell>
          <table:table-cell office:value-type="float" office:value="9.881635" calcext:value-type="float">
            <text:p>9.881635</text:p>
          </table:table-cell>
          <table:table-cell table:formula="of:=[.C933]+[.A934]" office:value-type="float" office:value="24.780956805" calcext:value-type="float">
            <text:p>24.780956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34]+[.A935]" office:value-type="float" office:value="24.806591962" calcext:value-type="float">
            <text:p>24.8065919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35]+[.A936]" office:value-type="float" office:value="24.832318673" calcext:value-type="float">
            <text:p>24.8323186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936]+[.A937]" office:value-type="float" office:value="24.857938571" calcext:value-type="float">
            <text:p>24.857938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29977" calcext:value-type="float">
            <text:p>0.025329977</text:p>
          </table:table-cell>
          <table:table-cell office:value-type="float" office:value="9.869728" calcext:value-type="float">
            <text:p>9.869728</text:p>
          </table:table-cell>
          <table:table-cell table:formula="of:=[.C937]+[.A938]" office:value-type="float" office:value="24.883268548" calcext:value-type="float">
            <text:p>24.883268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938]+[.A939]" office:value-type="float" office:value="24.908934222" calcext:value-type="float">
            <text:p>24.908934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39]+[.A940]" office:value-type="float" office:value="24.934660933" calcext:value-type="float">
            <text:p>24.9346609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40]+[.A941]" office:value-type="float" office:value="24.96029609" calcext:value-type="float">
            <text:p>24.96029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941]+[.A942]" office:value-type="float" office:value="24.985641326" calcext:value-type="float">
            <text:p>24.985641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942]+[.A943]" office:value-type="float" office:value="25.01133752" calcext:value-type="float">
            <text:p>25.011337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943]+[.A944]" office:value-type="float" office:value="25.037110008" calcext:value-type="float">
            <text:p>25.037110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44]+[.A945]" office:value-type="float" office:value="25.062836719" calcext:value-type="float">
            <text:p>25.062836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2153" calcext:value-type="float">
            <text:p>0.02542153</text:p>
          </table:table-cell>
          <table:table-cell office:value-type="float" office:value="9.834184" calcext:value-type="float">
            <text:p>9.834184</text:p>
          </table:table-cell>
          <table:table-cell table:formula="of:=[.C945]+[.A946]" office:value-type="float" office:value="25.088258249" calcext:value-type="float">
            <text:p>25.088258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57229" calcext:value-type="float">
            <text:p>0.025757229</text:p>
          </table:table-cell>
          <table:table-cell office:value-type="float" office:value="9.706014" calcext:value-type="float">
            <text:p>9.706014</text:p>
          </table:table-cell>
          <table:table-cell table:formula="of:=[.C946]+[.A947]" office:value-type="float" office:value="25.114015478" calcext:value-type="float">
            <text:p>25.114015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947]+[.A948]" office:value-type="float" office:value="25.139849003" calcext:value-type="float">
            <text:p>25.139849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948]+[.A949]" office:value-type="float" office:value="25.16563675" calcext:value-type="float">
            <text:p>25.16563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67308" calcext:value-type="float">
            <text:p>0.025467308</text:p>
          </table:table-cell>
          <table:table-cell office:value-type="float" office:value="9.816506" calcext:value-type="float">
            <text:p>9.816506</text:p>
          </table:table-cell>
          <table:table-cell table:formula="of:=[.C949]+[.A950]" office:value-type="float" office:value="25.191104058" calcext:value-type="float">
            <text:p>25.1911040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950]+[.A951]" office:value-type="float" office:value="25.216922324" calcext:value-type="float">
            <text:p>25.216922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951]+[.A952]" office:value-type="float" office:value="25.242771108" calcext:value-type="float">
            <text:p>25.242771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952]+[.A953]" office:value-type="float" office:value="25.268558855" calcext:value-type="float">
            <text:p>25.2685588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953]+[.A954]" office:value-type="float" office:value="25.294056681" calcext:value-type="float">
            <text:p>25.2940566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954]+[.A955]" office:value-type="float" office:value="25.319890206" calcext:value-type="float">
            <text:p>25.319890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955]+[.A956]" office:value-type="float" office:value="25.345800025" calcext:value-type="float">
            <text:p>25.345800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33525" calcext:value-type="float">
            <text:p>0.025833525</text:p>
          </table:table-cell>
          <table:table-cell office:value-type="float" office:value="9.677347" calcext:value-type="float">
            <text:p>9.677347</text:p>
          </table:table-cell>
          <table:table-cell table:formula="of:=[.C956]+[.A957]" office:value-type="float" office:value="25.37163355" calcext:value-type="float">
            <text:p>25.37163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957]+[.A958]" office:value-type="float" office:value="25.397146635" calcext:value-type="float">
            <text:p>25.397146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9456" calcext:value-type="float">
            <text:p>0.02589456</text:p>
          </table:table-cell>
          <table:table-cell office:value-type="float" office:value="9.654537" calcext:value-type="float">
            <text:p>9.654537</text:p>
          </table:table-cell>
          <table:table-cell table:formula="of:=[.C958]+[.A959]" office:value-type="float" office:value="25.423041195" calcext:value-type="float">
            <text:p>25.423041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959]+[.A960]" office:value-type="float" office:value="25.448981533" calcext:value-type="float">
            <text:p>25.448981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960]+[.A961]" office:value-type="float" office:value="25.474830317" calcext:value-type="float">
            <text:p>25.474830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558861" calcext:value-type="float">
            <text:p>0.025558861</text:p>
          </table:table-cell>
          <table:table-cell office:value-type="float" office:value="9.781343" calcext:value-type="float">
            <text:p>9.781343</text:p>
          </table:table-cell>
          <table:table-cell table:formula="of:=[.C961]+[.A962]" office:value-type="float" office:value="25.500389178" calcext:value-type="float">
            <text:p>25.500389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962]+[.A963]" office:value-type="float" office:value="25.526314255" calcext:value-type="float">
            <text:p>25.526314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963]+[.A964]" office:value-type="float" office:value="25.552315628" calcext:value-type="float">
            <text:p>25.5523156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09819" calcext:value-type="float">
            <text:p>0.025909819</text:p>
          </table:table-cell>
          <table:table-cell office:value-type="float" office:value="9.648851" calcext:value-type="float">
            <text:p>9.648851</text:p>
          </table:table-cell>
          <table:table-cell table:formula="of:=[.C964]+[.A965]" office:value-type="float" office:value="25.578225447" calcext:value-type="float">
            <text:p>25.578225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0464" calcext:value-type="float">
            <text:p>0.02560464</text:p>
          </table:table-cell>
          <table:table-cell office:value-type="float" office:value="9.763855" calcext:value-type="float">
            <text:p>9.763855</text:p>
          </table:table-cell>
          <table:table-cell table:formula="of:=[.C965]+[.A966]" office:value-type="float" office:value="25.603830087" calcext:value-type="float">
            <text:p>25.603830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966]+[.A967]" office:value-type="float" office:value="25.629785684" calcext:value-type="float">
            <text:p>25.6297856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967]+[.A968]" office:value-type="float" office:value="25.655802316" calcext:value-type="float">
            <text:p>25.655802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968]+[.A969]" office:value-type="float" office:value="25.681757913" calcext:value-type="float">
            <text:p>25.681757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35157" calcext:value-type="float">
            <text:p>0.025635157</text:p>
          </table:table-cell>
          <table:table-cell office:value-type="float" office:value="9.752232" calcext:value-type="float">
            <text:p>9.752232</text:p>
          </table:table-cell>
          <table:table-cell table:formula="of:=[.C969]+[.A970]" office:value-type="float" office:value="25.70739307" calcext:value-type="float">
            <text:p>25.70739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970]+[.A971]" office:value-type="float" office:value="25.733379185" calcext:value-type="float">
            <text:p>25.733379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71]+[.A972]" office:value-type="float" office:value="25.759441595" calcext:value-type="float">
            <text:p>25.7594415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55597" calcext:value-type="float">
            <text:p>0.025955597</text:p>
          </table:table-cell>
          <table:table-cell office:value-type="float" office:value="9.631834" calcext:value-type="float">
            <text:p>9.631834</text:p>
          </table:table-cell>
          <table:table-cell table:formula="of:=[.C972]+[.A973]" office:value-type="float" office:value="25.785397192" calcext:value-type="float">
            <text:p>25.7853971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50416" calcext:value-type="float">
            <text:p>0.025650416</text:p>
          </table:table-cell>
          <table:table-cell office:value-type="float" office:value="9.74643" calcext:value-type="float">
            <text:p>9.74643</text:p>
          </table:table-cell>
          <table:table-cell table:formula="of:=[.C973]+[.A974]" office:value-type="float" office:value="25.811047608" calcext:value-type="float">
            <text:p>25.811047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3189" calcext:value-type="float">
            <text:p>0.02603189</text:p>
          </table:table-cell>
          <table:table-cell office:value-type="float" office:value="9.603605" calcext:value-type="float">
            <text:p>9.603605</text:p>
          </table:table-cell>
          <table:table-cell table:formula="of:=[.C974]+[.A975]" office:value-type="float" office:value="25.837079498" calcext:value-type="float">
            <text:p>25.837079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75]+[.A976]" office:value-type="float" office:value="25.863141908" calcext:value-type="float">
            <text:p>25.8631419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01373" calcext:value-type="float">
            <text:p>0.026001373</text:p>
          </table:table-cell>
          <table:table-cell office:value-type="float" office:value="9.614877" calcext:value-type="float">
            <text:p>9.614877</text:p>
          </table:table-cell>
          <table:table-cell table:formula="of:=[.C976]+[.A977]" office:value-type="float" office:value="25.889143281" calcext:value-type="float">
            <text:p>25.889143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977]+[.A978]" office:value-type="float" office:value="25.914808955" calcext:value-type="float">
            <text:p>25.914808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978]+[.A979]" office:value-type="float" office:value="25.940856105" calcext:value-type="float">
            <text:p>25.940856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79]+[.A980]" office:value-type="float" office:value="25.966918515" calcext:value-type="float">
            <text:p>25.966918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980]+[.A981]" office:value-type="float" office:value="25.992889371" calcext:value-type="float">
            <text:p>25.992889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680933" calcext:value-type="float">
            <text:p>0.025680933</text:p>
          </table:table-cell>
          <table:table-cell office:value-type="float" office:value="9.734848" calcext:value-type="float">
            <text:p>9.734848</text:p>
          </table:table-cell>
          <table:table-cell table:formula="of:=[.C981]+[.A982]" office:value-type="float" office:value="26.018570304" calcext:value-type="float">
            <text:p>26.018570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982]+[.A983]" office:value-type="float" office:value="26.044586936" calcext:value-type="float">
            <text:p>26.0445869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983]+[.A984]" office:value-type="float" office:value="26.070679864" calcext:value-type="float">
            <text:p>26.070679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16632" calcext:value-type="float">
            <text:p>0.026016632</text:p>
          </table:table-cell>
          <table:table-cell office:value-type="float" office:value="9.609238" calcext:value-type="float">
            <text:p>9.609238</text:p>
          </table:table-cell>
          <table:table-cell table:formula="of:=[.C984]+[.A985]" office:value-type="float" office:value="26.096696496" calcext:value-type="float">
            <text:p>26.096696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11453" calcext:value-type="float">
            <text:p>0.025711453</text:p>
          </table:table-cell>
          <table:table-cell office:value-type="float" office:value="9.723293" calcext:value-type="float">
            <text:p>9.723293</text:p>
          </table:table-cell>
          <table:table-cell table:formula="of:=[.C985]+[.A986]" office:value-type="float" office:value="26.122407949" calcext:value-type="float">
            <text:p>26.1224079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986]+[.A987]" office:value-type="float" office:value="26.148455099" calcext:value-type="float">
            <text:p>26.148455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987]+[.A988]" office:value-type="float" office:value="26.174563286" calcext:value-type="float">
            <text:p>26.174563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4715" calcext:value-type="float">
            <text:p>0.02604715</text:p>
          </table:table-cell>
          <table:table-cell office:value-type="float" office:value="9.597979" calcext:value-type="float">
            <text:p>9.597979</text:p>
          </table:table-cell>
          <table:table-cell table:formula="of:=[.C988]+[.A989]" office:value-type="float" office:value="26.200610436" calcext:value-type="float">
            <text:p>26.200610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72488" calcext:value-type="float">
            <text:p>0.025772488</text:p>
          </table:table-cell>
          <table:table-cell office:value-type="float" office:value="9.700267" calcext:value-type="float">
            <text:p>9.700267</text:p>
          </table:table-cell>
          <table:table-cell table:formula="of:=[.C989]+[.A990]" office:value-type="float" office:value="26.226382924" calcext:value-type="float">
            <text:p>26.2263829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990]+[.A991]" office:value-type="float" office:value="26.252491111" calcext:value-type="float">
            <text:p>26.252491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991]+[.A992]" office:value-type="float" office:value="26.278660333" calcext:value-type="float">
            <text:p>26.278660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992]+[.A993]" office:value-type="float" office:value="26.304738003" calcext:value-type="float">
            <text:p>26.304738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26711" calcext:value-type="float">
            <text:p>0.025726711</text:p>
          </table:table-cell>
          <table:table-cell office:value-type="float" office:value="9.717526" calcext:value-type="float">
            <text:p>9.717526</text:p>
          </table:table-cell>
          <table:table-cell table:formula="of:=[.C993]+[.A994]" office:value-type="float" office:value="26.330464714" calcext:value-type="float">
            <text:p>26.330464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994]+[.A995]" office:value-type="float" office:value="26.356542384" calcext:value-type="float">
            <text:p>26.3565423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995]+[.A996]" office:value-type="float" office:value="26.382665829" calcext:value-type="float">
            <text:p>26.382665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6241" calcext:value-type="float">
            <text:p>0.02606241</text:p>
          </table:table-cell>
          <table:table-cell office:value-type="float" office:value="9.59236" calcext:value-type="float">
            <text:p>9.59236</text:p>
          </table:table-cell>
          <table:table-cell table:formula="of:=[.C996]+[.A997]" office:value-type="float" office:value="26.408728239" calcext:value-type="float">
            <text:p>26.408728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574197" calcext:value-type="float">
            <text:p>0.02574197</text:p>
          </table:table-cell>
          <table:table-cell office:value-type="float" office:value="9.711766" calcext:value-type="float">
            <text:p>9.711766</text:p>
          </table:table-cell>
          <table:table-cell table:formula="of:=[.C997]+[.A998]" office:value-type="float" office:value="26.434470209" calcext:value-type="float">
            <text:p>26.434470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07767" calcext:value-type="float">
            <text:p>0.02607767</text:p>
          </table:table-cell>
          <table:table-cell office:value-type="float" office:value="9.586747" calcext:value-type="float">
            <text:p>9.586747</text:p>
          </table:table-cell>
          <table:table-cell table:formula="of:=[.C998]+[.A999]" office:value-type="float" office:value="26.460547879" calcext:value-type="float">
            <text:p>26.460547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6108187" calcext:value-type="float">
            <text:p>0.026108187</text:p>
          </table:table-cell>
          <table:table-cell office:value-type="float" office:value="9.575541" calcext:value-type="float">
            <text:p>9.575541</text:p>
          </table:table-cell>
          <table:table-cell table:formula="of:=[.C999]+[.A1000]" office:value-type="float" office:value="26.486656066" calcext:value-type="float">
            <text:p>26.486656066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6:36:26.978361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27.658196542</dc:date>
    <meta:editing-duration>PT20H45M24S</meta:editing-duration>
    <meta:editing-cycles>2</meta:editing-cycles>
    <meta:generator>LibreOffice/6.3.1.2$Linux_X86_64 LibreOffice_project/30$Build-2</meta:generator>
    <meta:document-statistic meta:table-count="1" meta:cell-count="4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2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586cm" xlink:href=".." xlink:type="simple" chart:class="chart:scatter" chart:column-mapping="1 0 1" chart:style-name="ch1">
        <chart:title svg:x="5.023cm" svg:y="0.307cm" chart:style-name="ch2">
          <text:p>Proportional Control Loop</text:p>
        </chart:title>
        <chart:plot-area chart:style-name="ch3" table:cell-range-address="data.B1:data.D1000" chart:data-source-has-labels="column" svg:x="1.315cm" svg:y="1.257cm" svg:width="13.622cm" svg:height="6.177cm">
          <chartooo:coordinate-region svg:x="1.751cm" svg:y="1.456cm" svg:width="12.814cm" svg:height="5.331cm"/>
          <chart:axis chart:dimension="x" chart:name="primary-x" chart:style-name="ch4" chartooo:axis-type="auto">
            <chart:title svg:x="6.957cm" svg:y="7.605cm" chart:style-name="ch5">
              <text:p>Time (seconds)</text:p>
            </chart:title>
            <chart:categories table:cell-range-address="data.D1:data.D1000"/>
          </chart:axis>
          <chart:axis chart:dimension="y" chart:name="primary-y" chart:style-name="ch6">
            <chart:title svg:x="0.451cm" svg:y="6.664cm" chart:style-name="ch7">
              <text:p>Speed (revolutions per second)</text:p>
            </chart:title>
            <chart:grid chart:style-name="ch8" chart:class="major"/>
          </chart:axis>
          <chart:series chart:style-name="ch9" chart:values-cell-range-address="data.B1:data.B1000" chart:class="chart:scatter">
            <chart:domain table:cell-range-address="data.C1:data.C1000"/>
            <chart:data-point chart:repeated="1000"/>
          </chart:series>
          <chart:series chart:style-name="ch10" chart:values-cell-range-address="data.D1:data.D1000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data.D1:data.D1000</svg:desc>
                </draw:g>
              </table:table-cell>
              <table:table-cell office:value-type="float" office:value="-0.3641566">
                <text:p>-0.3641566</text:p>
                <draw:g>
                  <svg:desc>data.C1:data.C1000</svg:desc>
                </draw:g>
              </table:table-cell>
              <table:table-cell office:value-type="float" office:value="0.15282635">
                <text:p>0.15282635</text:p>
                <draw:g>
                  <svg:desc>data.B1:data.B1000</svg:desc>
                </draw:g>
              </table:table-cell>
              <table:table-cell office:value-type="float" office:value="10">
                <text:p>10</text:p>
                <draw:g>
                  <svg:desc>data.D1:data.D100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98642">
                <text:p>-0.198642</text:p>
              </table:table-cell>
              <table:table-cell office:value-type="float" office:value="1.5104407">
                <text:p>1.5104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303197300000001">
                <text:p>-0.0303197300000001</text:p>
              </table:table-cell>
              <table:table-cell office:value-type="float" office:value="1.4852462">
                <text:p>1.4852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074459">
                <text:p>0.12074459</text:p>
              </table:table-cell>
              <table:table-cell office:value-type="float" office:value="1.6549243">
                <text:p>1.6549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355912">
                <text:p>0.25355912</text:p>
              </table:table-cell>
              <table:table-cell office:value-type="float" office:value="1.8823242">
                <text:p>1.8823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588078">
                <text:p>0.36588078</text:p>
              </table:table-cell>
              <table:table-cell office:value-type="float" office:value="2.2257507">
                <text:p>2.22575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282135">
                <text:p>0.46282135</text:p>
              </table:table-cell>
              <table:table-cell office:value-type="float" office:value="2.5788996">
                <text:p>2.5788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641027">
                <text:p>0.54641027</text:p>
              </table:table-cell>
              <table:table-cell office:value-type="float" office:value="2.990827">
                <text:p>2.990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9302615">
                <text:p>0.619302615</text:p>
              </table:table-cell>
              <table:table-cell office:value-type="float" office:value="3.4297154">
                <text:p>3.4297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83436285">
                <text:p>0.683436285</text:p>
              </table:table-cell>
              <table:table-cell office:value-type="float" office:value="3.8981087">
                <text:p>3.8981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1618935">
                <text:p>0.741618935</text:p>
              </table:table-cell>
              <table:table-cell office:value-type="float" office:value="4.296814">
                <text:p>4.296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4171005">
                <text:p>0.794171005</text:p>
              </table:table-cell>
              <table:table-cell office:value-type="float" office:value="4.7571864">
                <text:p>4.75718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41901227">
                <text:p>0.841901227</text:p>
              </table:table-cell>
              <table:table-cell office:value-type="float" office:value="5.2377715">
                <text:p>5.23777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85572547">
                <text:p>0.885572547</text:p>
              </table:table-cell>
              <table:table-cell office:value-type="float" office:value="5.724581">
                <text:p>5.7245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6710872">
                <text:p>0.926710872</text:p>
              </table:table-cell>
              <table:table-cell office:value-type="float" office:value="6.0770583">
                <text:p>6.07705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5484047">
                <text:p>0.965484047</text:p>
              </table:table-cell>
              <table:table-cell office:value-type="float" office:value="6.447757">
                <text:p>6.447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0192259">
                <text:p>1.00192259</text:p>
              </table:table-cell>
              <table:table-cell office:value-type="float" office:value="6.8608665">
                <text:p>6.86086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6163834">
                <text:p>1.036163834</text:p>
              </table:table-cell>
              <table:table-cell office:value-type="float" office:value="7.3011365">
                <text:p>7.30113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69321689">
                <text:p>1.069321689</text:p>
              </table:table-cell>
              <table:table-cell office:value-type="float" office:value="7.5396914">
                <text:p>7.5396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01182529">
                <text:p>1.101182529</text:p>
              </table:table-cell>
              <table:table-cell office:value-type="float" office:value="7.8466234">
                <text:p>7.8466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31670055">
                <text:p>1.131670055</text:p>
              </table:table-cell>
              <table:table-cell office:value-type="float" office:value="8.200074">
                <text:p>8.200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60814787">
                <text:p>1.160814787</text:p>
              </table:table-cell>
              <table:table-cell office:value-type="float" office:value="8.57788">
                <text:p>8.57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89471231">
                <text:p>1.189471231</text:p>
              </table:table-cell>
              <table:table-cell office:value-type="float" office:value="8.724042">
                <text:p>8.7240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17227391">
                <text:p>1.217227391</text:p>
              </table:table-cell>
              <table:table-cell office:value-type="float" office:value="9.0070095">
                <text:p>9.00700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44129046">
                <text:p>1.244129046</text:p>
              </table:table-cell>
              <table:table-cell office:value-type="float" office:value="9.293109">
                <text:p>9.293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70038865">
                <text:p>1.270038865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95689281">
                <text:p>1.295689281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20820891">
                <text:p>1.320820891</text:p>
              </table:table-cell>
              <table:table-cell office:value-type="float" office:value="9.947633">
                <text:p>9.947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45403175">
                <text:p>1.345403175</text:p>
              </table:table-cell>
              <table:table-cell office:value-type="float" office:value="10.169926">
                <text:p>10.169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69451394">
                <text:p>1.369451394</text:p>
              </table:table-cell>
              <table:table-cell office:value-type="float" office:value="10.395781">
                <text:p>10.395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93942124">
                <text:p>1.393942124</text:p>
              </table:table-cell>
              <table:table-cell office:value-type="float" office:value="10.207943">
                <text:p>10.207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18509149">
                <text:p>1.418509149</text:p>
              </table:table-cell>
              <table:table-cell office:value-type="float" office:value="10.176242">
                <text:p>10.176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43091433">
                <text:p>1.443091433</text:p>
              </table:table-cell>
              <table:table-cell office:value-type="float" office:value="10.169926">
                <text:p>10.169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67414313">
                <text:p>1.467414313</text:p>
              </table:table-cell>
              <table:table-cell office:value-type="float" office:value="10.278388">
                <text:p>10.278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92179706">
                <text:p>1.492179706</text:p>
              </table:table-cell>
              <table:table-cell office:value-type="float" office:value="10.094732">
                <text:p>10.094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17006134">
                <text:p>1.517006134</text:p>
              </table:table-cell>
              <table:table-cell office:value-type="float" office:value="10.069915">
                <text:p>10.069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41863081">
                <text:p>1.541863081</text:p>
              </table:table-cell>
              <table:table-cell office:value-type="float" office:value="10.05755">
                <text:p>10.05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66506401">
                <text:p>1.566506401</text:p>
              </table:table-cell>
              <table:table-cell office:value-type="float" office:value="10.144736">
                <text:p>10.144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91531197">
                <text:p>1.591531197</text:p>
              </table:table-cell>
              <table:table-cell office:value-type="float" office:value="9.990091">
                <text:p>9.9900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6662807">
                <text:p>1.616662807</text:p>
              </table:table-cell>
              <table:table-cell office:value-type="float" office:value="9.947633">
                <text:p>9.9476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41779157">
                <text:p>1.641779157</text:p>
              </table:table-cell>
              <table:table-cell office:value-type="float" office:value="9.953676">
                <text:p>9.953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66666622">
                <text:p>1.666666622</text:p>
              </table:table-cell>
              <table:table-cell office:value-type="float" office:value="10.0452175">
                <text:p>10.0452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91981339">
                <text:p>1.691981339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17418128">
                <text:p>1.717418128</text:p>
              </table:table-cell>
              <table:table-cell office:value-type="float" office:value="9.828284">
                <text:p>9.828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42839658">
                <text:p>1.742839658</text:p>
              </table:table-cell>
              <table:table-cell office:value-type="float" office:value="9.834184">
                <text:p>9.834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68047563">
                <text:p>1.768047563</text:p>
              </table:table-cell>
              <table:table-cell office:value-type="float" office:value="9.917524">
                <text:p>9.9175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93652203">
                <text:p>1.793652203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19378914">
                <text:p>1.819378914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45059847">
                <text:p>1.845059847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70542414">
                <text:p>1.870542414</text:p>
              </table:table-cell>
              <table:table-cell office:value-type="float" office:value="9.810628">
                <text:p>9.810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96421715">
                <text:p>1.896421715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22423088">
                <text:p>1.922423088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48424461">
                <text:p>1.948424461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7418169">
                <text:p>1.97418169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00350912">
                <text:p>2.000350912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26672725">
                <text:p>2.026672725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5297928">
                <text:p>2.05297928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7904169">
                <text:p>2.07904169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05485576">
                <text:p>2.105485576</text:p>
              </table:table-cell>
              <table:table-cell office:value-type="float" office:value="9.453981">
                <text:p>9.453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32082051">
                <text:p>2.132082051</text:p>
              </table:table-cell>
              <table:table-cell office:value-type="float" office:value="9.399741">
                <text:p>9.399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58648009">
                <text:p>2.158648009</text:p>
              </table:table-cell>
              <table:table-cell office:value-type="float" office:value="9.41054">
                <text:p>9.410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84985081">
                <text:p>2.184985081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11749405">
                <text:p>2.211749405</text:p>
              </table:table-cell>
              <table:table-cell office:value-type="float" office:value="9.340793">
                <text:p>9.340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38635801">
                <text:p>2.238635801</text:p>
              </table:table-cell>
              <table:table-cell office:value-type="float" office:value="9.298383">
                <text:p>9.2983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65506938">
                <text:p>2.265506938</text:p>
              </table:table-cell>
              <table:table-cell office:value-type="float" office:value="9.303662">
                <text:p>9.303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92133931">
                <text:p>2.292133931</text:p>
              </table:table-cell>
              <table:table-cell office:value-type="float" office:value="9.388968">
                <text:p>9.388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19157658">
                <text:p>2.319157658</text:p>
              </table:table-cell>
              <table:table-cell office:value-type="float" office:value="9.251129">
                <text:p>9.251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6318718">
                <text:p>2.346318718</text:p>
              </table:table-cell>
              <table:table-cell office:value-type="float" office:value="9.204354">
                <text:p>9.204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73434">
                <text:p>2.373434</text:p>
              </table:table-cell>
              <table:table-cell office:value-type="float" office:value="9.219893">
                <text:p>9.219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00289879">
                <text:p>2.400289879</text:p>
              </table:table-cell>
              <table:table-cell office:value-type="float" office:value="9.3089485">
                <text:p>9.30894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2755775">
                <text:p>2.42755775</text:p>
              </table:table-cell>
              <table:table-cell office:value-type="float" office:value="9.1683">
                <text:p>9.16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54901917">
                <text:p>2.454901917</text:p>
              </table:table-cell>
              <table:table-cell office:value-type="float" office:value="9.142717">
                <text:p>9.1427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8215453">
                <text:p>2.48215453</text:p>
              </table:table-cell>
              <table:table-cell office:value-type="float" office:value="9.173432">
                <text:p>9.1734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09101963">
                <text:p>2.509101963</text:p>
              </table:table-cell>
              <table:table-cell office:value-type="float" office:value="9.277321">
                <text:p>9.2773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36369834">
                <text:p>2.536369834</text:p>
              </table:table-cell>
              <table:table-cell office:value-type="float" office:value="9.1683">
                <text:p>9.16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63607188">
                <text:p>2.563607188</text:p>
              </table:table-cell>
              <table:table-cell office:value-type="float" office:value="9.178572">
                <text:p>9.1785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90676693">
                <text:p>2.590676693</text:p>
              </table:table-cell>
              <table:table-cell office:value-type="float" office:value="9.235485">
                <text:p>9.2354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17273168">
                <text:p>2.617273168</text:p>
              </table:table-cell>
              <table:table-cell office:value-type="float" office:value="9.399741">
                <text:p>9.399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44068011">
                <text:p>2.644068011</text:p>
              </table:table-cell>
              <table:table-cell office:value-type="float" office:value="9.330153">
                <text:p>9.330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0725521">
                <text:p>2.670725521</text:p>
              </table:table-cell>
              <table:table-cell office:value-type="float" office:value="9.37822">
                <text:p>9.37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7077852">
                <text:p>2.697077852</text:p>
              </table:table-cell>
              <table:table-cell office:value-type="float" office:value="9.486827">
                <text:p>9.486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22911377">
                <text:p>2.722911377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48760161">
                <text:p>2.748760161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74486872">
                <text:p>2.774486872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99938922">
                <text:p>2.799938922</text:p>
              </table:table-cell>
              <table:table-cell office:value-type="float" office:value="9.8223915">
                <text:p>9.8223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24978977">
                <text:p>2.824978977</text:p>
              </table:table-cell>
              <table:table-cell office:value-type="float" office:value="9.984003">
                <text:p>9.9840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50247917">
                <text:p>2.850247917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75516857">
                <text:p>2.875516857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00678984">
                <text:p>2.900678984</text:p>
              </table:table-cell>
              <table:table-cell office:value-type="float" office:value="9.935568">
                <text:p>9.935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25505412">
                <text:p>2.925505412</text:p>
              </table:table-cell>
              <table:table-cell office:value-type="float" office:value="10.069915">
                <text:p>10.069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50682798">
                <text:p>2.950682798</text:p>
              </table:table-cell>
              <table:table-cell office:value-type="float" office:value="9.929546">
                <text:p>9.9295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75966997">
                <text:p>2.975966997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01266455">
                <text:p>3.001266455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26337027">
                <text:p>3.026337027</text:p>
              </table:table-cell>
              <table:table-cell office:value-type="float" office:value="9.97185">
                <text:p>9.97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51804335">
                <text:p>3.051804335</text:p>
              </table:table-cell>
              <table:table-cell office:value-type="float" office:value="9.816506">
                <text:p>9.816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77363196">
                <text:p>3.077363196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02922057">
                <text:p>3.102922057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28267293">
                <text:p>3.128267293</text:p>
              </table:table-cell>
              <table:table-cell office:value-type="float" office:value="9.863787">
                <text:p>9.863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54009263">
                <text:p>3.154009263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79858047">
                <text:p>3.179858047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05706831">
                <text:p>3.205706831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31311471">
                <text:p>3.231311471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57343361">
                <text:p>3.257343361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83466806">
                <text:p>3.283466806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0960551">
                <text:p>3.30960551</text:p>
              </table:table-cell>
              <table:table-cell office:value-type="float" office:value="9.564362">
                <text:p>9.56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3550007">
                <text:p>3.33550007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61821883">
                <text:p>3.361821883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8825051">
                <text:p>3.38825051</text:p>
              </table:table-cell>
              <table:table-cell office:value-type="float" office:value="9.459439">
                <text:p>9.4594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414648617">
                <text:p>3.414648617</text:p>
              </table:table-cell>
              <table:table-cell office:value-type="float" office:value="9.470376">
                <text:p>9.470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44080258">
                <text:p>3.44080258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467383797">
                <text:p>3.467383797</text:p>
              </table:table-cell>
              <table:table-cell office:value-type="float" office:value="9.405137">
                <text:p>9.405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494102345">
                <text:p>3.494102345</text:p>
              </table:table-cell>
              <table:table-cell office:value-type="float" office:value="9.356796">
                <text:p>9.356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20775116">
                <text:p>3.520775116</text:p>
              </table:table-cell>
              <table:table-cell office:value-type="float" office:value="9.372854">
                <text:p>9.372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47188482">
                <text:p>3.547188482</text:p>
              </table:table-cell>
              <table:table-cell office:value-type="float" office:value="9.464905">
                <text:p>9.464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74044361">
                <text:p>3.574044361</text:p>
              </table:table-cell>
              <table:table-cell office:value-type="float" office:value="9.3089485">
                <text:p>9.30894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600976535">
                <text:p>3.600976535</text:p>
              </table:table-cell>
              <table:table-cell office:value-type="float" office:value="9.2825775">
                <text:p>9.28257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627862931">
                <text:p>3.627862931</text:p>
              </table:table-cell>
              <table:table-cell office:value-type="float" office:value="9.298383">
                <text:p>9.2983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654520441">
                <text:p>3.654520441</text:p>
              </table:table-cell>
              <table:table-cell office:value-type="float" office:value="9.37822">
                <text:p>9.37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681605205">
                <text:p>3.681605205</text:p>
              </table:table-cell>
              <table:table-cell office:value-type="float" office:value="9.230282">
                <text:p>9.230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08781524">
                <text:p>3.708781524</text:p>
              </table:table-cell>
              <table:table-cell office:value-type="float" office:value="9.199185">
                <text:p>9.199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35866288">
                <text:p>3.735866288</text:p>
              </table:table-cell>
              <table:table-cell office:value-type="float" office:value="9.230282">
                <text:p>9.230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62630612">
                <text:p>3.762630612</text:p>
              </table:table-cell>
              <table:table-cell office:value-type="float" office:value="9.340793">
                <text:p>9.340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789730635">
                <text:p>3.789730635</text:p>
              </table:table-cell>
              <table:table-cell office:value-type="float" office:value="9.225085">
                <text:p>9.2250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16815399">
                <text:p>3.816815399</text:p>
              </table:table-cell>
              <table:table-cell office:value-type="float" office:value="9.230282">
                <text:p>9.230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43732315">
                <text:p>3.843732315</text:p>
              </table:table-cell>
              <table:table-cell office:value-type="float" office:value="9.28784">
                <text:p>9.287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70206718">
                <text:p>3.870206718</text:p>
              </table:table-cell>
              <table:table-cell office:value-type="float" office:value="9.443083">
                <text:p>9.4430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96894748">
                <text:p>3.896894748</text:p>
              </table:table-cell>
              <table:table-cell office:value-type="float" office:value="9.367496">
                <text:p>9.3674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923430186">
                <text:p>3.923430186</text:p>
              </table:table-cell>
              <table:table-cell office:value-type="float" office:value="9.421363">
                <text:p>9.421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949675704">
                <text:p>3.949675704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975371898">
                <text:p>3.975371898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001220682">
                <text:p>4.001220682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026916876">
                <text:p>4.026916876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052353665">
                <text:p>4.052353665</text:p>
              </table:table-cell>
              <table:table-cell office:value-type="float" office:value="9.828284">
                <text:p>9.828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07739372">
                <text:p>4.07739372</text:p>
              </table:table-cell>
              <table:table-cell office:value-type="float" office:value="9.984003">
                <text:p>9.9840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102677919">
                <text:p>4.102677919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127946859">
                <text:p>4.127946859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153108986">
                <text:p>4.153108986</text:p>
              </table:table-cell>
              <table:table-cell office:value-type="float" office:value="9.935568">
                <text:p>9.935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177935414">
                <text:p>4.177935414</text:p>
              </table:table-cell>
              <table:table-cell office:value-type="float" office:value="10.069915">
                <text:p>10.069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03158578">
                <text:p>4.203158578</text:p>
              </table:table-cell>
              <table:table-cell office:value-type="float" office:value="9.911525">
                <text:p>9.911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28473295">
                <text:p>4.228473295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53788012">
                <text:p>4.253788012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78873845">
                <text:p>4.278873845</text:p>
              </table:table-cell>
              <table:table-cell office:value-type="float" office:value="9.965785">
                <text:p>9.9657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04341153">
                <text:p>4.304341153</text:p>
              </table:table-cell>
              <table:table-cell office:value-type="float" office:value="9.816506">
                <text:p>9.816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29945793">
                <text:p>4.329945793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55504654">
                <text:p>4.355504654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8084989">
                <text:p>4.38084989</text:p>
              </table:table-cell>
              <table:table-cell office:value-type="float" office:value="9.863787">
                <text:p>9.863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06622378">
                <text:p>4.406622378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32455903">
                <text:p>4.432455903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58319945">
                <text:p>4.458319945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83939843">
                <text:p>4.483939843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09971733">
                <text:p>4.509971733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36110437">
                <text:p>4.536110437</text:p>
              </table:table-cell>
              <table:table-cell office:value-type="float" office:value="9.564362">
                <text:p>9.56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62233882">
                <text:p>4.562233882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88113183">
                <text:p>4.588113183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14450255">
                <text:p>4.614450255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40894141">
                <text:p>4.640894141</text:p>
              </table:table-cell>
              <table:table-cell office:value-type="float" office:value="9.453981">
                <text:p>9.453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67307507">
                <text:p>4.667307507</text:p>
              </table:table-cell>
              <table:table-cell office:value-type="float" office:value="9.464905">
                <text:p>9.464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93491989">
                <text:p>4.693491989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20088464">
                <text:p>4.720088464</text:p>
              </table:table-cell>
              <table:table-cell office:value-type="float" office:value="9.399741">
                <text:p>9.399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46791753">
                <text:p>4.746791753</text:p>
              </table:table-cell>
              <table:table-cell office:value-type="float" office:value="9.362143">
                <text:p>9.362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73495042">
                <text:p>4.773495042</text:p>
              </table:table-cell>
              <table:table-cell office:value-type="float" office:value="9.362143">
                <text:p>9.362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99923669">
                <text:p>4.799923669</text:p>
              </table:table-cell>
              <table:table-cell office:value-type="float" office:value="9.459439">
                <text:p>9.4594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26825324">
                <text:p>4.826825324</text:p>
              </table:table-cell>
              <table:table-cell office:value-type="float" office:value="9.293109">
                <text:p>9.293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53772757">
                <text:p>4.853772757</text:p>
              </table:table-cell>
              <table:table-cell office:value-type="float" office:value="9.277321">
                <text:p>9.2773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80735449">
                <text:p>4.880735449</text:p>
              </table:table-cell>
              <table:table-cell office:value-type="float" office:value="9.272071">
                <text:p>9.2720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07423479">
                <text:p>4.907423479</text:p>
              </table:table-cell>
              <table:table-cell office:value-type="float" office:value="9.367496">
                <text:p>9.3674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34492984">
                <text:p>4.934492984</text:p>
              </table:table-cell>
              <table:table-cell office:value-type="float" office:value="9.235485">
                <text:p>9.2354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61654044">
                <text:p>4.961654044</text:p>
              </table:table-cell>
              <table:table-cell office:value-type="float" office:value="9.204354">
                <text:p>9.204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88738808">
                <text:p>4.988738808</text:p>
              </table:table-cell>
              <table:table-cell office:value-type="float" office:value="9.230282">
                <text:p>9.230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15518391">
                <text:p>5.015518391</text:p>
              </table:table-cell>
              <table:table-cell office:value-type="float" office:value="9.33547">
                <text:p>9.33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42633673">
                <text:p>5.042633673</text:p>
              </table:table-cell>
              <table:table-cell office:value-type="float" office:value="9.219893">
                <text:p>9.219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69748955">
                <text:p>5.069748955</text:p>
              </table:table-cell>
              <table:table-cell office:value-type="float" office:value="9.219893">
                <text:p>9.219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96681129">
                <text:p>5.096681129</text:p>
              </table:table-cell>
              <table:table-cell office:value-type="float" office:value="9.2825775">
                <text:p>9.28257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23186049">
                <text:p>5.123186049</text:p>
              </table:table-cell>
              <table:table-cell office:value-type="float" office:value="9.432211">
                <text:p>9.432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49889338">
                <text:p>5.149889338</text:p>
              </table:table-cell>
              <table:table-cell office:value-type="float" office:value="9.362143">
                <text:p>9.362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76440037">
                <text:p>5.176440037</text:p>
              </table:table-cell>
              <table:table-cell office:value-type="float" office:value="9.415948">
                <text:p>9.415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202700813">
                <text:p>5.202700813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228427524">
                <text:p>5.228427524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254291566">
                <text:p>5.254291566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280003019">
                <text:p>5.280003019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305455069">
                <text:p>5.305455069</text:p>
              </table:table-cell>
              <table:table-cell office:value-type="float" office:value="9.8223915">
                <text:p>9.8223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330525641">
                <text:p>5.330525641</text:p>
              </table:table-cell>
              <table:table-cell office:value-type="float" office:value="9.97185">
                <text:p>9.97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355825099">
                <text:p>5.355825099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381155076">
                <text:p>5.381155076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0637824">
                <text:p>5.40637824</text:p>
              </table:table-cell>
              <table:table-cell office:value-type="float" office:value="9.911525">
                <text:p>9.911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31311481">
                <text:p>5.431311481</text:p>
              </table:table-cell>
              <table:table-cell office:value-type="float" office:value="10.026775">
                <text:p>10.0267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56580421">
                <text:p>5.456580421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81925657">
                <text:p>5.481925657</text:p>
              </table:table-cell>
              <table:table-cell office:value-type="float" office:value="9.863787">
                <text:p>9.863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507209856">
                <text:p>5.507209856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532234652">
                <text:p>5.532234652</text:p>
              </table:table-cell>
              <table:table-cell office:value-type="float" office:value="9.990091">
                <text:p>9.9900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557640923">
                <text:p>5.557640923</text:p>
              </table:table-cell>
              <table:table-cell office:value-type="float" office:value="9.84009">
                <text:p>9.84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58312349">
                <text:p>5.58312349</text:p>
              </table:table-cell>
              <table:table-cell office:value-type="float" office:value="9.810628">
                <text:p>9.810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608606057">
                <text:p>5.608606057</text:p>
              </table:table-cell>
              <table:table-cell office:value-type="float" office:value="9.810628">
                <text:p>9.810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63384448">
                <text:p>5.63384448</text:p>
              </table:table-cell>
              <table:table-cell office:value-type="float" office:value="9.905532">
                <text:p>9.9055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65944912">
                <text:p>5.65944912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685145314">
                <text:p>5.685145314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10826247">
                <text:p>5.710826247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36247777">
                <text:p>5.736247777</text:p>
              </table:table-cell>
              <table:table-cell office:value-type="float" office:value="9.834184">
                <text:p>9.834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62050782">
                <text:p>5.762050782</text:p>
              </table:table-cell>
              <table:table-cell office:value-type="float" office:value="9.688794">
                <text:p>9.688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87960601">
                <text:p>5.787960601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13778867">
                <text:p>5.813778867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39352989">
                <text:p>5.839352989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65278066">
                <text:p>5.865278066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91264181">
                <text:p>5.89126418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17189258">
                <text:p>5.917189258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42809156">
                <text:p>5.942809156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68795271">
                <text:p>5.96879527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94766127">
                <text:p>5.994766127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020645428">
                <text:p>6.020645428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046173771">
                <text:p>6.046173771</text:p>
              </table:table-cell>
              <table:table-cell office:value-type="float" office:value="9.793036">
                <text:p>9.793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072022555">
                <text:p>6.072022555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097871339">
                <text:p>6.097871339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23613309">
                <text:p>6.123613309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49004321">
                <text:p>6.149004321</text:p>
              </table:table-cell>
              <table:table-cell office:value-type="float" office:value="9.846004">
                <text:p>9.846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74731032">
                <text:p>6.174731032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00488261">
                <text:p>6.200488261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26184455">
                <text:p>6.226184455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51575467">
                <text:p>6.251575467</text:p>
              </table:table-cell>
              <table:table-cell office:value-type="float" office:value="9.846004">
                <text:p>9.846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77332696">
                <text:p>6.277332696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03120443">
                <text:p>6.303120443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28862413">
                <text:p>6.328862413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54314463">
                <text:p>6.354314463</text:p>
              </table:table-cell>
              <table:table-cell office:value-type="float" office:value="9.8223915">
                <text:p>9.8223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80086951">
                <text:p>6.380086951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05920476">
                <text:p>6.405920476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31708223">
                <text:p>6.431708223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57206049">
                <text:p>6.457206049</text:p>
              </table:table-cell>
              <table:table-cell office:value-type="float" office:value="9.804757">
                <text:p>9.804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83024315">
                <text:p>6.483024315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508888357">
                <text:p>6.508888357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534691362">
                <text:p>6.534691362</text:p>
              </table:table-cell>
              <table:table-cell office:value-type="float" office:value="9.688794">
                <text:p>9.688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560204447">
                <text:p>6.560204447</text:p>
              </table:table-cell>
              <table:table-cell office:value-type="float" office:value="9.798893">
                <text:p>9.798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586053231">
                <text:p>6.586053231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11993569">
                <text:p>6.611993569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37857611">
                <text:p>6.637857611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63370696">
                <text:p>6.663370696</text:p>
              </table:table-cell>
              <table:table-cell office:value-type="float" office:value="9.798893">
                <text:p>9.798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689249997">
                <text:p>6.689249997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715205594">
                <text:p>6.715205594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741054378">
                <text:p>6.741054378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766567463">
                <text:p>6.766567463</text:p>
              </table:table-cell>
              <table:table-cell office:value-type="float" office:value="9.798893">
                <text:p>9.798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792416247">
                <text:p>6.792416247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18310807">
                <text:p>6.818310807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44083295">
                <text:p>6.844083295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69535345">
                <text:p>6.869535345</text:p>
              </table:table-cell>
              <table:table-cell office:value-type="float" office:value="9.8223915">
                <text:p>9.8223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95292574">
                <text:p>6.895292574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21095579">
                <text:p>6.921095579</text:p>
              </table:table-cell>
              <table:table-cell office:value-type="float" office:value="9.688794">
                <text:p>9.688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4682229">
                <text:p>6.94682229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72228561">
                <text:p>6.972228561</text:p>
              </table:table-cell>
              <table:table-cell office:value-type="float" office:value="9.84009">
                <text:p>9.84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98001049">
                <text:p>6.998001049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23819315">
                <text:p>7.023819315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49515509">
                <text:p>7.049515509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74937039">
                <text:p>7.074937039</text:p>
              </table:table-cell>
              <table:table-cell office:value-type="float" office:value="9.834184">
                <text:p>9.834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0066375">
                <text:p>7.10066375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26436238">
                <text:p>7.126436238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52101912">
                <text:p>7.152101912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77462407">
                <text:p>7.177462407</text:p>
              </table:table-cell>
              <table:table-cell office:value-type="float" office:value="9.857852">
                <text:p>9.857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20317386">
                <text:p>7.20317386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228931089">
                <text:p>7.228931089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254581505">
                <text:p>7.254581505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279911482">
                <text:p>7.279911482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305577156">
                <text:p>7.305577156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331288609">
                <text:p>7.331288609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356923766">
                <text:p>7.356923766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382238483">
                <text:p>7.382238483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0787364">
                <text:p>7.40787364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33554573">
                <text:p>7.433554573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59143953">
                <text:p>7.459143953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48445867">
                <text:p>7.48445867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10093827">
                <text:p>7.510093827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3580528">
                <text:p>7.53580528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61425178">
                <text:p>7.561425178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86724636">
                <text:p>7.586724636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12359793">
                <text:p>7.612359793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38086504">
                <text:p>7.638086504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63752178">
                <text:p>7.663752178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89082155">
                <text:p>7.689082155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14717312">
                <text:p>7.714717312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40444023">
                <text:p>7.74044402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66048663">
                <text:p>7.766048663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91348121">
                <text:p>7.791348121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816983278">
                <text:p>7.816983278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842664211">
                <text:p>7.842664211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868238333">
                <text:p>7.868238333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893522532">
                <text:p>7.893522532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19157689">
                <text:p>7.919157689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44853883">
                <text:p>7.944853883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70458523">
                <text:p>7.970458523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9577324">
                <text:p>7.99577324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021393138">
                <text:p>8.021393138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047074071">
                <text:p>8.047074071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072663451">
                <text:p>8.072663451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097962909">
                <text:p>8.097962909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123613325">
                <text:p>8.123613325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149278999">
                <text:p>8.149278999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174929415">
                <text:p>8.174929415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00259392">
                <text:p>8.200259392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25925066">
                <text:p>8.225925066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51636519">
                <text:p>8.251636519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277256417">
                <text:p>8.277256417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02571134">
                <text:p>8.302571134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28191032">
                <text:p>8.328191032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53856706">
                <text:p>8.353856706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79461346">
                <text:p>8.379461346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04745545">
                <text:p>8.404745545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30365443">
                <text:p>8.430365443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56061637">
                <text:p>8.456061637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81620498">
                <text:p>8.481620498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06889438">
                <text:p>8.506889438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32509336">
                <text:p>8.532509336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58144493">
                <text:p>8.558144493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583703354">
                <text:p>8.583703354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608987553">
                <text:p>8.608987553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63462271">
                <text:p>8.63462271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660303643">
                <text:p>8.660303643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685908283">
                <text:p>8.685908283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71123826">
                <text:p>8.71123826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736903934">
                <text:p>8.73690393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762584867">
                <text:p>8.762584867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788189507">
                <text:p>8.788189507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813473706">
                <text:p>8.813473706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83913938">
                <text:p>8.83913938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864820313">
                <text:p>8.864820313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89044021100001">
                <text:p>8.89044021100001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915785447">
                <text:p>8.915785447</text:p>
              </table:table-cell>
              <table:table-cell office:value-type="float" office:value="9.863787">
                <text:p>9.863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941481641">
                <text:p>8.941481641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96720835200001">
                <text:p>8.96720835200001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99290454600001">
                <text:p>8.99290454600001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01831081700001">
                <text:p>9.01831081700001</text:p>
              </table:table-cell>
              <table:table-cell office:value-type="float" office:value="9.84009">
                <text:p>9.84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04409856400001">
                <text:p>9.04409856400001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06993208900001">
                <text:p>9.06993208900001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09570457700001">
                <text:p>9.09570457700001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121187144">
                <text:p>9.121187144</text:p>
              </table:table-cell>
              <table:table-cell office:value-type="float" office:value="9.810628">
                <text:p>9.810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147035928">
                <text:p>9.147035928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17294574700001">
                <text:p>9.17294574700001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19876401300001">
                <text:p>9.19876401300001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22432287400001">
                <text:p>9.22432287400001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25023269300001">
                <text:p>9.25023269300001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27621880800001">
                <text:p>9.2762188080000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30211336800001">
                <text:p>9.30211336800001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32773326600001">
                <text:p>9.32773326600001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35371938100001">
                <text:p>9.3537193810000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37973601300001">
                <text:p>9.37973601300001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0569161000001">
                <text:p>9.40569161000001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3132676700001">
                <text:p>9.43132676700001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5731288200001">
                <text:p>9.4573128820000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8337529200001">
                <text:p>9.48337529200001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509330889">
                <text:p>9.509330889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53499656300001">
                <text:p>9.53499656300001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56102845300001">
                <text:p>9.56102845300001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58710612300001">
                <text:p>9.58710612300001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1309223800001">
                <text:p>9.6130922380000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3872739500001">
                <text:p>9.63872739500001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6475928500001">
                <text:p>9.66475928500001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9082169500001">
                <text:p>9.69082169500001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1680781000001">
                <text:p>9.7168078100000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4250400400001">
                <text:p>9.74250400400001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6853589400001">
                <text:p>9.76853589400001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9465933900001">
                <text:p>9.79465933900001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82069122900001">
                <text:p>9.82069122900001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84643319900001">
                <text:p>9.84643319900001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87251086900001">
                <text:p>9.87251086900001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89860379700001">
                <text:p>9.89860379700001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2463568700001">
                <text:p>9.92463568700001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5036239800001">
                <text:p>9.95036239800001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7645532600001">
                <text:p>9.97645532600001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002609289">
                <text:p>10.002609289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028625921">
                <text:p>10.028625921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054367891">
                <text:p>10.054367891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080491336">
                <text:p>10.080491336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106660558">
                <text:p>10.106660558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132738228">
                <text:p>10.132738228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158525975">
                <text:p>10.158525975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184634162">
                <text:p>10.184634162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10803384">
                <text:p>10.210803384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36835274">
                <text:p>10.236835274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62561985">
                <text:p>10.262561985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88624395">
                <text:p>10.288624395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14702065">
                <text:p>10.314702065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4068818">
                <text:p>10.34068818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66353854">
                <text:p>10.36635385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92385744">
                <text:p>10.392385744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418463414">
                <text:p>10.418463414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44443427">
                <text:p>10.44443427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470099944">
                <text:p>10.47009994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496116576">
                <text:p>10.496116576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522163726">
                <text:p>10.522163726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548119323">
                <text:p>10.548119323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573708703">
                <text:p>10.573708703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599649041">
                <text:p>10.599649041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625650414">
                <text:p>10.625650414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651544974">
                <text:p>10.651544974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677149614">
                <text:p>10.677149614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703089952">
                <text:p>10.703089952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729076067">
                <text:p>10.729076067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754985886">
                <text:p>10.754985886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780605784">
                <text:p>10.780605784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80657664">
                <text:p>10.80657664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83260853">
                <text:p>10.83260853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858548868">
                <text:p>10.858548868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884153508">
                <text:p>10.884153508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10109105">
                <text:p>10.910109105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3609522">
                <text:p>10.93609522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62035558">
                <text:p>10.962035558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87624938">
                <text:p>10.987624938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013565276">
                <text:p>11.013565276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039551391">
                <text:p>11.039551391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065445951">
                <text:p>11.065445951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091035331">
                <text:p>11.091035331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16975669">
                <text:p>11.116975669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42946525">
                <text:p>11.142946525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68856344">
                <text:p>11.168856344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94445724">
                <text:p>11.194445724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220386062">
                <text:p>11.220386062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246402694">
                <text:p>11.246402694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272327771">
                <text:p>11.272327771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297962928">
                <text:p>11.297962928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323949043">
                <text:p>11.323949043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349965675">
                <text:p>11.349965675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375936531">
                <text:p>11.375936531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01617464">
                <text:p>11.401617464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27618837">
                <text:p>11.427618837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53681247">
                <text:p>11.453681247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79667362">
                <text:p>11.479667362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505348295">
                <text:p>11.505348295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531364927">
                <text:p>11.531364927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557427337">
                <text:p>11.557427337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58342871">
                <text:p>11.58342871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609079126">
                <text:p>11.609079126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635126276">
                <text:p>11.635126276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661219204">
                <text:p>11.661219204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687235836">
                <text:p>11.687235836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712947289">
                <text:p>11.712947289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738963921">
                <text:p>11.738963921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765072108">
                <text:p>11.765072108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791119258">
                <text:p>11.791119258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16861228">
                <text:p>11.816861228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42954156">
                <text:p>11.842954156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69108119">
                <text:p>11.869108119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95185789">
                <text:p>11.895185789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920943018">
                <text:p>11.920943018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947035946">
                <text:p>11.947035946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973189909">
                <text:p>11.973189909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999252319">
                <text:p>11.999252319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02497903">
                <text:p>12.0249790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051071958">
                <text:p>12.051071958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077210662">
                <text:p>12.077210662</text:p>
              </table:table-cell>
              <table:table-cell office:value-type="float" office:value="9.564362">
                <text:p>9.56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103273072">
                <text:p>12.103273072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129015042">
                <text:p>12.129015042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15510797">
                <text:p>12.15510797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181261933">
                <text:p>12.181261933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20737012">
                <text:p>12.20737012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233157867">
                <text:p>12.233157867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259327089">
                <text:p>12.259327089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28552683">
                <text:p>12.28552683</text:p>
              </table:table-cell>
              <table:table-cell office:value-type="float" office:value="9.542079">
                <text:p>9.542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311680793">
                <text:p>12.311680793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337544835">
                <text:p>12.337544835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363790353">
                <text:p>12.363790353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390081647">
                <text:p>12.390081647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416296647">
                <text:p>12.416296647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442206466">
                <text:p>12.442206466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468467242">
                <text:p>12.468467242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494773797">
                <text:p>12.494773797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21004056">
                <text:p>12.521004056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46898616">
                <text:p>12.546898616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73159392">
                <text:p>12.573159392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99481205">
                <text:p>12.599481205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25741981">
                <text:p>12.625741981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51682319">
                <text:p>12.651682319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7988874">
                <text:p>12.677988874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704356464">
                <text:p>12.704356464</text:p>
              </table:table-cell>
              <table:table-cell office:value-type="float" office:value="9.481337">
                <text:p>9.481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730647758">
                <text:p>12.730647758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756572835">
                <text:p>12.756572835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78284887">
                <text:p>12.78284887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09170683">
                <text:p>12.809170683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35431459">
                <text:p>12.835431459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61341278">
                <text:p>12.861341278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87586796">
                <text:p>12.887586796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913893351">
                <text:p>12.913893351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940062573">
                <text:p>12.940062573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965926615">
                <text:p>12.965926615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992141615">
                <text:p>12.992141615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018371874">
                <text:p>13.018371874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044495319">
                <text:p>13.044495319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070283066">
                <text:p>13.070283066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09642177">
                <text:p>13.09642177</text:p>
              </table:table-cell>
              <table:table-cell office:value-type="float" office:value="9.564362">
                <text:p>9.56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122606252">
                <text:p>13.122606252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14869918">
                <text:p>13.14869918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174486927">
                <text:p>13.174486927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200595114">
                <text:p>13.200595114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226718559">
                <text:p>13.226718559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252750449">
                <text:p>13.252750449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278446643">
                <text:p>13.278446643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04478533">
                <text:p>13.304478533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3058672">
                <text:p>13.33058672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6572835">
                <text:p>13.356572835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82238509">
                <text:p>13.382238509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408163586">
                <text:p>13.408163586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434119183">
                <text:p>13.434119183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460013743">
                <text:p>13.460013743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485557345">
                <text:p>13.485557345</text:p>
              </table:table-cell>
              <table:table-cell office:value-type="float" office:value="9.787187">
                <text:p>9.787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511436646">
                <text:p>13.511436646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537361723">
                <text:p>13.537361723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563179989">
                <text:p>13.563179989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588632039">
                <text:p>13.588632039</text:p>
              </table:table-cell>
              <table:table-cell office:value-type="float" office:value="9.8223915">
                <text:p>9.8223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614419786">
                <text:p>13.614419786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640238052">
                <text:p>13.640238052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665964763">
                <text:p>13.66596476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691371034">
                <text:p>13.691371034</text:p>
              </table:table-cell>
              <table:table-cell office:value-type="float" office:value="9.84009">
                <text:p>9.84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717067228">
                <text:p>13.717067228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742793939">
                <text:p>13.742793939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768459613">
                <text:p>13.768459613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79378959">
                <text:p>13.79378959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819455264">
                <text:p>13.81945526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845136197">
                <text:p>13.845136197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870740837">
                <text:p>13.870740837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895994518">
                <text:p>13.895994518</text:p>
              </table:table-cell>
              <table:table-cell office:value-type="float" office:value="9.899547">
                <text:p>9.899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921599158">
                <text:p>13.921599158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947264832">
                <text:p>13.947264832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972808434">
                <text:p>13.972808434</text:p>
              </table:table-cell>
              <table:table-cell office:value-type="float" office:value="9.787187">
                <text:p>9.787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998062115">
                <text:p>13.998062115</text:p>
              </table:table-cell>
              <table:table-cell office:value-type="float" office:value="9.899547">
                <text:p>9.899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023636237">
                <text:p>14.023636237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049256135">
                <text:p>14.049256135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074860775">
                <text:p>14.074860775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100129715">
                <text:p>14.100129715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125795389">
                <text:p>14.125795389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1515221">
                <text:p>14.1515221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177157257">
                <text:p>14.177157257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202563528">
                <text:p>14.202563528</text:p>
              </table:table-cell>
              <table:table-cell office:value-type="float" office:value="9.84009">
                <text:p>9.84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228290239">
                <text:p>14.228290239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254139023">
                <text:p>14.254139023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279865734">
                <text:p>14.279865734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305333042">
                <text:p>14.305333042</text:p>
              </table:table-cell>
              <table:table-cell office:value-type="float" office:value="9.816506">
                <text:p>9.816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331166567">
                <text:p>14.331166567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357076386">
                <text:p>14.357076386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382894652">
                <text:p>14.382894652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08407737">
                <text:p>14.408407737</text:p>
              </table:table-cell>
              <table:table-cell office:value-type="float" office:value="9.798893">
                <text:p>9.798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34256521">
                <text:p>14.434256521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60151081">
                <text:p>14.460151081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85969347">
                <text:p>14.485969347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511467173">
                <text:p>14.511467173</text:p>
              </table:table-cell>
              <table:table-cell office:value-type="float" office:value="9.804757">
                <text:p>9.804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537300698">
                <text:p>14.537300698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563179999">
                <text:p>14.563179999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588967746">
                <text:p>14.588967746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614450313">
                <text:p>14.614450313</text:p>
              </table:table-cell>
              <table:table-cell office:value-type="float" office:value="9.810628">
                <text:p>9.810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640299097">
                <text:p>14.640299097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666224174">
                <text:p>14.666224174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692072958">
                <text:p>14.692072958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71761656">
                <text:p>14.71761656</text:p>
              </table:table-cell>
              <table:table-cell office:value-type="float" office:value="9.787187">
                <text:p>9.787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74351112">
                <text:p>14.74351112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769466717">
                <text:p>14.769466717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795376536">
                <text:p>14.795376536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821011693">
                <text:p>14.821011693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84696729">
                <text:p>14.84696729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87299918">
                <text:p>14.87299918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898939518">
                <text:p>14.898939518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924574675">
                <text:p>14.924574675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950530272">
                <text:p>14.950530272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976531645">
                <text:p>14.976531645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002426205">
                <text:p>15.002426205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028030845">
                <text:p>15.028030845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053986442">
                <text:p>15.053986442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079957298">
                <text:p>15.079957298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105867117">
                <text:p>15.105867117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131456497">
                <text:p>15.131456497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157396835">
                <text:p>15.157396835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183398208">
                <text:p>15.183398208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209277509">
                <text:p>15.209277509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234882149">
                <text:p>15.234882149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260822487">
                <text:p>15.260822487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28682386">
                <text:p>15.28682386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312764198">
                <text:p>15.312764198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338399355">
                <text:p>15.338399355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364400728">
                <text:p>15.364400728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390463138">
                <text:p>15.390463138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16464511">
                <text:p>15.416464511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42145444">
                <text:p>15.442145444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68177334">
                <text:p>15.468177334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94285521">
                <text:p>15.494285521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520332671">
                <text:p>15.520332671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546074641">
                <text:p>15.546074641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572167569">
                <text:p>15.572167569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598321532">
                <text:p>15.598321532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624368682">
                <text:p>15.624368682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650125911">
                <text:p>15.650125911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676218839">
                <text:p>15.676218839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702342284">
                <text:p>15.702342284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728374174">
                <text:p>15.728374174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754070368">
                <text:p>15.754070368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780117518">
                <text:p>15.780117518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806179928">
                <text:p>15.806179928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832227078">
                <text:p>15.832227078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857969048">
                <text:p>15.857969048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884061976">
                <text:p>15.884061976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910246458">
                <text:p>15.910246458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936324128">
                <text:p>15.936324128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962142394">
                <text:p>15.962142394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988281098">
                <text:p>15.988281098</text:p>
              </table:table-cell>
              <table:table-cell office:value-type="float" office:value="9.564362">
                <text:p>9.56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014511357">
                <text:p>16.014511357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04066532">
                <text:p>16.04066532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066514104">
                <text:p>16.066514104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092729104">
                <text:p>16.092729104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11898988">
                <text:p>16.11898988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14520488">
                <text:p>16.14520488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17109944">
                <text:p>16.17109944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197329699">
                <text:p>16.197329699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223636254">
                <text:p>16.223636254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249866513">
                <text:p>16.249866513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275806851">
                <text:p>16.275806851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302082886">
                <text:p>16.302082886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328435217">
                <text:p>16.328435217</text:p>
              </table:table-cell>
              <table:table-cell office:value-type="float" office:value="9.486827">
                <text:p>9.486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354695993">
                <text:p>16.354695993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38062107">
                <text:p>16.38062107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406912364">
                <text:p>16.406912364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433234177">
                <text:p>16.433234177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459464436">
                <text:p>16.459464436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485404774">
                <text:p>16.485404774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511696068">
                <text:p>16.511696068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538017881">
                <text:p>16.538017881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56424814">
                <text:p>16.56424814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590203737">
                <text:p>16.590203737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616479772">
                <text:p>16.616479772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642832103">
                <text:p>16.642832103</text:p>
              </table:table-cell>
              <table:table-cell office:value-type="float" office:value="9.486827">
                <text:p>9.486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669077621">
                <text:p>16.669077621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695017959">
                <text:p>16.695017959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721309253">
                <text:p>16.721309253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747631066">
                <text:p>16.747631066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773891842">
                <text:p>16.773891842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799816919">
                <text:p>16.799816919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826092954">
                <text:p>16.826092954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852430026">
                <text:p>16.852430026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878706061">
                <text:p>16.878706061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904646399">
                <text:p>16.904646399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930937693">
                <text:p>16.930937693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957274765">
                <text:p>16.957274765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983505024">
                <text:p>16.983505024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009414843">
                <text:p>17.009414843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035645102">
                <text:p>17.035645102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061936396">
                <text:p>17.061936396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088151396">
                <text:p>17.088151396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114061215">
                <text:p>17.114061215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140352509">
                <text:p>17.140352509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166720099">
                <text:p>17.166720099</text:p>
              </table:table-cell>
              <table:table-cell office:value-type="float" office:value="9.481337">
                <text:p>9.481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192996134">
                <text:p>17.192996134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21896699">
                <text:p>17.21896699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245258284">
                <text:p>17.245258284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271595356">
                <text:p>17.271595356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297840874">
                <text:p>17.297840874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323735434">
                <text:p>17.323735434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34999621">
                <text:p>17.34999621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376318023">
                <text:p>17.376318023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402517764">
                <text:p>17.402517764</text:p>
              </table:table-cell>
              <table:table-cell office:value-type="float" office:value="9.542079">
                <text:p>9.542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428427583">
                <text:p>17.428427583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454657842">
                <text:p>17.454657842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480964397">
                <text:p>17.480964397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507164138">
                <text:p>17.507164138</text:p>
              </table:table-cell>
              <table:table-cell office:value-type="float" office:value="9.542079">
                <text:p>9.542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533089215">
                <text:p>17.533089215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55936525">
                <text:p>17.55936525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585702322">
                <text:p>17.585702322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11978357">
                <text:p>17.611978357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37918695">
                <text:p>17.637918695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6419473">
                <text:p>17.66419473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90577579">
                <text:p>17.690577579</text:p>
              </table:table-cell>
              <table:table-cell office:value-type="float" office:value="9.475853">
                <text:p>9.475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16868873">
                <text:p>17.716868873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4282447">
                <text:p>17.74282447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69131025">
                <text:p>17.769131025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95468097">
                <text:p>17.795468097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821713615">
                <text:p>17.821713615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847653953">
                <text:p>17.847653953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873914729">
                <text:p>17.873914729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900251801">
                <text:p>17.900251801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926527836">
                <text:p>17.926527836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952468174">
                <text:p>17.952468174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978744209">
                <text:p>17.978744209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005035503">
                <text:p>18.005035503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031265762">
                <text:p>18.031265762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057160322">
                <text:p>18.057160322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08340584">
                <text:p>18.08340584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09681875">
                <text:p>18.109681875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35927393">
                <text:p>18.135927393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61837212">
                <text:p>18.161837212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88067471">
                <text:p>18.188067471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214374026">
                <text:p>18.214374026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240589026">
                <text:p>18.240589026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266483586">
                <text:p>18.266483586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292698586">
                <text:p>18.292698586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18974621">
                <text:p>18.318974621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45174362">
                <text:p>18.345174362</text:p>
              </table:table-cell>
              <table:table-cell office:value-type="float" office:value="9.542079">
                <text:p>9.542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71053663">
                <text:p>18.371053663</text:p>
              </table:table-cell>
              <table:table-cell office:value-type="float" office:value="9.66023">
                <text:p>9.6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97268663">
                <text:p>18.397268663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423514181">
                <text:p>18.423514181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449668144">
                <text:p>18.449668144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47548641">
                <text:p>18.47548641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501625114">
                <text:p>18.501625114</text:p>
              </table:table-cell>
              <table:table-cell office:value-type="float" office:value="9.564362">
                <text:p>9.56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527809596">
                <text:p>18.527809596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553902524">
                <text:p>18.553902524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579644494">
                <text:p>18.579644494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605645867">
                <text:p>18.605645867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631693017">
                <text:p>18.631693017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657618094">
                <text:p>18.657618094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683222734">
                <text:p>18.683222734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709147811">
                <text:p>18.709147811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735118667">
                <text:p>18.735118667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760982709">
                <text:p>18.760982709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78654157">
                <text:p>18.78654157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812390354">
                <text:p>18.812390354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838284914">
                <text:p>18.838284914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864042143">
                <text:p>18.864042143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889494193">
                <text:p>18.889494193</text:p>
              </table:table-cell>
              <table:table-cell office:value-type="float" office:value="9.8223915">
                <text:p>9.8223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915236163">
                <text:p>18.915236163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94102391">
                <text:p>18.94102391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966689584">
                <text:p>18.96668958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992050079">
                <text:p>18.992050079</text:p>
              </table:table-cell>
              <table:table-cell office:value-type="float" office:value="9.857852">
                <text:p>9.857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17685236">
                <text:p>19.017685236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4338143">
                <text:p>19.04338143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6898607">
                <text:p>19.06898607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094270269">
                <text:p>19.094270269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119874909">
                <text:p>19.119874909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145540583">
                <text:p>19.145540583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171099444">
                <text:p>19.171099444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196383643">
                <text:p>19.196383643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22003541">
                <text:p>19.222003541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47699735">
                <text:p>19.247699735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73334892">
                <text:p>19.273334892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298695387">
                <text:p>19.298695387</text:p>
              </table:table-cell>
              <table:table-cell office:value-type="float" office:value="9.857852">
                <text:p>9.857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32437632">
                <text:p>19.32437632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350133549">
                <text:p>19.350133549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375799223">
                <text:p>19.375799223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01174977">
                <text:p>19.401174977</text:p>
              </table:table-cell>
              <table:table-cell office:value-type="float" office:value="9.851924">
                <text:p>9.851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26871171">
                <text:p>19.426871171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52613141">
                <text:p>19.452613141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78278815">
                <text:p>19.478278815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503669827">
                <text:p>19.503669827</text:p>
              </table:table-cell>
              <table:table-cell office:value-type="float" office:value="9.846004">
                <text:p>9.846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529427056">
                <text:p>19.529427056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555245322">
                <text:p>19.555245322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580972033">
                <text:p>19.58097203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606424083">
                <text:p>19.606424083</text:p>
              </table:table-cell>
              <table:table-cell office:value-type="float" office:value="9.8223915">
                <text:p>9.8223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632257608">
                <text:p>19.632257608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658182685">
                <text:p>19.658182685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68401621">
                <text:p>19.68401621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709544553">
                <text:p>19.709544553</text:p>
              </table:table-cell>
              <table:table-cell office:value-type="float" office:value="9.793036">
                <text:p>9.793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735439113">
                <text:p>19.735439113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76139471">
                <text:p>19.76139471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787304529">
                <text:p>19.787304529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812924427">
                <text:p>19.812924427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838910542">
                <text:p>19.838910542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864927174">
                <text:p>19.864927174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890867512">
                <text:p>19.890867512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16502669">
                <text:p>19.916502669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42488784">
                <text:p>19.942488784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68535934">
                <text:p>19.968535934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994491531">
                <text:p>19.994491531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020172464">
                <text:p>20.020172464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046173837">
                <text:p>20.046173837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072251507">
                <text:p>20.072251507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098283397">
                <text:p>20.098283397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124025367">
                <text:p>20.124025367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150118295">
                <text:p>20.150118295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176272258">
                <text:p>20.176272258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202349928">
                <text:p>20.202349928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228076639">
                <text:p>20.228076639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254139049">
                <text:p>20.254139049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280293012">
                <text:p>20.280293012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306355422">
                <text:p>20.306355422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332143169">
                <text:p>20.332143169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358266614">
                <text:p>20.358266614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384435836">
                <text:p>20.384435836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410559281">
                <text:p>20.410559281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436392806">
                <text:p>20.436392806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462577288">
                <text:p>20.462577288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488883843">
                <text:p>20.488883843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515114102">
                <text:p>20.515114102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541039179">
                <text:p>20.541039179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567315214">
                <text:p>20.567315214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593652286">
                <text:p>20.593652286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19913062">
                <text:p>20.619913062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45868659">
                <text:p>20.645868659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72190472">
                <text:p>20.672190472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698542803">
                <text:p>20.698542803</text:p>
              </table:table-cell>
              <table:table-cell office:value-type="float" office:value="9.486827">
                <text:p>9.486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724834097">
                <text:p>20.724834097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750820212">
                <text:p>20.750820212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777126767">
                <text:p>20.777126767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803494357">
                <text:p>20.803494357</text:p>
              </table:table-cell>
              <table:table-cell office:value-type="float" office:value="9.481337">
                <text:p>9.481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829800912">
                <text:p>20.829800912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855756509">
                <text:p>20.855756509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882047803">
                <text:p>20.882047803</text:p>
              </table:table-cell>
              <table:table-cell office:value-type="float" office:value="9.508851">
                <text:p>9.50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908384875">
                <text:p>20.908384875</text:p>
              </table:table-cell>
              <table:table-cell office:value-type="float" office:value="9.492323">
                <text:p>9.49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934630393">
                <text:p>20.934630393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960570731">
                <text:p>20.960570731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986831507">
                <text:p>20.986831507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013138062">
                <text:p>21.013138062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03938358">
                <text:p>21.03938358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065293399">
                <text:p>21.065293399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091554175">
                <text:p>21.091554175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11786073">
                <text:p>21.11786073</text:p>
              </table:table-cell>
              <table:table-cell office:value-type="float" office:value="9.503335">
                <text:p>9.503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14407573">
                <text:p>21.14407573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16997029">
                <text:p>21.16997029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196215808">
                <text:p>21.196215808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222537621">
                <text:p>21.222537621</text:p>
              </table:table-cell>
              <table:table-cell office:value-type="float" office:value="9.497826">
                <text:p>9.497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24876788">
                <text:p>21.24876788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27466244">
                <text:p>21.27466244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30087744">
                <text:p>21.30087744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327153475">
                <text:p>21.327153475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353337957">
                <text:p>21.353337957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379171482">
                <text:p>21.379171482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405371223">
                <text:p>21.405371223</text:p>
              </table:table-cell>
              <table:table-cell office:value-type="float" office:value="9.542079">
                <text:p>9.542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431616741">
                <text:p>21.431616741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457770704">
                <text:p>21.457770704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483604229">
                <text:p>21.483604229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509758192">
                <text:p>21.509758192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535942674">
                <text:p>21.535942674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562050861">
                <text:p>21.562050861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587853866">
                <text:p>21.587853866</text:p>
              </table:table-cell>
              <table:table-cell office:value-type="float" office:value="9.688794">
                <text:p>9.688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13977311">
                <text:p>21.613977311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40192311">
                <text:p>21.640192311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66300498">
                <text:p>21.666300498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92118764">
                <text:p>21.692118764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718303246">
                <text:p>21.718303246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744564022">
                <text:p>21.744564022</text:p>
              </table:table-cell>
              <table:table-cell office:value-type="float" office:value="9.519901">
                <text:p>9.519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770748504">
                <text:p>21.770748504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796643064">
                <text:p>21.796643064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822888582">
                <text:p>21.822888582</text:p>
              </table:table-cell>
              <table:table-cell office:value-type="float" office:value="9.525436">
                <text:p>9.525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849164617">
                <text:p>21.849164617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875364358">
                <text:p>21.875364358</text:p>
              </table:table-cell>
              <table:table-cell office:value-type="float" office:value="9.542079">
                <text:p>9.542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901258918">
                <text:p>21.901258918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927473918">
                <text:p>21.927473918</text:p>
              </table:table-cell>
              <table:table-cell office:value-type="float" office:value="9.536525">
                <text:p>9.536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953749953">
                <text:p>21.953749953</text:p>
              </table:table-cell>
              <table:table-cell office:value-type="float" office:value="9.514373">
                <text:p>9.514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979919175">
                <text:p>21.979919175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005767959">
                <text:p>22.005767959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031952441">
                <text:p>22.031952441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0581827">
                <text:p>22.0581827</text:p>
              </table:table-cell>
              <table:table-cell office:value-type="float" office:value="9.530977">
                <text:p>9.530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084306145">
                <text:p>22.084306145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11010915">
                <text:p>22.11010915</text:p>
              </table:table-cell>
              <table:table-cell office:value-type="float" office:value="9.688794">
                <text:p>9.6887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136263113">
                <text:p>22.136263113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162462854">
                <text:p>22.162462854</text:p>
              </table:table-cell>
              <table:table-cell office:value-type="float" office:value="9.542079">
                <text:p>9.542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188571041">
                <text:p>22.188571041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214358788">
                <text:p>22.214358788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240482233">
                <text:p>22.240482233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266636196">
                <text:p>22.266636196</text:p>
              </table:table-cell>
              <table:table-cell office:value-type="float" office:value="9.558782">
                <text:p>9.558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292713866">
                <text:p>22.292713866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18471095">
                <text:p>22.318471095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44564023">
                <text:p>22.344564023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70733245">
                <text:p>22.370733245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96795655">
                <text:p>22.396795655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422522366">
                <text:p>22.422522366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448615294">
                <text:p>22.448615294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474738739">
                <text:p>22.474738739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500755371">
                <text:p>22.500755371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526482082">
                <text:p>22.526482082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552513972">
                <text:p>22.552513972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578637417">
                <text:p>22.578637417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604654049">
                <text:p>22.604654049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630365502">
                <text:p>22.630365502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656397392">
                <text:p>22.656397392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68249032">
                <text:p>22.68249032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708491693">
                <text:p>22.708491693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734172626">
                <text:p>22.734172626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760143482">
                <text:p>22.760143482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786129597">
                <text:p>22.786129597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811993639">
                <text:p>22.811993639</text:p>
              </table:table-cell>
              <table:table-cell office:value-type="float" office:value="9.665929">
                <text:p>9.6659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837506724">
                <text:p>22.837506724</text:p>
              </table:table-cell>
              <table:table-cell office:value-type="float" office:value="9.798893">
                <text:p>9.798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863355508">
                <text:p>22.863355508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889204292">
                <text:p>22.889204292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914931003">
                <text:p>22.91493100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940367792">
                <text:p>22.940367792</text:p>
              </table:table-cell>
              <table:table-cell office:value-type="float" office:value="9.828284">
                <text:p>9.828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966125021">
                <text:p>22.966125021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991897509">
                <text:p>22.991897509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017593703">
                <text:p>23.017593703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042984715">
                <text:p>23.042984715</text:p>
              </table:table-cell>
              <table:table-cell office:value-type="float" office:value="9.846004">
                <text:p>9.846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068680909">
                <text:p>23.068680909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094453397">
                <text:p>23.094453397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12013433">
                <text:p>23.12013433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145479566">
                <text:p>23.145479566</text:p>
              </table:table-cell>
              <table:table-cell office:value-type="float" office:value="9.863787">
                <text:p>9.863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171129982">
                <text:p>23.171129982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196856693">
                <text:p>23.19685669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222507109">
                <text:p>23.222507109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247837086">
                <text:p>23.247837086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273472243">
                <text:p>23.273472243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299153176">
                <text:p>23.299153176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324742556">
                <text:p>23.324742556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350042014">
                <text:p>23.350042014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375707688">
                <text:p>23.375707688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401403882">
                <text:p>23.401403882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427039039">
                <text:p>23.427039039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452369016">
                <text:p>23.452369016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478019432">
                <text:p>23.478019432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503746143">
                <text:p>23.50374614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529350783">
                <text:p>23.529350783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554650241">
                <text:p>23.554650241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580300657">
                <text:p>23.580300657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60598159">
                <text:p>23.60598159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631601488">
                <text:p>23.631601488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656900946">
                <text:p>23.656900946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682551362">
                <text:p>23.682551362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708278073">
                <text:p>23.70827807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733882713">
                <text:p>23.733882713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75921269">
                <text:p>23.75921269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784878364">
                <text:p>23.78487836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810605075">
                <text:p>23.810605075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836224973">
                <text:p>23.836224973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861509172">
                <text:p>23.861509172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88712907">
                <text:p>23.88712907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912794744">
                <text:p>23.91279474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938368866">
                <text:p>23.938368866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963637806">
                <text:p>23.963637806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989242446">
                <text:p>23.989242446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01493864">
                <text:p>24.01493864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040512762">
                <text:p>24.040512762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065766443">
                <text:p>24.065766443</text:p>
              </table:table-cell>
              <table:table-cell office:value-type="float" office:value="9.899547">
                <text:p>9.8995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0914016">
                <text:p>24.0914016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117113053">
                <text:p>24.117113053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142702433">
                <text:p>24.142702433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167971373">
                <text:p>24.167971373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193621789">
                <text:p>24.193621789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219302722">
                <text:p>24.219302722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24492262">
                <text:p>24.24492262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270237337">
                <text:p>24.270237337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295872494">
                <text:p>24.295872494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321568688">
                <text:p>24.321568688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34714281">
                <text:p>24.34714281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372427009">
                <text:p>24.372427009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398016389">
                <text:p>24.398016389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423666805">
                <text:p>24.423666805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449225666">
                <text:p>24.449225666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474494606">
                <text:p>24.474494606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00099246">
                <text:p>24.500099246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25749662">
                <text:p>24.525749662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51339042">
                <text:p>24.551339042</text:p>
              </table:table-cell>
              <table:table-cell office:value-type="float" office:value="9.769677">
                <text:p>9.769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76607982">
                <text:p>24.576607982</text:p>
              </table:table-cell>
              <table:table-cell office:value-type="float" office:value="9.893569">
                <text:p>9.893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60222788">
                <text:p>24.60222788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627893554">
                <text:p>24.627893554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653498194">
                <text:p>24.653498194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678812911">
                <text:p>24.678812911</text:p>
              </table:table-cell>
              <table:table-cell office:value-type="float" office:value="9.875679">
                <text:p>9.875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704432809">
                <text:p>24.704432809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730083225">
                <text:p>24.730083225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755657347">
                <text:p>24.755657347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780956805">
                <text:p>24.780956805</text:p>
              </table:table-cell>
              <table:table-cell office:value-type="float" office:value="9.881635">
                <text:p>9.88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806591962">
                <text:p>24.806591962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832318673">
                <text:p>24.83231867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857938571">
                <text:p>24.857938571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883268548">
                <text:p>24.883268548</text:p>
              </table:table-cell>
              <table:table-cell office:value-type="float" office:value="9.869728">
                <text:p>9.869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08934222">
                <text:p>24.908934222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34660933">
                <text:p>24.934660933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6029609">
                <text:p>24.96029609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85641326">
                <text:p>24.985641326</text:p>
              </table:table-cell>
              <table:table-cell office:value-type="float" office:value="9.863787">
                <text:p>9.863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01133752">
                <text:p>25.01133752</text:p>
              </table:table-cell>
              <table:table-cell office:value-type="float" office:value="9.729068">
                <text:p>9.729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037110008">
                <text:p>25.037110008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062836719">
                <text:p>25.062836719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088258249">
                <text:p>25.088258249</text:p>
              </table:table-cell>
              <table:table-cell office:value-type="float" office:value="9.834184">
                <text:p>9.834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114015478">
                <text:p>25.114015478</text:p>
              </table:table-cell>
              <table:table-cell office:value-type="float" office:value="9.706014">
                <text:p>9.706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139849003">
                <text:p>25.139849003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16563675">
                <text:p>25.16563675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191104058">
                <text:p>25.191104058</text:p>
              </table:table-cell>
              <table:table-cell office:value-type="float" office:value="9.816506">
                <text:p>9.816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216922324">
                <text:p>25.216922324</text:p>
              </table:table-cell>
              <table:table-cell office:value-type="float" office:value="9.683067">
                <text:p>9.6830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242771108">
                <text:p>25.242771108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268558855">
                <text:p>25.268558855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294056681">
                <text:p>25.294056681</text:p>
              </table:table-cell>
              <table:table-cell office:value-type="float" office:value="9.804757">
                <text:p>9.804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319890206">
                <text:p>25.319890206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345800025">
                <text:p>25.345800025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37163355">
                <text:p>25.37163355</text:p>
              </table:table-cell>
              <table:table-cell office:value-type="float" office:value="9.677347">
                <text:p>9.677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397146635">
                <text:p>25.397146635</text:p>
              </table:table-cell>
              <table:table-cell office:value-type="float" office:value="9.798893">
                <text:p>9.798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423041195">
                <text:p>25.423041195</text:p>
              </table:table-cell>
              <table:table-cell office:value-type="float" office:value="9.654537">
                <text:p>9.654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448981533">
                <text:p>25.448981533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474830317">
                <text:p>25.474830317</text:p>
              </table:table-cell>
              <table:table-cell office:value-type="float" office:value="9.671635">
                <text:p>9.6716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500389178">
                <text:p>25.500389178</text:p>
              </table:table-cell>
              <table:table-cell office:value-type="float" office:value="9.781343">
                <text:p>9.781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526314255">
                <text:p>25.526314255</text:p>
              </table:table-cell>
              <table:table-cell office:value-type="float" office:value="9.643172">
                <text:p>9.643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552315628">
                <text:p>25.552315628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578225447">
                <text:p>25.578225447</text:p>
              </table:table-cell>
              <table:table-cell office:value-type="float" office:value="9.648851">
                <text:p>9.648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603830087">
                <text:p>25.603830087</text:p>
              </table:table-cell>
              <table:table-cell office:value-type="float" office:value="9.763855">
                <text:p>9.7638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629785684">
                <text:p>25.629785684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655802316">
                <text:p>25.655802316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681757913">
                <text:p>25.681757913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0739307">
                <text:p>25.70739307</text:p>
              </table:table-cell>
              <table:table-cell office:value-type="float" office:value="9.752232">
                <text:p>9.752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33379185">
                <text:p>25.733379185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59441595">
                <text:p>25.759441595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785397192">
                <text:p>25.785397192</text:p>
              </table:table-cell>
              <table:table-cell office:value-type="float" office:value="9.631834">
                <text:p>9.631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811047608">
                <text:p>25.811047608</text:p>
              </table:table-cell>
              <table:table-cell office:value-type="float" office:value="9.74643">
                <text:p>9.74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837079498">
                <text:p>25.837079498</text:p>
              </table:table-cell>
              <table:table-cell office:value-type="float" office:value="9.603605">
                <text:p>9.603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863141908">
                <text:p>25.863141908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889143281">
                <text:p>25.889143281</text:p>
              </table:table-cell>
              <table:table-cell office:value-type="float" office:value="9.614877">
                <text:p>9.614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914808955">
                <text:p>25.914808955</text:p>
              </table:table-cell>
              <table:table-cell office:value-type="float" office:value="9.740636">
                <text:p>9.74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940856105">
                <text:p>25.940856105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966918515">
                <text:p>25.966918515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992889371">
                <text:p>25.992889371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018570304">
                <text:p>26.018570304</text:p>
              </table:table-cell>
              <table:table-cell office:value-type="float" office:value="9.734848">
                <text:p>9.734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044586936">
                <text:p>26.044586936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070679864">
                <text:p>26.070679864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096696496">
                <text:p>26.096696496</text:p>
              </table:table-cell>
              <table:table-cell office:value-type="float" office:value="9.609238">
                <text:p>9.609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122407949">
                <text:p>26.122407949</text:p>
              </table:table-cell>
              <table:table-cell office:value-type="float" office:value="9.723293">
                <text:p>9.7232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148455099">
                <text:p>26.148455099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174563286">
                <text:p>26.174563286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200610436">
                <text:p>26.200610436</text:p>
              </table:table-cell>
              <table:table-cell office:value-type="float" office:value="9.597979">
                <text:p>9.59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226382924">
                <text:p>26.226382924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252491111">
                <text:p>26.252491111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278660333">
                <text:p>26.278660333</text:p>
              </table:table-cell>
              <table:table-cell office:value-type="float" office:value="9.553207">
                <text:p>9.55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304738003">
                <text:p>26.304738003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330464714">
                <text:p>26.330464714</text:p>
              </table:table-cell>
              <table:table-cell office:value-type="float" office:value="9.717526">
                <text:p>9.7175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356542384">
                <text:p>26.356542384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382665829">
                <text:p>26.382665829</text:p>
              </table:table-cell>
              <table:table-cell office:value-type="float" office:value="9.569948">
                <text:p>9.569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408728239">
                <text:p>26.408728239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434470209">
                <text:p>26.434470209</text:p>
              </table:table-cell>
              <table:table-cell office:value-type="float" office:value="9.711766">
                <text:p>9.7117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460547879">
                <text:p>26.460547879</text:p>
              </table:table-cell>
              <table:table-cell office:value-type="float" office:value="9.586747">
                <text:p>9.586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486656066">
                <text:p>26.486656066</text:p>
              </table:table-cell>
              <table:table-cell office:value-type="float" office:value="9.575541">
                <text:p>9.57554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